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7.0806in" style:rel-column-width="65535*"/>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Text_20_body">
      <style:paragraph-properties fo:break-before="page"/>
      <style:text-properties style:use-window-font-color="tru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Code">
      <style:text-properties style:font-name="Courier New"/>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7.0602in" style:type="right" style:leader-style="dotted" style:leader-text="."/>
        </style:tab-stops>
      </style:paragraph-properties>
    </style:style>
    <style:style style:name="P76" style:family="paragraph" style:parent-style-name="Contents_20_2">
      <style:paragraph-properties>
        <style:tab-stops>
          <style:tab-stop style:position="6.8839in" style:type="right"/>
        </style:tab-stops>
      </style:paragraph-properties>
    </style:style>
    <style:style style:name="P77" style:family="paragraph" style:parent-style-name="Table_20_Contents">
      <style:paragraph-properties fo:text-align="justify" style:justify-single-word="false"/>
    </style:style>
    <style:style style:name="P78" style:family="paragraph" style:parent-style-name="Index_20_1">
      <style:paragraph-properties>
        <style:tab-stops>
          <style:tab-stop style:position="7.0807in" style:type="right"/>
        </style:tab-stops>
      </style:paragraph-properties>
    </style:style>
    <style:style style:name="P79" style:family="paragraph" style:parent-style-name="Index_20_Separator">
      <style:paragraph-properties>
        <style:tab-stops/>
      </style:paragraph-properties>
    </style:style>
    <style:style style:name="P80" style:family="paragraph" style:parent-style-name="Text_20_body" style:master-page-name="Standard">
      <style:paragraph-properties style:page-number="auto"/>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paragraph-properties fo:text-align="justify" style:justify-single-word="false"/>
    </style:style>
    <style:style style:name="P84" style:family="paragraph" style:parent-style-name="Text_20_body" style:list-style-name="L3">
      <style:paragraph-properties fo:text-align="justify" style:justify-single-word="false"/>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1">
      <style:paragraph-properties fo:text-align="justify" style:justify-single-word="false"/>
    </style:style>
    <style:style style:name="P87" style:family="paragraph" style:parent-style-name="Text_20_body" style:list-style-name="L8">
      <style:paragraph-properties fo:text-align="justify" style:justify-single-word="false"/>
    </style:style>
    <style:style style:name="P88" style:family="paragraph" style:parent-style-name="Text_20_body" style:list-style-name="L10">
      <style:paragraph-properties fo:text-align="justify" style:justify-single-word="false"/>
    </style:style>
    <style:style style:name="P89" style:family="paragraph" style:parent-style-name="Text_20_body" style:list-style-name="L11">
      <style:paragraph-properties fo:text-align="justify" style:justify-single-word="false"/>
    </style:style>
    <style:style style:name="P90" style:family="paragraph" style:parent-style-name="Text_20_body" style:list-style-name="L13">
      <style:paragraph-properties fo:text-align="justify" style:justify-single-word="false"/>
    </style:style>
    <style:style style:name="P91" style:family="paragraph" style:parent-style-name="Text_20_body" style:list-style-name="L14">
      <style:paragraph-properties fo:text-align="justify" style:justify-single-word="false"/>
    </style:style>
    <style:style style:name="P92" style:family="paragraph" style:parent-style-name="Text_20_body" style:list-style-name="L15">
      <style:paragraph-properties fo:text-align="justify" style:justify-single-word="false"/>
    </style:style>
    <style:style style:name="P93" style:family="paragraph" style:parent-style-name="Text_20_body" style:list-style-name="L16">
      <style:paragraph-properties fo:text-align="justify" style:justify-single-word="false"/>
    </style:style>
    <style:style style:name="P94" style:family="paragraph" style:parent-style-name="Text_20_body" style:list-style-name="L17">
      <style:paragraph-properties fo:text-align="justify" style:justify-single-word="false"/>
    </style:style>
    <style:style style:name="P95" style:family="paragraph" style:parent-style-name="Text_20_body" style:list-style-name="L18">
      <style:paragraph-properties fo:text-align="justify" style:justify-single-word="false"/>
    </style:style>
    <style:style style:name="P96" style:family="paragraph" style:parent-style-name="Text_20_body" style:list-style-name="L19">
      <style:paragraph-properties fo:text-align="justify" style:justify-single-word="false"/>
    </style:style>
    <style:style style:name="P97" style:family="paragraph" style:parent-style-name="Text_20_body" style:list-style-name="L20">
      <style:paragraph-properties fo:text-align="justify" style:justify-single-word="false"/>
    </style:style>
    <style:style style:name="P98" style:family="paragraph" style:parent-style-name="Text_20_body" style:list-style-name="L21">
      <style:paragraph-properties fo:text-align="justify" style:justify-single-word="false"/>
    </style:style>
    <style:style style:name="P99" style:family="paragraph" style:parent-style-name="Text_20_body" style:list-style-name="L22">
      <style:paragraph-properties fo:text-align="justify" style:justify-single-word="false"/>
    </style:style>
    <style:style style:name="P100" style:family="paragraph" style:parent-style-name="Text_20_body" style:list-style-name="L23">
      <style:paragraph-properties fo:text-align="justify" style:justify-single-word="false"/>
    </style:style>
    <style:style style:name="P101" style:family="paragraph" style:parent-style-name="Text_20_body" style:list-style-name="L24">
      <style:paragraph-properties fo:text-align="justify" style:justify-single-word="false"/>
    </style:style>
    <style:style style:name="P102" style:family="paragraph" style:parent-style-name="Text_20_body" style:list-style-name="L25">
      <style:paragraph-properties fo:text-align="justify" style:justify-single-word="false"/>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9"/>
    <style:style style:name="P108" style:family="paragraph" style:parent-style-name="Text_20_body" style:list-style-name="L12"/>
    <style:style style:name="P109"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
    </style:style>
    <style:style style:name="T17"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1367672" text:id="ct241367672">
          <text:insertion>
            <office:change-info>
              <dc:creator>Peter Camilleri</dc:creator>
              <dc:date>2015-04-25T23:41:00</dc:date>
            </office:change-info>
          </text:insertion>
        </text:changed-region>
        <text:changed-region xml:id="ct241367776" text:id="ct241367776">
          <text:insertion>
            <office:change-info>
              <dc:creator>Peter Camilleri</dc:creator>
              <dc:date>2015-04-25T23:41:00</dc:date>
            </office:change-info>
          </text:insertion>
        </text:changed-region>
        <text:changed-region xml:id="ct241367880" text:id="ct241367880">
          <text:insertion>
            <office:change-info>
              <dc:creator>Peter Camilleri</dc:creator>
              <dc:date>2015-04-25T23:41:00</dc:date>
            </office:change-info>
          </text:insertion>
        </text:changed-region>
        <text:changed-region xml:id="ct241367984" text:id="ct241367984">
          <text:insertion>
            <office:change-info>
              <dc:creator>Peter Camilleri</dc:creator>
              <dc:date>2015-04-25T23:41:00</dc:date>
            </office:change-info>
          </text:insertion>
        </text:changed-region>
        <text:changed-region xml:id="ct241368088" text:id="ct241368088">
          <text:insertion>
            <office:change-info>
              <dc:creator>Peter Camilleri</dc:creator>
              <dc:date>2015-04-25T23:42:00</dc:date>
            </office:change-info>
          </text:insertion>
        </text:changed-region>
        <text:changed-region xml:id="ct241368192" text:id="ct241368192">
          <text:insertion>
            <office:change-info>
              <dc:creator>Peter Camilleri</dc:creator>
              <dc:date>2015-04-25T23:42:00</dc:date>
            </office:change-info>
          </text:insertion>
        </text:changed-region>
        <text:changed-region xml:id="ct241368296" text:id="ct241368296">
          <text:insertion>
            <office:change-info>
              <dc:creator>Peter Camilleri</dc:creator>
              <dc:date>2015-04-25T23:42:00</dc:date>
            </office:change-info>
          </text:insertion>
        </text:changed-region>
        <text:changed-region xml:id="ct241368400" text:id="ct241368400">
          <text:insertion>
            <office:change-info>
              <dc:creator>Peter Camilleri</dc:creator>
              <dc:date>2015-04-25T23:42:00</dc:date>
            </office:change-info>
          </text:insertion>
        </text:changed-region>
        <text:changed-region xml:id="ct241368504" text:id="ct241368504">
          <text:insertion>
            <office:change-info>
              <dc:creator>Peter Camilleri</dc:creator>
              <dc:date>2015-04-25T23:42:00</dc:date>
            </office:change-info>
          </text:insertion>
        </text:changed-region>
        <text:changed-region xml:id="ct241368608" text:id="ct241368608">
          <text:insertion>
            <office:change-info>
              <dc:creator>Peter Camilleri</dc:creator>
              <dc:date>2015-04-25T23:42:00</dc:date>
            </office:change-info>
          </text:insertion>
        </text:changed-region>
        <text:changed-region xml:id="ct241373328" text:id="ct241373328">
          <text:insertion>
            <office:change-info>
              <dc:creator>Peter Camilleri</dc:creator>
              <dc:date>2015-04-26T13:40:00</dc:date>
            </office:change-info>
          </text:insertion>
        </text:changed-region>
        <text:changed-region xml:id="ct241373432" text:id="ct241373432">
          <text:insertion>
            <office:change-info>
              <dc:creator>Peter Camilleri</dc:creator>
              <dc:date>2015-04-26T13:39:00</dc:date>
            </office:change-info>
          </text:insertion>
        </text:changed-region>
        <text:changed-region xml:id="ct241373536" text:id="ct241373536">
          <text:insertion>
            <office:change-info>
              <dc:creator>Peter Camilleri</dc:creator>
              <dc:date>2015-04-26T13:40:00</dc:date>
            </office:change-info>
          </text:insertion>
        </text:changed-region>
        <text:changed-region xml:id="ct241374576" text:id="ct241374576">
          <text:insertion>
            <office:change-info>
              <dc:creator>Peter Camilleri</dc:creator>
              <dc:date>2015-04-26T13:46:00</dc:date>
            </office:change-info>
          </text:insertion>
        </text:changed-region>
        <text:changed-region xml:id="ct241374680" text:id="ct241374680">
          <text:insertion>
            <office:change-info>
              <dc:creator>Peter Camilleri</dc:creator>
              <dc:date>2015-04-26T13:47:00</dc:date>
            </office:change-info>
          </text:insertion>
        </text:changed-region>
        <text:changed-region xml:id="ct239686288" text:id="ct239686288">
          <text:insertion>
            <office:change-info>
              <dc:creator>Peter Camilleri</dc:creator>
              <dc:date>2015-04-25T13:09:00</dc:date>
            </office:change-info>
          </text:insertion>
        </text:changed-region>
        <text:changed-region xml:id="ct239686392" text:id="ct239686392">
          <text:insertion>
            <office:change-info>
              <dc:creator>Peter Camilleri</dc:creator>
              <dc:date>2015-04-25T13:10:00</dc:date>
            </office:change-info>
          </text:insertion>
        </text:changed-region>
        <text:changed-region xml:id="ct239686600" text:id="ct239686600">
          <text:insertion>
            <office:change-info>
              <dc:creator>Peter Camilleri</dc:creator>
              <dc:date>2015-04-25T13:11:00</dc:date>
            </office:change-info>
          </text:insertion>
        </text:changed-region>
        <text:changed-region xml:id="ct239686704" text:id="ct239686704">
          <text:deletion>
            <office:change-info>
              <dc:creator>Peter Camilleri</dc:creator>
              <dc:date>2015-04-25T13:26:00</dc:date>
            </office:change-info>
            <text:p text:style-name="Text_20_body">.even?</text:p>
          </text:deletion>
        </text:changed-region>
        <text:changed-region xml:id="ct239686808" text:id="ct239686808">
          <text:insertion>
            <office:change-info>
              <dc:creator>Peter Camilleri</dc:creator>
              <dc:date>2015-04-25T13:25:00</dc:date>
            </office:change-info>
          </text:insertion>
        </text:changed-region>
        <text:changed-region xml:id="ct239686912" text:id="ct239686912">
          <text:insertion>
            <office:change-info>
              <dc:creator>Peter Camilleri</dc:creator>
              <dc:date>2015-04-25T13:25:00</dc:date>
            </office:change-info>
          </text:insertion>
        </text:changed-region>
        <text:changed-region xml:id="ct239687016" text:id="ct239687016">
          <text:insertion>
            <office:change-info>
              <dc:creator>Peter Camilleri</dc:creator>
              <dc:date>2015-04-25T13:25:00</dc:date>
            </office:change-info>
          </text:insertion>
        </text:changed-region>
        <text:changed-region xml:id="ct239687120" text:id="ct239687120">
          <text:insertion>
            <office:change-info>
              <dc:creator>Peter Camilleri</dc:creator>
              <dc:date>2015-04-25T13:25:00</dc:date>
            </office:change-info>
          </text:insertion>
        </text:changed-region>
        <text:changed-region xml:id="ct239687224" text:id="ct239687224">
          <text:insertion>
            <office:change-info>
              <dc:creator>Peter Camilleri</dc:creator>
              <dc:date>2015-04-25T13:25:00</dc:date>
            </office:change-info>
          </text:insertion>
        </text:changed-region>
        <text:changed-region xml:id="ct239687328" text:id="ct239687328">
          <text:insertion>
            <office:change-info>
              <dc:creator>Peter Camilleri</dc:creator>
              <dc:date>2015-04-25T13:27:00</dc:date>
            </office:change-info>
          </text:insertion>
        </text:changed-region>
        <text:changed-region xml:id="ct239687432" text:id="ct239687432">
          <text:insertion>
            <office:change-info>
              <dc:creator>Peter Camilleri</dc:creator>
              <dc:date>2015-04-25T13:27:00</dc:date>
            </office:change-info>
          </text:insertion>
        </text:changed-region>
        <text:changed-region xml:id="ct239687536" text:id="ct239687536">
          <text:deletion>
            <office:change-info>
              <dc:creator>Peter Camilleri</dc:creator>
              <dc:date>2015-04-25T13:29:00</dc:date>
            </office:change-info>
            <text:p text:style-name="Text_20_body">.gcd</text:p>
          </text:deletion>
        </text:changed-region>
        <text:changed-region xml:id="ct239687640" text:id="ct239687640">
          <text:insertion>
            <office:change-info>
              <dc:creator>Peter Camilleri</dc:creator>
              <dc:date>2015-04-25T13:25:00</dc:date>
            </office:change-info>
          </text:insertion>
        </text:changed-region>
        <text:changed-region xml:id="ct239687744" text:id="ct239687744">
          <text:deletion>
            <office:change-info>
              <dc:creator>Peter Camilleri</dc:creator>
              <dc:date>2015-04-25T13:31:00</dc:date>
            </office:change-info>
            <text:p text:style-name="Text_20_body">.lcm</text:p>
          </text:deletion>
        </text:changed-region>
        <text:changed-region xml:id="ct239687848" text:id="ct239687848">
          <text:insertion>
            <office:change-info>
              <dc:creator>Peter Camilleri</dc:creator>
              <dc:date>2015-04-25T13:25:00</dc:date>
            </office:change-info>
          </text:insertion>
        </text:changed-region>
        <text:changed-region xml:id="ct239688056" text:id="ct239688056">
          <text:deletion>
            <office:change-info>
              <dc:creator>Peter Camilleri</dc:creator>
              <dc:date>2015-04-25T13:37:00</dc:date>
            </office:change-info>
            <text:p text:style-name="Text_20_body">.odd?</text:p>
          </text:deletion>
        </text:changed-region>
        <text:changed-region xml:id="ct239687952" text:id="ct239687952">
          <text:deletion>
            <office:change-info>
              <dc:creator>Peter Camilleri</dc:creator>
              <dc:date>2015-04-25T13:39:00</dc:date>
            </office:change-info>
            <text:p text:style-name="Text_20_body"/>
            <text:p text:style-name="Text_20_body"/>
          </text:deletion>
        </text:changed-region>
        <text:changed-region xml:id="ct239688160" text:id="ct239688160">
          <text:insertion>
            <office:change-info>
              <dc:creator>Peter Camilleri</dc:creator>
              <dc:date>2015-04-25T13:25:00</dc:date>
            </office:change-info>
          </text:insertion>
        </text:changed-region>
        <text:changed-region xml:id="ct239688264" text:id="ct239688264">
          <text:deletion>
            <office:change-info>
              <dc:creator>Peter Camilleri</dc:creator>
              <dc:date>2015-04-25T13:41:00</dc:date>
            </office:change-info>
            <text:p text:style-name="Text_20_body">2*</text:p>
          </text:deletion>
        </text:changed-region>
        <text:changed-region xml:id="ct239688368" text:id="ct239688368">
          <text:insertion>
            <office:change-info>
              <dc:creator>Peter Camilleri</dc:creator>
              <dc:date>2015-04-25T13:24:00</dc:date>
            </office:change-info>
          </text:insertion>
        </text:changed-region>
        <text:changed-region xml:id="ct239688472" text:id="ct239688472">
          <text:insertion>
            <office:change-info>
              <dc:creator>Peter Camilleri</dc:creator>
              <dc:date>2015-04-25T13:25:00</dc:date>
            </office:change-info>
          </text:insertion>
        </text:changed-region>
        <text:changed-region xml:id="ct241326280" text:id="ct241326280">
          <text:insertion>
            <office:change-info>
              <dc:creator>Peter Camilleri</dc:creator>
              <dc:date>2015-04-25T13:42:00</dc:date>
            </office:change-info>
          </text:insertion>
        </text:changed-region>
        <text:changed-region xml:id="ct241326384" text:id="ct241326384">
          <text:insertion>
            <office:change-info>
              <dc:creator>Peter Camilleri</dc:creator>
              <dc:date>2015-04-25T13:25:00</dc:date>
            </office:change-info>
          </text:insertion>
        </text:changed-region>
        <text:changed-region xml:id="ct241326488" text:id="ct241326488">
          <text:insertion>
            <office:change-info>
              <dc:creator>Peter Camilleri</dc:creator>
              <dc:date>2015-04-25T13:25:00</dc:date>
            </office:change-info>
          </text:insertion>
        </text:changed-region>
        <text:changed-region xml:id="ct241326592" text:id="ct241326592">
          <text:insertion>
            <office:change-info>
              <dc:creator>Peter Camilleri</dc:creator>
              <dc:date>2015-04-25T13:42:00</dc:date>
            </office:change-info>
          </text:insertion>
        </text:changed-region>
        <text:changed-region xml:id="ct241326696" text:id="ct241326696">
          <text:insertion>
            <office:change-info>
              <dc:creator>Peter Camilleri</dc:creator>
              <dc:date>2015-04-25T13:42:00</dc:date>
            </office:change-info>
          </text:insertion>
        </text:changed-region>
        <text:changed-region xml:id="ct241326800" text:id="ct241326800">
          <text:deletion>
            <office:change-info>
              <dc:creator>Peter Camilleri</dc:creator>
              <dc:date>2015-04-25T13:42:00</dc:date>
            </office:change-info>
            <text:p text:style-name="Text_20_body">2/</text:p>
          </text:deletion>
        </text:changed-region>
        <text:changed-region xml:id="ct241326904" text:id="ct241326904">
          <text:insertion>
            <office:change-info>
              <dc:creator>Peter Camilleri</dc:creator>
              <dc:date>2015-04-25T13:25:00</dc:date>
            </office:change-info>
          </text:insertion>
        </text:changed-region>
        <text:changed-region xml:id="ct241327008" text:id="ct241327008">
          <text:deletion>
            <office:change-info>
              <dc:creator>Peter Camilleri</dc:creator>
              <dc:date>2015-04-25T13:46:00</dc:date>
            </office:change-info>
            <text:p text:style-name="Standard"/>
            <text:p text:style-name="Text_20_body">&lt;&lt;</text:p>
          </text:deletion>
        </text:changed-region>
        <text:changed-region xml:id="ct241327112" text:id="ct241327112">
          <text:insertion>
            <office:change-info>
              <dc:creator>Peter Camilleri</dc:creator>
              <dc:date>2015-04-25T13:25:00</dc:date>
            </office:change-info>
          </text:insertion>
        </text:changed-region>
        <text:changed-region xml:id="ct241327216" text:id="ct241327216">
          <text:deletion>
            <office:change-info>
              <dc:creator>Peter Camilleri</dc:creator>
              <dc:date>2015-04-25T13:55:00</dc:date>
            </office:change-info>
            <text:p text:style-name="Standard"/>
            <text:p text:style-name="Text_20_body">&gt;&gt;</text:p>
          </text:deletion>
        </text:changed-region>
        <text:changed-region xml:id="ct241327320" text:id="ct241327320">
          <text:insertion>
            <office:change-info>
              <dc:creator>Peter Camilleri</dc:creator>
              <dc:date>2015-04-25T13:25:00</dc:date>
            </office:change-info>
          </text:insertion>
        </text:changed-region>
        <text:changed-region xml:id="ct241327424" text:id="ct241327424">
          <text:deletion>
            <office:change-info>
              <dc:creator>Peter Camilleri</dc:creator>
              <dc:date>2015-04-25T14:29:00</dc:date>
            </office:change-info>
            <text:p text:style-name="Standard"/>
            <text:p text:style-name="Text_20_body">and</text:p>
          </text:deletion>
        </text:changed-region>
        <text:changed-region xml:id="ct241327528" text:id="ct241327528">
          <text:insertion>
            <office:change-info>
              <dc:creator>Peter Camilleri</dc:creator>
              <dc:date>2015-04-25T13:25:00</dc:date>
            </office:change-info>
          </text:insertion>
        </text:changed-region>
        <text:changed-region xml:id="ct241327632" text:id="ct241327632">
          <text:deletion>
            <office:change-info>
              <dc:creator>Peter Camilleri</dc:creator>
              <dc:date>2015-04-25T14:31:00</dc:date>
            </office:change-info>
            <text:p text:style-name="Text_20_body"/>
            <text:p text:style-name="Text_20_body">com</text:p>
          </text:deletion>
        </text:changed-region>
        <text:changed-region xml:id="ct241327736" text:id="ct241327736">
          <text:insertion>
            <office:change-info>
              <dc:creator>Peter Camilleri</dc:creator>
              <dc:date>2015-04-25T13:25:00</dc:date>
            </office:change-info>
          </text:insertion>
        </text:changed-region>
        <text:changed-region xml:id="ct241327840" text:id="ct241327840">
          <text:deletion>
            <office:change-info>
              <dc:creator>Peter Camilleri</dc:creator>
              <dc:date>2015-04-25T14:33:00</dc:date>
            </office:change-info>
            <text:p text:style-name="Text_20_body"/>
            <text:p text:style-name="Text_20_body">or</text:p>
          </text:deletion>
        </text:changed-region>
        <text:changed-region xml:id="ct241327944" text:id="ct241327944">
          <text:insertion>
            <office:change-info>
              <dc:creator>Peter Camilleri</dc:creator>
              <dc:date>2015-04-25T13:25:00</dc:date>
            </office:change-info>
          </text:insertion>
        </text:changed-region>
        <text:changed-region xml:id="ct241328048" text:id="ct241328048">
          <text:insertion>
            <office:change-info>
              <dc:creator>Peter Camilleri</dc:creator>
              <dc:date>2015-04-25T14:34:00</dc:date>
            </office:change-info>
          </text:insertion>
        </text:changed-region>
        <text:changed-region xml:id="ct241328152" text:id="ct241328152">
          <text:insertion>
            <office:change-info>
              <dc:creator>Peter Camilleri</dc:creator>
              <dc:date>2015-04-25T13:25:00</dc:date>
            </office:change-info>
          </text:insertion>
        </text:changed-region>
        <text:changed-region xml:id="ct241328256" text:id="ct241328256">
          <text:insertion>
            <office:change-info>
              <dc:creator>Peter Camilleri</dc:creator>
              <dc:date>2015-04-25T13:25:00</dc:date>
            </office:change-info>
          </text:insertion>
        </text:changed-region>
        <text:changed-region xml:id="ct241328360" text:id="ct241328360">
          <text:insertion>
            <office:change-info>
              <dc:creator>Peter Camilleri</dc:creator>
              <dc:date>2015-04-25T14:35:00</dc:date>
            </office:change-info>
          </text:insertion>
        </text:changed-region>
        <text:changed-region xml:id="ct241328464" text:id="ct241328464">
          <text:insertion>
            <office:change-info>
              <dc:creator>Peter Camilleri</dc:creator>
              <dc:date>2015-04-25T14:35:00</dc:date>
            </office:change-info>
          </text:insertion>
        </text:changed-region>
        <text:changed-region xml:id="ct241328568" text:id="ct241328568">
          <text:deletion>
            <office:change-info>
              <dc:creator>Peter Camilleri</dc:creator>
              <dc:date>2015-04-25T14:35:00</dc:date>
            </office:change-info>
            <text:p text:style-name="Standard"/>
            <text:p text:style-name="Text_20_body">xor</text:p>
          </text:deletion>
        </text:changed-region>
        <text:changed-region xml:id="ct241328672" text:id="ct241328672">
          <text:insertion>
            <office:change-info>
              <dc:creator>Peter Camilleri</dc:creator>
              <dc:date>2015-04-25T13:25:00</dc:date>
            </office:change-info>
          </text:insertion>
        </text:changed-region>
        <text:changed-region xml:id="ct241328776" text:id="ct241328776">
          <text:insertion>
            <office:change-info>
              <dc:creator>Peter Camilleri</dc:creator>
              <dc:date>2015-04-25T15:11:00</dc:date>
            </office:change-info>
          </text:insertion>
        </text:changed-region>
        <text:changed-region xml:id="ct241328880" text:id="ct241328880">
          <text:insertion>
            <office:change-info>
              <dc:creator>Peter Camilleri</dc:creator>
              <dc:date>2015-04-25T15:09:00</dc:date>
            </office:change-info>
          </text:insertion>
        </text:changed-region>
        <text:changed-region xml:id="ct241328984" text:id="ct241328984">
          <text:insertion>
            <office:change-info>
              <dc:creator>Peter Camilleri</dc:creator>
              <dc:date>2015-04-25T15:09:00</dc:date>
            </office:change-info>
          </text:insertion>
        </text:changed-region>
        <text:changed-region xml:id="ct241329088" text:id="ct241329088">
          <text:insertion>
            <office:change-info>
              <dc:creator>Peter Camilleri</dc:creator>
              <dc:date>2015-04-25T15:09:00</dc:date>
            </office:change-info>
          </text:insertion>
        </text:changed-region>
        <text:changed-region xml:id="ct241329192" text:id="ct241329192">
          <text:insertion>
            <office:change-info>
              <dc:creator>Peter Camilleri</dc:creator>
              <dc:date>2015-04-25T15:10:00</dc:date>
            </office:change-info>
          </text:insertion>
        </text:changed-region>
        <text:changed-region xml:id="ct241329296" text:id="ct241329296">
          <text:insertion>
            <office:change-info>
              <dc:creator>Peter Camilleri</dc:creator>
              <dc:date>2015-04-25T15:10:00</dc:date>
            </office:change-info>
          </text:insertion>
        </text:changed-region>
        <text:changed-region xml:id="ct241329400" text:id="ct241329400">
          <text:insertion>
            <office:change-info>
              <dc:creator>Peter Camilleri</dc:creator>
              <dc:date>2015-04-25T15:10:00</dc:date>
            </office:change-info>
          </text:insertion>
        </text:changed-region>
        <text:changed-region xml:id="ct241329504" text:id="ct241329504">
          <text:insertion>
            <office:change-info>
              <dc:creator>Peter Camilleri</dc:creator>
              <dc:date>2015-04-25T15:10:00</dc:date>
            </office:change-info>
          </text:insertion>
        </text:changed-region>
        <text:changed-region xml:id="ct241329608" text:id="ct241329608">
          <text:insertion>
            <office:change-info>
              <dc:creator>Peter Camilleri</dc:creator>
              <dc:date>2015-04-25T15:10:00</dc:date>
            </office:change-info>
          </text:insertion>
        </text:changed-region>
        <text:changed-region xml:id="ct241329712" text:id="ct241329712">
          <text:insertion>
            <office:change-info>
              <dc:creator>Peter Camilleri</dc:creator>
              <dc:date>2015-04-25T15:10:00</dc:date>
            </office:change-info>
          </text:insertion>
        </text:changed-region>
        <text:changed-region xml:id="ct241329816" text:id="ct241329816">
          <text:insertion>
            <office:change-info>
              <dc:creator>Peter Camilleri</dc:creator>
              <dc:date>2015-04-25T15:10:00</dc:date>
            </office:change-info>
          </text:insertion>
        </text:changed-region>
        <text:changed-region xml:id="ct241329920" text:id="ct241329920">
          <text:insertion>
            <office:change-info>
              <dc:creator>Peter Camilleri</dc:creator>
              <dc:date>2015-04-25T15:10:00</dc:date>
            </office:change-info>
          </text:insertion>
        </text:changed-region>
        <text:changed-region xml:id="ct241330024" text:id="ct241330024">
          <text:deletion>
            <office:change-info>
              <dc:creator>Peter Camilleri</dc:creator>
              <dc:date>2015-04-25T17:35:00</dc:date>
            </office:change-info>
            <text:p text:style-name="P1">Ipsum lorem</text:p>
          </text:deletion>
        </text:changed-region>
        <text:changed-region xml:id="ct241330128" text:id="ct241330128">
          <text:insertion>
            <office:change-info>
              <dc:creator>Peter Camilleri</dc:creator>
              <dc:date>2015-04-25T17:35:00</dc:date>
            </office:change-info>
          </text:insertion>
        </text:changed-region>
        <text:changed-region xml:id="ct241330232" text:id="ct241330232">
          <text:insertion>
            <office:change-info>
              <dc:creator>Peter Camilleri</dc:creator>
              <dc:date>2015-04-25T17:36:00</dc:date>
            </office:change-info>
          </text:insertion>
        </text:changed-region>
        <text:changed-region xml:id="ct241367152" text:id="ct241367152">
          <text:insertion>
            <office:change-info>
              <dc:creator>Peter Camilleri</dc:creator>
              <dc:date>2015-04-25T17:37:00</dc:date>
            </office:change-info>
          </text:insertion>
        </text:changed-region>
        <text:changed-region xml:id="ct241367256" text:id="ct241367256">
          <text:insertion>
            <office:change-info>
              <dc:creator>Peter Camilleri</dc:creator>
              <dc:date>2015-04-25T18:11:00</dc:date>
            </office:change-info>
          </text:insertion>
        </text:changed-region>
        <text:changed-region xml:id="ct241367360" text:id="ct241367360">
          <text:insertion>
            <office:change-info>
              <dc:creator>Peter Camilleri</dc:creator>
              <dc:date>2015-04-25T18:12:00</dc:date>
            </office:change-info>
          </text:insertion>
        </text:changed-region>
        <text:changed-region xml:id="ct241367464" text:id="ct241367464">
          <text:insertion>
            <office:change-info>
              <dc:creator>Peter Camilleri</dc:creator>
              <dc:date>2015-04-25T18:14:00</dc:date>
            </office:change-info>
          </text:insertion>
        </text:changed-region>
        <text:changed-region xml:id="ct241367568" text:id="ct241367568">
          <text:insertion>
            <office:change-info>
              <dc:creator>Peter Camilleri</dc:creator>
              <dc:date>2015-04-25T18:13:00</dc:date>
            </office:change-info>
          </text:insertion>
        </text:changed-region>
        <text:changed-region xml:id="ct241368712" text:id="ct241368712">
          <text:insertion>
            <office:change-info>
              <dc:creator>Peter Camilleri</dc:creator>
              <dc:date>2015-04-25T18:13:00</dc:date>
            </office:change-info>
          </text:insertion>
        </text:changed-region>
        <text:changed-region xml:id="ct241368816" text:id="ct241368816">
          <text:deletion>
            <office:change-info>
              <dc:creator>Peter Camilleri</dc:creator>
              <dc:date>2015-04-25T17:45:00</dc:date>
            </office:change-info>
            <text:p text:style-name="Text_20_body"/>
            <text:p text:style-name="Text_20_body">*</text:p>
          </text:deletion>
        </text:changed-region>
        <text:changed-region xml:id="ct241368920" text:id="ct241368920">
          <text:insertion>
            <office:change-info>
              <dc:creator>Peter Camilleri</dc:creator>
              <dc:date>2015-04-25T17:38:00</dc:date>
            </office:change-info>
          </text:insertion>
        </text:changed-region>
        <text:changed-region xml:id="ct241369024" text:id="ct241369024">
          <text:deletion>
            <office:change-info>
              <dc:creator>Peter Camilleri</dc:creator>
              <dc:date>2015-04-25T18:16:00</dc:date>
            </office:change-info>
            <text:p text:style-name="Standard"/>
            <text:p text:style-name="Text_20_body">**</text:p>
          </text:deletion>
        </text:changed-region>
        <text:changed-region xml:id="ct241369128" text:id="ct241369128">
          <text:insertion>
            <office:change-info>
              <dc:creator>Peter Camilleri</dc:creator>
              <dc:date>2015-04-25T17:38:00</dc:date>
            </office:change-info>
          </text:insertion>
        </text:changed-region>
        <text:changed-region xml:id="ct241369232" text:id="ct241369232">
          <text:insertion>
            <office:change-info>
              <dc:creator>Peter Camilleri</dc:creator>
              <dc:date>2015-04-25T22:45:00</dc:date>
            </office:change-info>
          </text:insertion>
        </text:changed-region>
        <text:changed-region xml:id="ct241369336" text:id="ct241369336">
          <text:insertion>
            <office:change-info>
              <dc:creator>Peter Camilleri</dc:creator>
              <dc:date>2015-04-25T22:46:00</dc:date>
            </office:change-info>
          </text:insertion>
        </text:changed-region>
        <text:changed-region xml:id="ct241369440" text:id="ct241369440">
          <text:insertion>
            <office:change-info>
              <dc:creator>Peter Camilleri</dc:creator>
              <dc:date>2015-04-25T17:38:00</dc:date>
            </office:change-info>
          </text:insertion>
        </text:changed-region>
        <text:changed-region xml:id="ct241369544" text:id="ct241369544">
          <text:insertion>
            <office:change-info>
              <dc:creator>Peter Camilleri</dc:creator>
              <dc:date>2015-04-25T17:38:00</dc:date>
            </office:change-info>
          </text:insertion>
        </text:changed-region>
        <text:changed-region xml:id="ct241369648" text:id="ct241369648">
          <text:insertion>
            <office:change-info>
              <dc:creator>Peter Camilleri</dc:creator>
              <dc:date>2015-04-25T17:38:00</dc:date>
            </office:change-info>
          </text:insertion>
        </text:changed-region>
        <text:changed-region xml:id="ct241369752" text:id="ct241369752">
          <text:insertion>
            <office:change-info>
              <dc:creator>Peter Camilleri</dc:creator>
              <dc:date>2015-04-25T17:38:00</dc:date>
            </office:change-info>
          </text:insertion>
        </text:changed-region>
        <text:changed-region xml:id="ct241369856" text:id="ct241369856">
          <text:insertion>
            <office:change-info>
              <dc:creator>Peter Camilleri</dc:creator>
              <dc:date>2015-04-25T17:38:00</dc:date>
            </office:change-info>
          </text:insertion>
        </text:changed-region>
        <text:changed-region xml:id="ct241369960" text:id="ct241369960">
          <text:insertion>
            <office:change-info>
              <dc:creator>Peter Camilleri</dc:creator>
              <dc:date>2015-04-25T17:38:00</dc:date>
            </office:change-info>
          </text:insertion>
        </text:changed-region>
        <text:changed-region xml:id="ct241370064" text:id="ct241370064">
          <text:insertion>
            <office:change-info>
              <dc:creator>Peter Camilleri</dc:creator>
              <dc:date>2015-04-25T17:38:00</dc:date>
            </office:change-info>
          </text:insertion>
        </text:changed-region>
        <text:changed-region xml:id="ct241370168" text:id="ct241370168">
          <text:insertion>
            <office:change-info>
              <dc:creator>Peter Camilleri</dc:creator>
              <dc:date>2015-04-25T22:38:00</dc:date>
            </office:change-info>
          </text:insertion>
        </text:changed-region>
        <text:changed-region xml:id="ct241370272" text:id="ct241370272">
          <text:insertion>
            <office:change-info>
              <dc:creator>Peter Camilleri</dc:creator>
              <dc:date>2015-04-25T22:38:00</dc:date>
            </office:change-info>
          </text:insertion>
        </text:changed-region>
        <text:changed-region xml:id="ct241370376" text:id="ct241370376">
          <text:deletion>
            <office:change-info>
              <dc:creator>Peter Camilleri</dc:creator>
              <dc:date>2015-04-25T22:48:00</dc:date>
            </office:change-info>
            <text:p text:style-name="Text_20_body">+</text:p>
          </text:deletion>
        </text:changed-region>
        <text:changed-region xml:id="ct241370480" text:id="ct241370480">
          <text:insertion>
            <office:change-info>
              <dc:creator>Peter Camilleri</dc:creator>
              <dc:date>2015-04-25T17:38:00</dc:date>
            </office:change-info>
          </text:insertion>
        </text:changed-region>
        <text:changed-region xml:id="ct241370584" text:id="ct241370584">
          <text:insertion>
            <office:change-info>
              <dc:creator>Peter Camilleri</dc:creator>
              <dc:date>2015-04-25T17:38:00</dc:date>
            </office:change-info>
          </text:insertion>
        </text:changed-region>
        <text:changed-region xml:id="ct241370688" text:id="ct241370688">
          <text:insertion>
            <office:change-info>
              <dc:creator>Peter Camilleri</dc:creator>
              <dc:date>2015-04-25T17:38:00</dc:date>
            </office:change-info>
          </text:insertion>
        </text:changed-region>
        <text:changed-region xml:id="ct241370792" text:id="ct241370792">
          <text:insertion>
            <office:change-info>
              <dc:creator>Peter Camilleri</dc:creator>
              <dc:date>2015-04-25T17:38:00</dc:date>
            </office:change-info>
          </text:insertion>
        </text:changed-region>
        <text:changed-region xml:id="ct241370896" text:id="ct241370896">
          <text:insertion>
            <office:change-info>
              <dc:creator>Peter Camilleri</dc:creator>
              <dc:date>2015-04-25T17:38:00</dc:date>
            </office:change-info>
          </text:insertion>
        </text:changed-region>
        <text:changed-region xml:id="ct241371000" text:id="ct241371000">
          <text:insertion>
            <office:change-info>
              <dc:creator>Peter Camilleri</dc:creator>
              <dc:date>2015-04-26T10:10:00</dc:date>
            </office:change-info>
          </text:insertion>
        </text:changed-region>
        <text:changed-region xml:id="ct241371104" text:id="ct241371104">
          <text:insertion>
            <office:change-info>
              <dc:creator>Peter Camilleri</dc:creator>
              <dc:date>2015-04-26T10:10:00</dc:date>
            </office:change-info>
          </text:insertion>
        </text:changed-region>
        <text:changed-region xml:id="ct241371248" text:id="ct241371248">
          <text:insertion>
            <office:change-info>
              <dc:creator>Peter Camilleri</dc:creator>
              <dc:date>2015-04-25T17:38:00</dc:date>
            </office:change-info>
          </text:insertion>
        </text:changed-region>
        <text:changed-region xml:id="ct241371352" text:id="ct241371352">
          <text:insertion>
            <office:change-info>
              <dc:creator>Peter Camilleri</dc:creator>
              <dc:date>2015-04-26T10:09:00</dc:date>
            </office:change-info>
          </text:insertion>
        </text:changed-region>
        <text:changed-region xml:id="ct241371456" text:id="ct241371456">
          <text:insertion>
            <office:change-info>
              <dc:creator>Peter Camilleri</dc:creator>
              <dc:date>2015-04-26T10:09:00</dc:date>
            </office:change-info>
          </text:insertion>
        </text:changed-region>
        <text:changed-region xml:id="ct241371560" text:id="ct241371560">
          <text:insertion>
            <office:change-info>
              <dc:creator>Peter Camilleri</dc:creator>
              <dc:date>2015-04-26T10:09:00</dc:date>
            </office:change-info>
          </text:insertion>
        </text:changed-region>
        <text:changed-region xml:id="ct241371664" text:id="ct241371664">
          <text:insertion>
            <office:change-info>
              <dc:creator>Peter Camilleri</dc:creator>
              <dc:date>2015-04-26T10:11:00</dc:date>
            </office:change-info>
          </text:insertion>
        </text:changed-region>
        <text:changed-region xml:id="ct241371768" text:id="ct241371768">
          <text:insertion>
            <office:change-info>
              <dc:creator>Peter Camilleri</dc:creator>
              <dc:date>2015-04-26T10:10:00</dc:date>
            </office:change-info>
          </text:insertion>
        </text:changed-region>
        <text:changed-region xml:id="ct241371872" text:id="ct241371872">
          <text:deletion>
            <office:change-info>
              <dc:creator>Peter Camilleri</dc:creator>
              <dc:date>2015-04-25T22:49:00</dc:date>
            </office:change-info>
            <text:p text:style-name="Text_20_body"/>
            <text:p text:style-name="Text_20_body">-</text:p>
          </text:deletion>
        </text:changed-region>
        <text:changed-region xml:id="ct241371976" text:id="ct241371976">
          <text:insertion>
            <office:change-info>
              <dc:creator>Peter Camilleri</dc:creator>
              <dc:date>2015-04-25T17:38:00</dc:date>
            </office:change-info>
          </text:insertion>
        </text:changed-region>
        <text:changed-region xml:id="ct241372184" text:id="ct241372184">
          <text:deletion>
            <office:change-info>
              <dc:creator>Peter Camilleri</dc:creator>
              <dc:date>2015-04-25T22:50:00</dc:date>
            </office:change-info>
            <text:p text:style-name="Text_20_body"/>
            <text:p text:style-name="Text_20_body"/>
          </text:deletion>
        </text:changed-region>
        <text:changed-region xml:id="ct241372080" text:id="ct241372080">
          <text:deletion>
            <office:change-info>
              <dc:creator>Peter Camilleri</dc:creator>
              <dc:date>2015-04-25T22:49:00</dc:date>
            </office:change-info>
            <text:p text:style-name="Text_20_body">.1/x</text:p>
          </text:deletion>
        </text:changed-region>
        <text:changed-region xml:id="ct241372288" text:id="ct241372288">
          <text:insertion>
            <office:change-info>
              <dc:creator>Peter Camilleri</dc:creator>
              <dc:date>2015-04-25T17:38:00</dc:date>
            </office:change-info>
          </text:insertion>
        </text:changed-region>
        <text:changed-region xml:id="ct241372392" text:id="ct241372392">
          <text:deletion>
            <office:change-info>
              <dc:creator>Peter Camilleri</dc:creator>
              <dc:date>2015-04-25T22:52:00</dc:date>
            </office:change-info>
            <text:p text:style-name="Text_20_body"/>
            <text:p text:style-name="Text_20_body">.10**</text:p>
          </text:deletion>
        </text:changed-region>
        <text:changed-region xml:id="ct241372496" text:id="ct241372496">
          <text:insertion>
            <office:change-info>
              <dc:creator>Peter Camilleri</dc:creator>
              <dc:date>2015-04-25T17:38:00</dc:date>
            </office:change-info>
          </text:insertion>
        </text:changed-region>
        <text:changed-region xml:id="ct241372600" text:id="ct241372600">
          <text:deletion>
            <office:change-info>
              <dc:creator>Peter Camilleri</dc:creator>
              <dc:date>2015-04-25T23:06:00</dc:date>
            </office:change-info>
            <text:p text:style-name="Text_20_body"/>
            <text:p text:style-name="Text_20_body">.2**</text:p>
          </text:deletion>
        </text:changed-region>
        <text:changed-region xml:id="ct241372704" text:id="ct241372704">
          <text:insertion>
            <office:change-info>
              <dc:creator>Peter Camilleri</dc:creator>
              <dc:date>2015-04-25T17:38:00</dc:date>
            </office:change-info>
          </text:insertion>
        </text:changed-region>
        <text:changed-region xml:id="ct241372912" text:id="ct241372912">
          <text:deletion>
            <office:change-info>
              <dc:creator>Peter Camilleri</dc:creator>
              <dc:date>2015-04-25T23:07:00</dc:date>
            </office:change-info>
            <text:p text:style-name="Text_20_body"/>
            <text:p text:style-name="Text_20_body"/>
          </text:deletion>
        </text:changed-region>
        <text:changed-region xml:id="ct241372808" text:id="ct241372808">
          <text:deletion>
            <office:change-info>
              <dc:creator>Peter Camilleri</dc:creator>
              <dc:date>2015-04-25T23:06:00</dc:date>
            </office:change-info>
            <text:p text:style-name="Text_20_body">.abs</text:p>
          </text:deletion>
        </text:changed-region>
        <text:changed-region xml:id="ct241373016" text:id="ct241373016">
          <text:insertion>
            <office:change-info>
              <dc:creator>Peter Camilleri</dc:creator>
              <dc:date>2015-04-25T17:38:00</dc:date>
            </office:change-info>
          </text:insertion>
        </text:changed-region>
        <text:changed-region xml:id="ct241373120" text:id="ct241373120">
          <text:deletion>
            <office:change-info>
              <dc:creator>Peter Camilleri</dc:creator>
              <dc:date>2015-04-25T23:07:00</dc:date>
            </office:change-info>
            <text:p text:style-name="Text_20_body"/>
            <text:p text:style-name="Text_20_body">.acos</text:p>
          </text:deletion>
        </text:changed-region>
        <text:changed-region xml:id="ct241373224" text:id="ct241373224">
          <text:insertion>
            <office:change-info>
              <dc:creator>Peter Camilleri</dc:creator>
              <dc:date>2015-04-25T17:38:00</dc:date>
            </office:change-info>
          </text:insertion>
        </text:changed-region>
        <text:changed-region xml:id="ct241373640" text:id="ct241373640">
          <text:insertion>
            <office:change-info>
              <dc:creator>Peter Camilleri</dc:creator>
              <dc:date>2015-04-26T13:39:00</dc:date>
            </office:change-info>
          </text:insertion>
        </text:changed-region>
        <text:changed-region xml:id="ct241373744" text:id="ct241373744">
          <text:insertion>
            <office:change-info>
              <dc:creator>Peter Camilleri</dc:creator>
              <dc:date>2015-04-26T13:38:00</dc:date>
            </office:change-info>
          </text:insertion>
        </text:changed-region>
        <text:changed-region xml:id="ct241373848" text:id="ct241373848">
          <text:insertion>
            <office:change-info>
              <dc:creator>Peter Camilleri</dc:creator>
              <dc:date>2015-04-25T17:38:00</dc:date>
            </office:change-info>
          </text:insertion>
        </text:changed-region>
        <text:changed-region xml:id="ct241373952" text:id="ct241373952">
          <text:insertion>
            <office:change-info>
              <dc:creator>Peter Camilleri</dc:creator>
              <dc:date>2015-04-25T17:38:00</dc:date>
            </office:change-info>
          </text:insertion>
        </text:changed-region>
        <text:changed-region xml:id="ct241374056" text:id="ct241374056">
          <text:insertion>
            <office:change-info>
              <dc:creator>Peter Camilleri</dc:creator>
              <dc:date>2015-04-26T13:45:00</dc:date>
            </office:change-info>
          </text:insertion>
        </text:changed-region>
        <text:changed-region xml:id="ct241374160" text:id="ct241374160">
          <text:insertion>
            <office:change-info>
              <dc:creator>Peter Camilleri</dc:creator>
              <dc:date>2015-04-26T13:45:00</dc:date>
            </office:change-info>
          </text:insertion>
        </text:changed-region>
        <text:changed-region xml:id="ct241374264" text:id="ct241374264">
          <text:insertion>
            <office:change-info>
              <dc:creator>Peter Camilleri</dc:creator>
              <dc:date>2015-04-26T13:45:00</dc:date>
            </office:change-info>
          </text:insertion>
        </text:changed-region>
        <text:changed-region xml:id="ct241374368" text:id="ct241374368">
          <text:insertion>
            <office:change-info>
              <dc:creator>Peter Camilleri</dc:creator>
              <dc:date>2015-04-26T13:45:00</dc:date>
            </office:change-info>
          </text:insertion>
        </text:changed-region>
        <text:changed-region xml:id="ct241374472" text:id="ct241374472">
          <text:deletion>
            <office:change-info>
              <dc:creator>Peter Camilleri</dc:creator>
              <dc:date>2015-04-25T23:09:00</dc:date>
            </office:change-info>
            <text:p text:style-name="Text_20_body"/>
            <text:p text:style-name="Text_20_body">.acosh</text:p>
          </text:deletion>
        </text:changed-region>
        <text:changed-region xml:id="ct241374784" text:id="ct241374784">
          <text:insertion>
            <office:change-info>
              <dc:creator>Peter Camilleri</dc:creator>
              <dc:date>2015-04-25T17:38:00</dc:date>
            </office:change-info>
          </text:insertion>
        </text:changed-region>
        <text:changed-region xml:id="ct241374888" text:id="ct241374888">
          <text:insertion>
            <office:change-info>
              <dc:creator>Peter Camilleri</dc:creator>
              <dc:date>2015-04-25T17:38:00</dc:date>
            </office:change-info>
          </text:insertion>
        </text:changed-region>
        <text:changed-region xml:id="ct241374992" text:id="ct241374992">
          <text:insertion>
            <office:change-info>
              <dc:creator>Peter Camilleri</dc:creator>
              <dc:date>2015-04-25T17:38:00</dc:date>
            </office:change-info>
          </text:insertion>
        </text:changed-region>
        <text:changed-region xml:id="ct241375096" text:id="ct241375096">
          <text:deletion>
            <office:change-info>
              <dc:creator>Peter Camilleri</dc:creator>
              <dc:date>2015-04-25T23:09:00</dc:date>
            </office:change-info>
            <text:p text:style-name="Text_20_body"/>
            <text:p text:style-name="Text_20_body">.angle</text:p>
          </text:deletion>
        </text:changed-region>
        <text:changed-region xml:id="ct241375200" text:id="ct241375200">
          <text:insertion>
            <office:change-info>
              <dc:creator>Peter Camilleri</dc:creator>
              <dc:date>2015-04-25T17:38:00</dc:date>
            </office:change-info>
          </text:insertion>
        </text:changed-region>
        <text:changed-region xml:id="ct241375344" text:id="ct241375344">
          <text:insertion>
            <office:change-info>
              <dc:creator>Peter Camilleri</dc:creator>
              <dc:date>2015-04-25T17:38:00</dc:date>
            </office:change-info>
          </text:insertion>
        </text:changed-region>
        <text:changed-region xml:id="ct241375448" text:id="ct241375448">
          <text:insertion>
            <office:change-info>
              <dc:creator>Peter Camilleri</dc:creator>
              <dc:date>2015-04-25T17:38:00</dc:date>
            </office:change-info>
          </text:insertion>
        </text:changed-region>
        <text:changed-region xml:id="ct241375552" text:id="ct241375552">
          <text:insertion>
            <office:change-info>
              <dc:creator>Peter Camilleri</dc:creator>
              <dc:date>2015-04-25T17:38:00</dc:date>
            </office:change-info>
          </text:insertion>
        </text:changed-region>
        <text:changed-region xml:id="ct241375656" text:id="ct241375656">
          <text:deletion>
            <office:change-info>
              <dc:creator>Peter Camilleri</dc:creator>
              <dc:date>2015-04-25T23:09:00</dc:date>
            </office:change-info>
            <text:p text:style-name="Text_20_body"/>
            <text:p text:style-name="Text_20_body">.asin</text:p>
          </text:deletion>
        </text:changed-region>
        <text:changed-region xml:id="ct241375760" text:id="ct241375760">
          <text:insertion>
            <office:change-info>
              <dc:creator>Peter Camilleri</dc:creator>
              <dc:date>2015-04-25T17:38:00</dc:date>
            </office:change-info>
          </text:insertion>
        </text:changed-region>
        <text:changed-region xml:id="ct241375864" text:id="ct241375864">
          <text:insertion>
            <office:change-info>
              <dc:creator>Peter Camilleri</dc:creator>
              <dc:date>2015-04-25T17:38:00</dc:date>
            </office:change-info>
          </text:insertion>
        </text:changed-region>
        <text:changed-region xml:id="ct241375968" text:id="ct241375968">
          <text:insertion>
            <office:change-info>
              <dc:creator>Peter Camilleri</dc:creator>
              <dc:date>2015-04-25T17:38:00</dc:date>
            </office:change-info>
          </text:insertion>
        </text:changed-region>
        <text:changed-region xml:id="ct241376072" text:id="ct241376072">
          <text:insertion>
            <office:change-info>
              <dc:creator>Peter Camilleri</dc:creator>
              <dc:date>2015-04-25T17:38:00</dc:date>
            </office:change-info>
          </text:insertion>
        </text:changed-region>
        <text:changed-region xml:id="ct241376176" text:id="ct241376176">
          <text:insertion>
            <office:change-info>
              <dc:creator>Peter Camilleri</dc:creator>
              <dc:date>2015-04-25T17:38:00</dc:date>
            </office:change-info>
          </text:insertion>
        </text:changed-region>
        <text:changed-region xml:id="ct241376280" text:id="ct241376280">
          <text:deletion>
            <office:change-info>
              <dc:creator>Peter Camilleri</dc:creator>
              <dc:date>2015-04-25T23:09:00</dc:date>
            </office:change-info>
            <text:p text:style-name="Text_20_body"/>
            <text:p text:style-name="Text_20_body">.asinh</text:p>
          </text:deletion>
        </text:changed-region>
        <text:changed-region xml:id="ct241376384" text:id="ct241376384">
          <text:insertion>
            <office:change-info>
              <dc:creator>Peter Camilleri</dc:creator>
              <dc:date>2015-04-25T17:38:00</dc:date>
            </office:change-info>
          </text:insertion>
        </text:changed-region>
        <text:changed-region xml:id="ct241376488" text:id="ct241376488">
          <text:insertion>
            <office:change-info>
              <dc:creator>Peter Camilleri</dc:creator>
              <dc:date>2015-04-25T17:38:00</dc:date>
            </office:change-info>
          </text:insertion>
        </text:changed-region>
        <text:changed-region xml:id="ct241376592" text:id="ct241376592">
          <text:insertion>
            <office:change-info>
              <dc:creator>Peter Camilleri</dc:creator>
              <dc:date>2015-04-25T17:38:00</dc:date>
            </office:change-info>
          </text:insertion>
        </text:changed-region>
        <text:changed-region xml:id="ct241376696" text:id="ct241376696">
          <text:insertion>
            <office:change-info>
              <dc:creator>Peter Camilleri</dc:creator>
              <dc:date>2015-04-25T17:38:00</dc:date>
            </office:change-info>
          </text:insertion>
        </text:changed-region>
        <text:changed-region xml:id="ct241376800" text:id="ct241376800">
          <text:insertion>
            <office:change-info>
              <dc:creator>Peter Camilleri</dc:creator>
              <dc:date>2015-04-25T17:38:00</dc:date>
            </office:change-info>
          </text:insertion>
        </text:changed-region>
        <text:changed-region xml:id="ct241376904" text:id="ct241376904">
          <text:deletion>
            <office:change-info>
              <dc:creator>Peter Camilleri</dc:creator>
              <dc:date>2015-04-25T23:10:00</dc:date>
            </office:change-info>
            <text:p text:style-name="Text_20_body"/>
            <text:p text:style-name="Text_20_body">.atan</text:p>
          </text:deletion>
        </text:changed-region>
        <text:changed-region xml:id="ct241377008" text:id="ct241377008">
          <text:insertion>
            <office:change-info>
              <dc:creator>Peter Camilleri</dc:creator>
              <dc:date>2015-04-25T17:38:00</dc:date>
            </office:change-info>
          </text:insertion>
        </text:changed-region>
        <text:changed-region xml:id="ct241377112" text:id="ct241377112">
          <text:insertion>
            <office:change-info>
              <dc:creator>Peter Camilleri</dc:creator>
              <dc:date>2015-04-25T17:38:00</dc:date>
            </office:change-info>
          </text:insertion>
        </text:changed-region>
        <text:changed-region xml:id="ct241377216" text:id="ct241377216">
          <text:insertion>
            <office:change-info>
              <dc:creator>Peter Camilleri</dc:creator>
              <dc:date>2015-04-25T17:38:00</dc:date>
            </office:change-info>
          </text:insertion>
        </text:changed-region>
        <text:changed-region xml:id="ct241377320" text:id="ct241377320">
          <text:insertion>
            <office:change-info>
              <dc:creator>Peter Camilleri</dc:creator>
              <dc:date>2015-04-25T17:38:00</dc:date>
            </office:change-info>
          </text:insertion>
        </text:changed-region>
        <text:changed-region xml:id="ct241377424" text:id="ct241377424">
          <text:insertion>
            <office:change-info>
              <dc:creator>Peter Camilleri</dc:creator>
              <dc:date>2015-04-25T17:38:00</dc:date>
            </office:change-info>
          </text:insertion>
        </text:changed-region>
        <text:changed-region xml:id="ct241377528" text:id="ct241377528">
          <text:deletion>
            <office:change-info>
              <dc:creator>Peter Camilleri</dc:creator>
              <dc:date>2015-04-25T23:10:00</dc:date>
            </office:change-info>
            <text:p text:style-name="Text_20_body"/>
            <text:p text:style-name="Text_20_body">.atan2</text:p>
          </text:deletion>
        </text:changed-region>
        <text:changed-region xml:id="ct241377632" text:id="ct241377632">
          <text:insertion>
            <office:change-info>
              <dc:creator>Peter Camilleri</dc:creator>
              <dc:date>2015-04-25T17:38:00</dc:date>
            </office:change-info>
          </text:insertion>
        </text:changed-region>
        <text:changed-region xml:id="ct241377736" text:id="ct241377736">
          <text:insertion>
            <office:change-info>
              <dc:creator>Peter Camilleri</dc:creator>
              <dc:date>2015-04-25T17:38:00</dc:date>
            </office:change-info>
          </text:insertion>
        </text:changed-region>
        <text:changed-region xml:id="ct241377840" text:id="ct241377840">
          <text:insertion>
            <office:change-info>
              <dc:creator>Peter Camilleri</dc:creator>
              <dc:date>2015-04-25T17:38:00</dc:date>
            </office:change-info>
          </text:insertion>
        </text:changed-region>
        <text:changed-region xml:id="ct241377944" text:id="ct241377944">
          <text:insertion>
            <office:change-info>
              <dc:creator>Peter Camilleri</dc:creator>
              <dc:date>2015-04-25T17:38:00</dc:date>
            </office:change-info>
          </text:insertion>
        </text:changed-region>
        <text:changed-region xml:id="ct241378048" text:id="ct241378048">
          <text:insertion>
            <office:change-info>
              <dc:creator>Peter Camilleri</dc:creator>
              <dc:date>2015-04-25T17:38:00</dc:date>
            </office:change-info>
          </text:insertion>
        </text:changed-region>
        <text:changed-region xml:id="ct241378256" text:id="ct241378256">
          <text:deletion>
            <office:change-info>
              <dc:creator>Peter Camilleri</dc:creator>
              <dc:date>2015-04-25T23:12:00</dc:date>
            </office:change-info>
            <text:p text:style-name="Text_20_body"/>
            <text:p text:style-name="Text_20_body"/>
          </text:deletion>
        </text:changed-region>
        <text:changed-region xml:id="ct241378152" text:id="ct241378152">
          <text:deletion>
            <office:change-info>
              <dc:creator>Peter Camilleri</dc:creator>
              <dc:date>2015-04-25T23:11:00</dc:date>
            </office:change-info>
            <text:p text:style-name="Text_20_body">.atanh</text:p>
          </text:deletion>
        </text:changed-region>
        <text:changed-region xml:id="ct241378360" text:id="ct241378360">
          <text:insertion>
            <office:change-info>
              <dc:creator>Peter Camilleri</dc:creator>
              <dc:date>2015-04-25T17:38:00</dc:date>
            </office:change-info>
          </text:insertion>
        </text:changed-region>
        <text:changed-region xml:id="ct241378464" text:id="ct241378464">
          <text:insertion>
            <office:change-info>
              <dc:creator>Peter Camilleri</dc:creator>
              <dc:date>2015-04-25T17:38:00</dc:date>
            </office:change-info>
          </text:insertion>
        </text:changed-region>
        <text:changed-region xml:id="ct241378568" text:id="ct241378568">
          <text:insertion>
            <office:change-info>
              <dc:creator>Peter Camilleri</dc:creator>
              <dc:date>2015-04-25T17:38:00</dc:date>
            </office:change-info>
          </text:insertion>
        </text:changed-region>
        <text:changed-region xml:id="ct241378672" text:id="ct241378672">
          <text:insertion>
            <office:change-info>
              <dc:creator>Peter Camilleri</dc:creator>
              <dc:date>2015-04-25T17:38:00</dc:date>
            </office:change-info>
          </text:insertion>
        </text:changed-region>
        <text:changed-region xml:id="ct241378776" text:id="ct241378776">
          <text:insertion>
            <office:change-info>
              <dc:creator>Peter Camilleri</dc:creator>
              <dc:date>2015-04-25T17:38:00</dc:date>
            </office:change-info>
          </text:insertion>
        </text:changed-region>
        <text:changed-region xml:id="ct241378880" text:id="ct241378880">
          <text:deletion>
            <office:change-info>
              <dc:creator>Peter Camilleri</dc:creator>
              <dc:date>2015-04-25T23:12:00</dc:date>
            </office:change-info>
            <text:p text:style-name="Text_20_body"/>
            <text:p text:style-name="Text_20_body">.c2p</text:p>
          </text:deletion>
        </text:changed-region>
        <text:changed-region xml:id="ct241378984" text:id="ct241378984">
          <text:insertion>
            <office:change-info>
              <dc:creator>Peter Camilleri</dc:creator>
              <dc:date>2015-04-25T17:38:00</dc:date>
            </office:change-info>
          </text:insertion>
        </text:changed-region>
        <text:changed-region xml:id="ct241379088" text:id="ct241379088">
          <text:insertion>
            <office:change-info>
              <dc:creator>Peter Camilleri</dc:creator>
              <dc:date>2015-04-25T17:38:00</dc:date>
            </office:change-info>
          </text:insertion>
        </text:changed-region>
        <text:changed-region xml:id="ct241379192" text:id="ct241379192">
          <text:insertion>
            <office:change-info>
              <dc:creator>Peter Camilleri</dc:creator>
              <dc:date>2015-04-25T17:38:00</dc:date>
            </office:change-info>
          </text:insertion>
        </text:changed-region>
        <text:changed-region xml:id="ct241379296" text:id="ct241379296">
          <text:insertion>
            <office:change-info>
              <dc:creator>Peter Camilleri</dc:creator>
              <dc:date>2015-04-25T17:38:00</dc:date>
            </office:change-info>
          </text:insertion>
        </text:changed-region>
        <text:changed-region xml:id="ct241379440" text:id="ct241379440">
          <text:insertion>
            <office:change-info>
              <dc:creator>Peter Camilleri</dc:creator>
              <dc:date>2015-04-25T17:38:00</dc:date>
            </office:change-info>
          </text:insertion>
        </text:changed-region>
        <text:changed-region xml:id="ct241379648" text:id="ct241379648">
          <text:deletion>
            <office:change-info>
              <dc:creator>Peter Camilleri</dc:creator>
              <dc:date>2015-04-25T23:13:00</dc:date>
            </office:change-info>
            <text:p text:style-name="Text_20_body"/>
            <text:p text:style-name="Text_20_body"/>
          </text:deletion>
        </text:changed-region>
        <text:changed-region xml:id="ct241379544" text:id="ct241379544">
          <text:deletion>
            <office:change-info>
              <dc:creator>Peter Camilleri</dc:creator>
              <dc:date>2015-04-25T23:12:00</dc:date>
            </office:change-info>
            <text:p text:style-name="Text_20_body">.cbrt</text:p>
          </text:deletion>
        </text:changed-region>
        <text:changed-region xml:id="ct241379752" text:id="ct241379752">
          <text:insertion>
            <office:change-info>
              <dc:creator>Peter Camilleri</dc:creator>
              <dc:date>2015-04-25T17:38:00</dc:date>
            </office:change-info>
          </text:insertion>
        </text:changed-region>
        <text:changed-region xml:id="ct241379856" text:id="ct241379856">
          <text:insertion>
            <office:change-info>
              <dc:creator>Peter Camilleri</dc:creator>
              <dc:date>2015-04-25T17:38:00</dc:date>
            </office:change-info>
          </text:insertion>
        </text:changed-region>
        <text:changed-region xml:id="ct241379960" text:id="ct241379960">
          <text:insertion>
            <office:change-info>
              <dc:creator>Peter Camilleri</dc:creator>
              <dc:date>2015-04-25T17:38:00</dc:date>
            </office:change-info>
          </text:insertion>
        </text:changed-region>
        <text:changed-region xml:id="ct241380064" text:id="ct241380064">
          <text:insertion>
            <office:change-info>
              <dc:creator>Peter Camilleri</dc:creator>
              <dc:date>2015-04-25T17:38:00</dc:date>
            </office:change-info>
          </text:insertion>
        </text:changed-region>
        <text:changed-region xml:id="ct241380168" text:id="ct241380168">
          <text:insertion>
            <office:change-info>
              <dc:creator>Peter Camilleri</dc:creator>
              <dc:date>2015-04-25T17:38:00</dc:date>
            </office:change-info>
          </text:insertion>
        </text:changed-region>
        <text:changed-region xml:id="ct241380272" text:id="ct241380272">
          <text:deletion>
            <office:change-info>
              <dc:creator>Peter Camilleri</dc:creator>
              <dc:date>2015-04-25T23:13:00</dc:date>
            </office:change-info>
            <text:p text:style-name="Text_20_body"/>
            <text:p text:style-name="Text_20_body">.ceil</text:p>
          </text:deletion>
        </text:changed-region>
        <text:changed-region xml:id="ct241380376" text:id="ct241380376">
          <text:insertion>
            <office:change-info>
              <dc:creator>Peter Camilleri</dc:creator>
              <dc:date>2015-04-25T17:38:00</dc:date>
            </office:change-info>
          </text:insertion>
        </text:changed-region>
        <text:changed-region xml:id="ct241380480" text:id="ct241380480">
          <text:insertion>
            <office:change-info>
              <dc:creator>Peter Camilleri</dc:creator>
              <dc:date>2015-04-25T17:38:00</dc:date>
            </office:change-info>
          </text:insertion>
        </text:changed-region>
        <text:changed-region xml:id="ct241380584" text:id="ct241380584">
          <text:insertion>
            <office:change-info>
              <dc:creator>Peter Camilleri</dc:creator>
              <dc:date>2015-04-25T17:38:00</dc:date>
            </office:change-info>
          </text:insertion>
        </text:changed-region>
        <text:changed-region xml:id="ct241380688" text:id="ct241380688">
          <text:insertion>
            <office:change-info>
              <dc:creator>Peter Camilleri</dc:creator>
              <dc:date>2015-04-25T17:38:00</dc:date>
            </office:change-info>
          </text:insertion>
        </text:changed-region>
        <text:changed-region xml:id="ct241380792" text:id="ct241380792">
          <text:insertion>
            <office:change-info>
              <dc:creator>Peter Camilleri</dc:creator>
              <dc:date>2015-04-25T17:38:00</dc:date>
            </office:change-info>
          </text:insertion>
        </text:changed-region>
        <text:changed-region xml:id="ct241380896" text:id="ct241380896">
          <text:insertion>
            <office:change-info>
              <dc:creator>Peter Camilleri</dc:creator>
              <dc:date>2015-04-25T17:38:00</dc:date>
            </office:change-info>
          </text:insertion>
        </text:changed-region>
        <text:changed-region xml:id="ct241381000" text:id="ct241381000">
          <text:deletion>
            <office:change-info>
              <dc:creator>Peter Camilleri</dc:creator>
              <dc:date>2015-04-25T23:13:00</dc:date>
            </office:change-info>
            <text:p text:style-name="Text_20_body"/>
            <text:p text:style-name="Text_20_body">.conjugate</text:p>
          </text:deletion>
        </text:changed-region>
        <text:changed-region xml:id="ct241381104" text:id="ct241381104">
          <text:insertion>
            <office:change-info>
              <dc:creator>Peter Camilleri</dc:creator>
              <dc:date>2015-04-25T17:38:00</dc:date>
            </office:change-info>
          </text:insertion>
        </text:changed-region>
        <text:changed-region xml:id="ct241381208" text:id="ct241381208">
          <text:insertion>
            <office:change-info>
              <dc:creator>Peter Camilleri</dc:creator>
              <dc:date>2015-04-25T17:38:00</dc:date>
            </office:change-info>
          </text:insertion>
        </text:changed-region>
        <text:changed-region xml:id="ct241381312" text:id="ct241381312">
          <text:insertion>
            <office:change-info>
              <dc:creator>Peter Camilleri</dc:creator>
              <dc:date>2015-04-25T17:38:00</dc:date>
            </office:change-info>
          </text:insertion>
        </text:changed-region>
        <text:changed-region xml:id="ct241381416" text:id="ct241381416">
          <text:insertion>
            <office:change-info>
              <dc:creator>Peter Camilleri</dc:creator>
              <dc:date>2015-04-25T17:38:00</dc:date>
            </office:change-info>
          </text:insertion>
        </text:changed-region>
        <text:changed-region xml:id="ct241381520" text:id="ct241381520">
          <text:deletion>
            <office:change-info>
              <dc:creator>Peter Camilleri</dc:creator>
              <dc:date>2015-04-25T23:13:00</dc:date>
            </office:change-info>
            <text:p text:style-name="Text_20_body"/>
            <text:p text:style-name="Text_20_body">.cos</text:p>
          </text:deletion>
        </text:changed-region>
        <text:changed-region xml:id="ct241381624" text:id="ct241381624">
          <text:insertion>
            <office:change-info>
              <dc:creator>Peter Camilleri</dc:creator>
              <dc:date>2015-04-25T17:38:00</dc:date>
            </office:change-info>
          </text:insertion>
        </text:changed-region>
        <text:changed-region xml:id="ct241381728" text:id="ct241381728">
          <text:insertion>
            <office:change-info>
              <dc:creator>Peter Camilleri</dc:creator>
              <dc:date>2015-04-25T17:38:00</dc:date>
            </office:change-info>
          </text:insertion>
        </text:changed-region>
        <text:changed-region xml:id="ct241381832" text:id="ct241381832">
          <text:insertion>
            <office:change-info>
              <dc:creator>Peter Camilleri</dc:creator>
              <dc:date>2015-04-25T17:38:00</dc:date>
            </office:change-info>
          </text:insertion>
        </text:changed-region>
        <text:changed-region xml:id="ct241381936" text:id="ct241381936">
          <text:insertion>
            <office:change-info>
              <dc:creator>Peter Camilleri</dc:creator>
              <dc:date>2015-04-25T17:38:00</dc:date>
            </office:change-info>
          </text:insertion>
        </text:changed-region>
        <text:changed-region xml:id="ct241382040" text:id="ct241382040">
          <text:insertion>
            <office:change-info>
              <dc:creator>Peter Camilleri</dc:creator>
              <dc:date>2015-04-25T17:38:00</dc:date>
            </office:change-info>
          </text:insertion>
        </text:changed-region>
        <text:changed-region xml:id="ct241382248" text:id="ct241382248">
          <text:deletion>
            <office:change-info>
              <dc:creator>Peter Camilleri</dc:creator>
              <dc:date>2015-04-25T23:14:00</dc:date>
            </office:change-info>
            <text:p text:style-name="Text_20_body"/>
            <text:p text:style-name="Text_20_body"/>
          </text:deletion>
        </text:changed-region>
        <text:changed-region xml:id="ct241382144" text:id="ct241382144">
          <text:deletion>
            <office:change-info>
              <dc:creator>Peter Camilleri</dc:creator>
              <dc:date>2015-04-25T23:13:00</dc:date>
            </office:change-info>
            <text:p text:style-name="Text_20_body">.cosh</text:p>
          </text:deletion>
        </text:changed-region>
        <text:changed-region xml:id="ct241382352" text:id="ct241382352">
          <text:insertion>
            <office:change-info>
              <dc:creator>Peter Camilleri</dc:creator>
              <dc:date>2015-04-25T17:38:00</dc:date>
            </office:change-info>
          </text:insertion>
        </text:changed-region>
        <text:changed-region xml:id="ct241382456" text:id="ct241382456">
          <text:insertion>
            <office:change-info>
              <dc:creator>Peter Camilleri</dc:creator>
              <dc:date>2015-04-25T17:38:00</dc:date>
            </office:change-info>
          </text:insertion>
        </text:changed-region>
        <text:changed-region xml:id="ct241382560" text:id="ct241382560">
          <text:insertion>
            <office:change-info>
              <dc:creator>Peter Camilleri</dc:creator>
              <dc:date>2015-04-25T17:38:00</dc:date>
            </office:change-info>
          </text:insertion>
        </text:changed-region>
        <text:changed-region xml:id="ct241382664" text:id="ct241382664">
          <text:insertion>
            <office:change-info>
              <dc:creator>Peter Camilleri</dc:creator>
              <dc:date>2015-04-25T17:38:00</dc:date>
            </office:change-info>
          </text:insertion>
        </text:changed-region>
        <text:changed-region xml:id="ct241382768" text:id="ct241382768">
          <text:insertion>
            <office:change-info>
              <dc:creator>Peter Camilleri</dc:creator>
              <dc:date>2015-04-25T17:38:00</dc:date>
            </office:change-info>
          </text:insertion>
        </text:changed-region>
        <text:changed-region xml:id="ct241382872" text:id="ct241382872">
          <text:deletion>
            <office:change-info>
              <dc:creator>Peter Camilleri</dc:creator>
              <dc:date>2015-04-25T23:14:00</dc:date>
            </office:change-info>
            <text:p text:style-name="Text_20_body"/>
            <text:p text:style-name="Text_20_body">.cube</text:p>
          </text:deletion>
        </text:changed-region>
        <text:changed-region xml:id="ct241382976" text:id="ct241382976">
          <text:insertion>
            <office:change-info>
              <dc:creator>Peter Camilleri</dc:creator>
              <dc:date>2015-04-25T17:38:00</dc:date>
            </office:change-info>
          </text:insertion>
        </text:changed-region>
        <text:changed-region xml:id="ct241383080" text:id="ct241383080">
          <text:insertion>
            <office:change-info>
              <dc:creator>Peter Camilleri</dc:creator>
              <dc:date>2015-04-25T17:38:00</dc:date>
            </office:change-info>
          </text:insertion>
        </text:changed-region>
        <text:changed-region xml:id="ct241383184" text:id="ct241383184">
          <text:insertion>
            <office:change-info>
              <dc:creator>Peter Camilleri</dc:creator>
              <dc:date>2015-04-25T17:38:00</dc:date>
            </office:change-info>
          </text:insertion>
        </text:changed-region>
        <text:changed-region xml:id="ct241383288" text:id="ct241383288">
          <text:insertion>
            <office:change-info>
              <dc:creator>Peter Camilleri</dc:creator>
              <dc:date>2015-04-25T17:38:00</dc:date>
            </office:change-info>
          </text:insertion>
        </text:changed-region>
        <text:changed-region xml:id="ct241383392" text:id="ct241383392">
          <text:deletion>
            <office:change-info>
              <dc:creator>Peter Camilleri</dc:creator>
              <dc:date>2015-04-25T23:15:00</dc:date>
            </office:change-info>
            <text:p text:style-name="Text_20_body"/>
            <text:p text:style-name="Text_20_body">.d2r</text:p>
          </text:deletion>
        </text:changed-region>
        <text:changed-region xml:id="ct241387544" text:id="ct241387544">
          <text:insertion>
            <office:change-info>
              <dc:creator>Peter Camilleri</dc:creator>
              <dc:date>2015-04-25T17:38:00</dc:date>
            </office:change-info>
          </text:insertion>
        </text:changed-region>
        <text:changed-region xml:id="ct241387648" text:id="ct241387648">
          <text:insertion>
            <office:change-info>
              <dc:creator>Peter Camilleri</dc:creator>
              <dc:date>2015-04-25T17:38:00</dc:date>
            </office:change-info>
          </text:insertion>
        </text:changed-region>
        <text:changed-region xml:id="ct241387752" text:id="ct241387752">
          <text:insertion>
            <office:change-info>
              <dc:creator>Peter Camilleri</dc:creator>
              <dc:date>2015-04-25T17:38:00</dc:date>
            </office:change-info>
          </text:insertion>
        </text:changed-region>
        <text:changed-region xml:id="ct241387856" text:id="ct241387856">
          <text:insertion>
            <office:change-info>
              <dc:creator>Peter Camilleri</dc:creator>
              <dc:date>2015-04-25T17:38:00</dc:date>
            </office:change-info>
          </text:insertion>
        </text:changed-region>
        <text:changed-region xml:id="ct241387960" text:id="ct241387960">
          <text:insertion>
            <office:change-info>
              <dc:creator>Peter Camilleri</dc:creator>
              <dc:date>2015-04-25T17:38:00</dc:date>
            </office:change-info>
          </text:insertion>
        </text:changed-region>
        <text:changed-region xml:id="ct241388064" text:id="ct241388064">
          <text:deletion>
            <office:change-info>
              <dc:creator>Peter Camilleri</dc:creator>
              <dc:date>2015-04-25T23:15:00</dc:date>
            </office:change-info>
            <text:p text:style-name="Text_20_body"/>
            <text:p text:style-name="Text_20_body">.denominator</text:p>
          </text:deletion>
        </text:changed-region>
        <text:changed-region xml:id="ct241388168" text:id="ct241388168">
          <text:insertion>
            <office:change-info>
              <dc:creator>Peter Camilleri</dc:creator>
              <dc:date>2015-04-25T17:38:00</dc:date>
            </office:change-info>
          </text:insertion>
        </text:changed-region>
        <text:changed-region xml:id="ct241388272" text:id="ct241388272">
          <text:insertion>
            <office:change-info>
              <dc:creator>Peter Camilleri</dc:creator>
              <dc:date>2015-04-25T17:38:00</dc:date>
            </office:change-info>
          </text:insertion>
        </text:changed-region>
        <text:changed-region xml:id="ct241388376" text:id="ct241388376">
          <text:insertion>
            <office:change-info>
              <dc:creator>Peter Camilleri</dc:creator>
              <dc:date>2015-04-25T17:38:00</dc:date>
            </office:change-info>
          </text:insertion>
        </text:changed-region>
        <text:changed-region xml:id="ct241388480" text:id="ct241388480">
          <text:insertion>
            <office:change-info>
              <dc:creator>Peter Camilleri</dc:creator>
              <dc:date>2015-04-25T17:38:00</dc:date>
            </office:change-info>
          </text:insertion>
        </text:changed-region>
        <text:changed-region xml:id="ct241388584" text:id="ct241388584">
          <text:insertion>
            <office:change-info>
              <dc:creator>Peter Camilleri</dc:creator>
              <dc:date>2015-04-25T17:38:00</dc:date>
            </office:change-info>
          </text:insertion>
        </text:changed-region>
        <text:changed-region xml:id="ct241388688" text:id="ct241388688">
          <text:insertion>
            <office:change-info>
              <dc:creator>Peter Camilleri</dc:creator>
              <dc:date>2015-04-25T17:38:00</dc:date>
            </office:change-info>
          </text:insertion>
        </text:changed-region>
        <text:changed-region xml:id="ct241388792" text:id="ct241388792">
          <text:deletion>
            <office:change-info>
              <dc:creator>Peter Camilleri</dc:creator>
              <dc:date>2015-04-25T23:15:00</dc:date>
            </office:change-info>
            <text:p text:style-name="Text_20_body"/>
            <text:p text:style-name="Text_20_body">.e**</text:p>
          </text:deletion>
        </text:changed-region>
        <text:changed-region xml:id="ct241388896" text:id="ct241388896">
          <text:insertion>
            <office:change-info>
              <dc:creator>Peter Camilleri</dc:creator>
              <dc:date>2015-04-25T17:38:00</dc:date>
            </office:change-info>
          </text:insertion>
        </text:changed-region>
        <text:changed-region xml:id="ct241389000" text:id="ct241389000">
          <text:insertion>
            <office:change-info>
              <dc:creator>Peter Camilleri</dc:creator>
              <dc:date>2015-04-25T17:38:00</dc:date>
            </office:change-info>
          </text:insertion>
        </text:changed-region>
        <text:changed-region xml:id="ct241389104" text:id="ct241389104">
          <text:insertion>
            <office:change-info>
              <dc:creator>Peter Camilleri</dc:creator>
              <dc:date>2015-04-25T17:38:00</dc:date>
            </office:change-info>
          </text:insertion>
        </text:changed-region>
        <text:changed-region xml:id="ct241389208" text:id="ct241389208">
          <text:insertion>
            <office:change-info>
              <dc:creator>Peter Camilleri</dc:creator>
              <dc:date>2015-04-25T17:38:00</dc:date>
            </office:change-info>
          </text:insertion>
        </text:changed-region>
        <text:changed-region xml:id="ct241389312" text:id="ct241389312">
          <text:insertion>
            <office:change-info>
              <dc:creator>Peter Camilleri</dc:creator>
              <dc:date>2015-04-25T17:38:00</dc:date>
            </office:change-info>
          </text:insertion>
        </text:changed-region>
        <text:changed-region xml:id="ct241389416" text:id="ct241389416">
          <text:deletion>
            <office:change-info>
              <dc:creator>Peter Camilleri</dc:creator>
              <dc:date>2015-04-25T23:15:00</dc:date>
            </office:change-info>
            <text:p text:style-name="Text_20_body"/>
            <text:p text:style-name="Text_20_body">.emit</text:p>
          </text:deletion>
        </text:changed-region>
        <text:changed-region xml:id="ct241389520" text:id="ct241389520">
          <text:insertion>
            <office:change-info>
              <dc:creator>Peter Camilleri</dc:creator>
              <dc:date>2015-04-25T17:38:00</dc:date>
            </office:change-info>
          </text:insertion>
        </text:changed-region>
        <text:changed-region xml:id="ct241389624" text:id="ct241389624">
          <text:insertion>
            <office:change-info>
              <dc:creator>Peter Camilleri</dc:creator>
              <dc:date>2015-04-25T17:38:00</dc:date>
            </office:change-info>
          </text:insertion>
        </text:changed-region>
        <text:changed-region xml:id="ct241389728" text:id="ct241389728">
          <text:insertion>
            <office:change-info>
              <dc:creator>Peter Camilleri</dc:creator>
              <dc:date>2015-04-25T17:38:00</dc:date>
            </office:change-info>
          </text:insertion>
        </text:changed-region>
        <text:changed-region xml:id="ct241389832" text:id="ct241389832">
          <text:insertion>
            <office:change-info>
              <dc:creator>Peter Camilleri</dc:creator>
              <dc:date>2015-04-25T17:38:00</dc:date>
            </office:change-info>
          </text:insertion>
        </text:changed-region>
        <text:changed-region xml:id="ct241390040" text:id="ct241390040">
          <text:deletion>
            <office:change-info>
              <dc:creator>Peter Camilleri</dc:creator>
              <dc:date>2015-04-25T23:16:00</dc:date>
            </office:change-info>
            <text:p text:style-name="Text_20_body"/>
            <text:p text:style-name="Text_20_body"/>
          </text:deletion>
        </text:changed-region>
        <text:changed-region xml:id="ct241389936" text:id="ct241389936">
          <text:deletion>
            <office:change-info>
              <dc:creator>Peter Camilleri</dc:creator>
              <dc:date>2015-04-25T23:15:00</dc:date>
            </office:change-info>
            <text:p text:style-name="Text_20_body">.floor</text:p>
          </text:deletion>
        </text:changed-region>
        <text:changed-region xml:id="ct241390144" text:id="ct241390144">
          <text:insertion>
            <office:change-info>
              <dc:creator>Peter Camilleri</dc:creator>
              <dc:date>2015-04-25T17:38:00</dc:date>
            </office:change-info>
          </text:insertion>
        </text:changed-region>
        <text:changed-region xml:id="ct241390248" text:id="ct241390248">
          <text:insertion>
            <office:change-info>
              <dc:creator>Peter Camilleri</dc:creator>
              <dc:date>2015-04-25T17:38:00</dc:date>
            </office:change-info>
          </text:insertion>
        </text:changed-region>
        <text:changed-region xml:id="ct241390352" text:id="ct241390352">
          <text:insertion>
            <office:change-info>
              <dc:creator>Peter Camilleri</dc:creator>
              <dc:date>2015-04-25T17:38:00</dc:date>
            </office:change-info>
          </text:insertion>
        </text:changed-region>
        <text:changed-region xml:id="ct241390456" text:id="ct241390456">
          <text:insertion>
            <office:change-info>
              <dc:creator>Peter Camilleri</dc:creator>
              <dc:date>2015-04-25T17:38:00</dc:date>
            </office:change-info>
          </text:insertion>
        </text:changed-region>
        <text:changed-region xml:id="ct241390560" text:id="ct241390560">
          <text:insertion>
            <office:change-info>
              <dc:creator>Peter Camilleri</dc:creator>
              <dc:date>2015-04-25T17:38:00</dc:date>
            </office:change-info>
          </text:insertion>
        </text:changed-region>
        <text:changed-region xml:id="ct241390664" text:id="ct241390664">
          <text:insertion>
            <office:change-info>
              <dc:creator>Peter Camilleri</dc:creator>
              <dc:date>2015-04-25T17:38:00</dc:date>
            </office:change-info>
          </text:insertion>
        </text:changed-region>
        <text:changed-region xml:id="ct241390768" text:id="ct241390768">
          <text:deletion>
            <office:change-info>
              <dc:creator>Peter Camilleri</dc:creator>
              <dc:date>2015-04-25T23:16:00</dc:date>
            </office:change-info>
            <text:p text:style-name="Text_20_body"/>
            <text:p text:style-name="Text_20_body">.hypot</text:p>
          </text:deletion>
        </text:changed-region>
        <text:changed-region xml:id="ct241390872" text:id="ct241390872">
          <text:insertion>
            <office:change-info>
              <dc:creator>Peter Camilleri</dc:creator>
              <dc:date>2015-04-25T17:38:00</dc:date>
            </office:change-info>
          </text:insertion>
        </text:changed-region>
        <text:changed-region xml:id="ct241390976" text:id="ct241390976">
          <text:insertion>
            <office:change-info>
              <dc:creator>Peter Camilleri</dc:creator>
              <dc:date>2015-04-25T17:38:00</dc:date>
            </office:change-info>
          </text:insertion>
        </text:changed-region>
        <text:changed-region xml:id="ct241391080" text:id="ct241391080">
          <text:insertion>
            <office:change-info>
              <dc:creator>Peter Camilleri</dc:creator>
              <dc:date>2015-04-25T17:38:00</dc:date>
            </office:change-info>
          </text:insertion>
        </text:changed-region>
        <text:changed-region xml:id="ct241391184" text:id="ct241391184">
          <text:insertion>
            <office:change-info>
              <dc:creator>Peter Camilleri</dc:creator>
              <dc:date>2015-04-25T17:38:00</dc:date>
            </office:change-info>
          </text:insertion>
        </text:changed-region>
        <text:changed-region xml:id="ct241391288" text:id="ct241391288">
          <text:insertion>
            <office:change-info>
              <dc:creator>Peter Camilleri</dc:creator>
              <dc:date>2015-04-25T17:38:00</dc:date>
            </office:change-info>
          </text:insertion>
        </text:changed-region>
        <text:changed-region xml:id="ct241391392" text:id="ct241391392">
          <text:deletion>
            <office:change-info>
              <dc:creator>Peter Camilleri</dc:creator>
              <dc:date>2015-04-25T23:16:00</dc:date>
            </office:change-info>
            <text:p text:style-name="Text_20_body"/>
            <text:p text:style-name="Text_20_body">.imaginary</text:p>
          </text:deletion>
        </text:changed-region>
        <text:changed-region xml:id="ct241391496" text:id="ct241391496">
          <text:insertion>
            <office:change-info>
              <dc:creator>Peter Camilleri</dc:creator>
              <dc:date>2015-04-25T17:38:00</dc:date>
            </office:change-info>
          </text:insertion>
        </text:changed-region>
        <text:changed-region xml:id="ct241391640" text:id="ct241391640">
          <text:insertion>
            <office:change-info>
              <dc:creator>Peter Camilleri</dc:creator>
              <dc:date>2015-04-25T17:38:00</dc:date>
            </office:change-info>
          </text:insertion>
        </text:changed-region>
        <text:changed-region xml:id="ct241391744" text:id="ct241391744">
          <text:insertion>
            <office:change-info>
              <dc:creator>Peter Camilleri</dc:creator>
              <dc:date>2015-04-25T17:38:00</dc:date>
            </office:change-info>
          </text:insertion>
        </text:changed-region>
        <text:changed-region xml:id="ct241391848" text:id="ct241391848">
          <text:insertion>
            <office:change-info>
              <dc:creator>Peter Camilleri</dc:creator>
              <dc:date>2015-04-25T17:38:00</dc:date>
            </office:change-info>
          </text:insertion>
        </text:changed-region>
        <text:changed-region xml:id="ct241391952" text:id="ct241391952">
          <text:deletion>
            <office:change-info>
              <dc:creator>Peter Camilleri</dc:creator>
              <dc:date>2015-04-25T23:16:00</dc:date>
            </office:change-info>
            <text:p text:style-name="Text_20_body"/>
            <text:p text:style-name="Text_20_body">.ln</text:p>
          </text:deletion>
        </text:changed-region>
        <text:changed-region xml:id="ct241392056" text:id="ct241392056">
          <text:insertion>
            <office:change-info>
              <dc:creator>Peter Camilleri</dc:creator>
              <dc:date>2015-04-25T17:38:00</dc:date>
            </office:change-info>
          </text:insertion>
        </text:changed-region>
        <text:changed-region xml:id="ct241392160" text:id="ct241392160">
          <text:insertion>
            <office:change-info>
              <dc:creator>Peter Camilleri</dc:creator>
              <dc:date>2015-04-25T17:38:00</dc:date>
            </office:change-info>
          </text:insertion>
        </text:changed-region>
        <text:changed-region xml:id="ct241392264" text:id="ct241392264">
          <text:insertion>
            <office:change-info>
              <dc:creator>Peter Camilleri</dc:creator>
              <dc:date>2015-04-25T17:38:00</dc:date>
            </office:change-info>
          </text:insertion>
        </text:changed-region>
        <text:changed-region xml:id="ct241392368" text:id="ct241392368">
          <text:insertion>
            <office:change-info>
              <dc:creator>Peter Camilleri</dc:creator>
              <dc:date>2015-04-25T17:38:00</dc:date>
            </office:change-info>
          </text:insertion>
        </text:changed-region>
        <text:changed-region xml:id="ct241392472" text:id="ct241392472">
          <text:insertion>
            <office:change-info>
              <dc:creator>Peter Camilleri</dc:creator>
              <dc:date>2015-04-25T17:38:00</dc:date>
            </office:change-info>
          </text:insertion>
        </text:changed-region>
        <text:changed-region xml:id="ct241392576" text:id="ct241392576">
          <text:deletion>
            <office:change-info>
              <dc:creator>Peter Camilleri</dc:creator>
              <dc:date>2015-04-25T23:16:00</dc:date>
            </office:change-info>
            <text:p text:style-name="Text_20_body"/>
            <text:p text:style-name="Text_20_body">.log10</text:p>
          </text:deletion>
        </text:changed-region>
        <text:changed-region xml:id="ct241392680" text:id="ct241392680">
          <text:insertion>
            <office:change-info>
              <dc:creator>Peter Camilleri</dc:creator>
              <dc:date>2015-04-25T17:38:00</dc:date>
            </office:change-info>
          </text:insertion>
        </text:changed-region>
        <text:changed-region xml:id="ct241392784" text:id="ct241392784">
          <text:insertion>
            <office:change-info>
              <dc:creator>Peter Camilleri</dc:creator>
              <dc:date>2015-04-25T17:38:00</dc:date>
            </office:change-info>
          </text:insertion>
        </text:changed-region>
        <text:changed-region xml:id="ct241392888" text:id="ct241392888">
          <text:insertion>
            <office:change-info>
              <dc:creator>Peter Camilleri</dc:creator>
              <dc:date>2015-04-25T17:38:00</dc:date>
            </office:change-info>
          </text:insertion>
        </text:changed-region>
        <text:changed-region xml:id="ct241392992" text:id="ct241392992">
          <text:insertion>
            <office:change-info>
              <dc:creator>Peter Camilleri</dc:creator>
              <dc:date>2015-04-25T17:38:00</dc:date>
            </office:change-info>
          </text:insertion>
        </text:changed-region>
        <text:changed-region xml:id="ct241393096" text:id="ct241393096">
          <text:insertion>
            <office:change-info>
              <dc:creator>Peter Camilleri</dc:creator>
              <dc:date>2015-04-25T17:38:00</dc:date>
            </office:change-info>
          </text:insertion>
        </text:changed-region>
        <text:changed-region xml:id="ct241393200" text:id="ct241393200">
          <text:deletion>
            <office:change-info>
              <dc:creator>Peter Camilleri</dc:creator>
              <dc:date>2015-04-25T23:17:00</dc:date>
            </office:change-info>
            <text:p text:style-name="Text_20_body"/>
            <text:p text:style-name="Text_20_body">.log2</text:p>
          </text:deletion>
        </text:changed-region>
        <text:changed-region xml:id="ct241393304" text:id="ct241393304">
          <text:insertion>
            <office:change-info>
              <dc:creator>Peter Camilleri</dc:creator>
              <dc:date>2015-04-25T17:38:00</dc:date>
            </office:change-info>
          </text:insertion>
        </text:changed-region>
        <text:changed-region xml:id="ct241393408" text:id="ct241393408">
          <text:insertion>
            <office:change-info>
              <dc:creator>Peter Camilleri</dc:creator>
              <dc:date>2015-04-25T17:38:00</dc:date>
            </office:change-info>
          </text:insertion>
        </text:changed-region>
        <text:changed-region xml:id="ct241393512" text:id="ct241393512">
          <text:insertion>
            <office:change-info>
              <dc:creator>Peter Camilleri</dc:creator>
              <dc:date>2015-04-25T17:38:00</dc:date>
            </office:change-info>
          </text:insertion>
        </text:changed-region>
        <text:changed-region xml:id="ct241393616" text:id="ct241393616">
          <text:insertion>
            <office:change-info>
              <dc:creator>Peter Camilleri</dc:creator>
              <dc:date>2015-04-25T17:38:00</dc:date>
            </office:change-info>
          </text:insertion>
        </text:changed-region>
        <text:changed-region xml:id="ct241393720" text:id="ct241393720">
          <text:insertion>
            <office:change-info>
              <dc:creator>Peter Camilleri</dc:creator>
              <dc:date>2015-04-25T17:38:00</dc:date>
            </office:change-info>
          </text:insertion>
        </text:changed-region>
        <text:changed-region xml:id="ct241393824" text:id="ct241393824">
          <text:deletion>
            <office:change-info>
              <dc:creator>Peter Camilleri</dc:creator>
              <dc:date>2015-04-25T23:17:00</dc:date>
            </office:change-info>
            <text:p text:style-name="Text_20_body"/>
            <text:p text:style-name="Text_20_body">.magnitude</text:p>
          </text:deletion>
        </text:changed-region>
        <text:changed-region xml:id="ct241393928" text:id="ct241393928">
          <text:insertion>
            <office:change-info>
              <dc:creator>Peter Camilleri</dc:creator>
              <dc:date>2015-04-25T17:38:00</dc:date>
            </office:change-info>
          </text:insertion>
        </text:changed-region>
        <text:changed-region xml:id="ct241394032" text:id="ct241394032">
          <text:insertion>
            <office:change-info>
              <dc:creator>Peter Camilleri</dc:creator>
              <dc:date>2015-04-25T17:38:00</dc:date>
            </office:change-info>
          </text:insertion>
        </text:changed-region>
        <text:changed-region xml:id="ct241394136" text:id="ct241394136">
          <text:insertion>
            <office:change-info>
              <dc:creator>Peter Camilleri</dc:creator>
              <dc:date>2015-04-25T17:38:00</dc:date>
            </office:change-info>
          </text:insertion>
        </text:changed-region>
        <text:changed-region xml:id="ct241394240" text:id="ct241394240">
          <text:insertion>
            <office:change-info>
              <dc:creator>Peter Camilleri</dc:creator>
              <dc:date>2015-04-25T17:38:00</dc:date>
            </office:change-info>
          </text:insertion>
        </text:changed-region>
        <text:changed-region xml:id="ct241394344" text:id="ct241394344">
          <text:deletion>
            <office:change-info>
              <dc:creator>Peter Camilleri</dc:creator>
              <dc:date>2015-04-25T23:17:00</dc:date>
            </office:change-info>
            <text:p text:style-name="Text_20_body"/>
            <text:p text:style-name="Text_20_body">.numerator</text:p>
          </text:deletion>
        </text:changed-region>
        <text:changed-region xml:id="ct241394448" text:id="ct241394448">
          <text:insertion>
            <office:change-info>
              <dc:creator>Peter Camilleri</dc:creator>
              <dc:date>2015-04-25T17:38:00</dc:date>
            </office:change-info>
          </text:insertion>
        </text:changed-region>
        <text:changed-region xml:id="ct241394552" text:id="ct241394552">
          <text:insertion>
            <office:change-info>
              <dc:creator>Peter Camilleri</dc:creator>
              <dc:date>2015-04-25T17:38:00</dc:date>
            </office:change-info>
          </text:insertion>
        </text:changed-region>
        <text:changed-region xml:id="ct241394656" text:id="ct241394656">
          <text:insertion>
            <office:change-info>
              <dc:creator>Peter Camilleri</dc:creator>
              <dc:date>2015-04-25T17:38:00</dc:date>
            </office:change-info>
          </text:insertion>
        </text:changed-region>
        <text:changed-region xml:id="ct241394760" text:id="ct241394760">
          <text:insertion>
            <office:change-info>
              <dc:creator>Peter Camilleri</dc:creator>
              <dc:date>2015-04-25T17:38:00</dc:date>
            </office:change-info>
          </text:insertion>
        </text:changed-region>
        <text:changed-region xml:id="ct241394968" text:id="ct241394968">
          <text:deletion>
            <office:change-info>
              <dc:creator>Peter Camilleri</dc:creator>
              <dc:date>2015-04-25T23:18:00</dc:date>
            </office:change-info>
            <text:p text:style-name="Text_20_body"/>
            <text:p text:style-name="Text_20_body"/>
          </text:deletion>
        </text:changed-region>
        <text:changed-region xml:id="ct241394864" text:id="ct241394864">
          <text:deletion>
            <office:change-info>
              <dc:creator>Peter Camilleri</dc:creator>
              <dc:date>2015-04-25T23:17:00</dc:date>
            </office:change-info>
            <text:p text:style-name="Text_20_body">.p2c</text:p>
          </text:deletion>
        </text:changed-region>
        <text:changed-region xml:id="ct241395072" text:id="ct241395072">
          <text:insertion>
            <office:change-info>
              <dc:creator>Peter Camilleri</dc:creator>
              <dc:date>2015-04-25T17:38:00</dc:date>
            </office:change-info>
          </text:insertion>
        </text:changed-region>
        <text:changed-region xml:id="ct241395176" text:id="ct241395176">
          <text:insertion>
            <office:change-info>
              <dc:creator>Peter Camilleri</dc:creator>
              <dc:date>2015-04-25T17:38:00</dc:date>
            </office:change-info>
          </text:insertion>
        </text:changed-region>
        <text:changed-region xml:id="ct241395280" text:id="ct241395280">
          <text:insertion>
            <office:change-info>
              <dc:creator>Peter Camilleri</dc:creator>
              <dc:date>2015-04-25T17:38:00</dc:date>
            </office:change-info>
          </text:insertion>
        </text:changed-region>
        <text:changed-region xml:id="ct241395384" text:id="ct241395384">
          <text:insertion>
            <office:change-info>
              <dc:creator>Peter Camilleri</dc:creator>
              <dc:date>2015-04-25T17:38:00</dc:date>
            </office:change-info>
          </text:insertion>
        </text:changed-region>
        <text:changed-region xml:id="ct241395488" text:id="ct241395488">
          <text:insertion>
            <office:change-info>
              <dc:creator>Peter Camilleri</dc:creator>
              <dc:date>2015-04-25T17:38:00</dc:date>
            </office:change-info>
          </text:insertion>
        </text:changed-region>
        <text:changed-region xml:id="ct241395592" text:id="ct241395592">
          <text:insertion>
            <office:change-info>
              <dc:creator>Peter Camilleri</dc:creator>
              <dc:date>2015-04-25T17:38:00</dc:date>
            </office:change-info>
          </text:insertion>
        </text:changed-region>
        <text:changed-region xml:id="ct241395736" text:id="ct241395736">
          <text:deletion>
            <office:change-info>
              <dc:creator>Peter Camilleri</dc:creator>
              <dc:date>2015-04-25T23:18:00</dc:date>
            </office:change-info>
            <text:p text:style-name="Text_20_body"/>
            <text:p text:style-name="Text_20_body">.polar</text:p>
          </text:deletion>
        </text:changed-region>
        <text:changed-region xml:id="ct241395840" text:id="ct241395840">
          <text:insertion>
            <office:change-info>
              <dc:creator>Peter Camilleri</dc:creator>
              <dc:date>2015-04-25T17:38:00</dc:date>
            </office:change-info>
          </text:insertion>
        </text:changed-region>
        <text:changed-region xml:id="ct241395944" text:id="ct241395944">
          <text:insertion>
            <office:change-info>
              <dc:creator>Peter Camilleri</dc:creator>
              <dc:date>2015-04-25T17:38:00</dc:date>
            </office:change-info>
          </text:insertion>
        </text:changed-region>
        <text:changed-region xml:id="ct241396048" text:id="ct241396048">
          <text:insertion>
            <office:change-info>
              <dc:creator>Peter Camilleri</dc:creator>
              <dc:date>2015-04-25T17:38:00</dc:date>
            </office:change-info>
          </text:insertion>
        </text:changed-region>
        <text:changed-region xml:id="ct241396152" text:id="ct241396152">
          <text:insertion>
            <office:change-info>
              <dc:creator>Peter Camilleri</dc:creator>
              <dc:date>2015-04-25T17:38:00</dc:date>
            </office:change-info>
          </text:insertion>
        </text:changed-region>
        <text:changed-region xml:id="ct241396256" text:id="ct241396256">
          <text:insertion>
            <office:change-info>
              <dc:creator>Peter Camilleri</dc:creator>
              <dc:date>2015-04-25T17:38:00</dc:date>
            </office:change-info>
          </text:insertion>
        </text:changed-region>
        <text:changed-region xml:id="ct241396360" text:id="ct241396360">
          <text:insertion>
            <office:change-info>
              <dc:creator>Peter Camilleri</dc:creator>
              <dc:date>2015-04-25T17:38:00</dc:date>
            </office:change-info>
          </text:insertion>
        </text:changed-region>
        <text:changed-region xml:id="ct241396464" text:id="ct241396464">
          <text:deletion>
            <office:change-info>
              <dc:creator>Peter Camilleri</dc:creator>
              <dc:date>2015-04-25T23:18:00</dc:date>
            </office:change-info>
            <text:p text:style-name="Text_20_body"/>
            <text:p text:style-name="Text_20_body">.r2d</text:p>
          </text:deletion>
        </text:changed-region>
        <text:changed-region xml:id="ct241396568" text:id="ct241396568">
          <text:insertion>
            <office:change-info>
              <dc:creator>Peter Camilleri</dc:creator>
              <dc:date>2015-04-25T17:38:00</dc:date>
            </office:change-info>
          </text:insertion>
        </text:changed-region>
        <text:changed-region xml:id="ct241396672" text:id="ct241396672">
          <text:insertion>
            <office:change-info>
              <dc:creator>Peter Camilleri</dc:creator>
              <dc:date>2015-04-25T17:38:00</dc:date>
            </office:change-info>
          </text:insertion>
        </text:changed-region>
        <text:changed-region xml:id="ct241396776" text:id="ct241396776">
          <text:insertion>
            <office:change-info>
              <dc:creator>Peter Camilleri</dc:creator>
              <dc:date>2015-04-25T17:38:00</dc:date>
            </office:change-info>
          </text:insertion>
        </text:changed-region>
        <text:changed-region xml:id="ct241396880" text:id="ct241396880">
          <text:insertion>
            <office:change-info>
              <dc:creator>Peter Camilleri</dc:creator>
              <dc:date>2015-04-25T17:38:00</dc:date>
            </office:change-info>
          </text:insertion>
        </text:changed-region>
        <text:changed-region xml:id="ct241396984" text:id="ct241396984">
          <text:insertion>
            <office:change-info>
              <dc:creator>Peter Camilleri</dc:creator>
              <dc:date>2015-04-25T17:38:00</dc:date>
            </office:change-info>
          </text:insertion>
        </text:changed-region>
        <text:changed-region xml:id="ct241397088" text:id="ct241397088">
          <text:deletion>
            <office:change-info>
              <dc:creator>Peter Camilleri</dc:creator>
              <dc:date>2015-04-25T23:18:00</dc:date>
            </office:change-info>
            <text:p text:style-name="Text_20_body"/>
            <text:p text:style-name="Text_20_body">.real</text:p>
          </text:deletion>
        </text:changed-region>
        <text:changed-region xml:id="ct241397192" text:id="ct241397192">
          <text:insertion>
            <office:change-info>
              <dc:creator>Peter Camilleri</dc:creator>
              <dc:date>2015-04-25T17:39:00</dc:date>
            </office:change-info>
          </text:insertion>
        </text:changed-region>
        <text:changed-region xml:id="ct241397296" text:id="ct241397296">
          <text:insertion>
            <office:change-info>
              <dc:creator>Peter Camilleri</dc:creator>
              <dc:date>2015-04-25T17:39:00</dc:date>
            </office:change-info>
          </text:insertion>
        </text:changed-region>
        <text:changed-region xml:id="ct241397400" text:id="ct241397400">
          <text:insertion>
            <office:change-info>
              <dc:creator>Peter Camilleri</dc:creator>
              <dc:date>2015-04-25T17:39:00</dc:date>
            </office:change-info>
          </text:insertion>
        </text:changed-region>
        <text:changed-region xml:id="ct241397504" text:id="ct241397504">
          <text:insertion>
            <office:change-info>
              <dc:creator>Peter Camilleri</dc:creator>
              <dc:date>2015-04-25T17:39:00</dc:date>
            </office:change-info>
          </text:insertion>
        </text:changed-region>
        <text:changed-region xml:id="ct241397608" text:id="ct241397608">
          <text:deletion>
            <office:change-info>
              <dc:creator>Peter Camilleri</dc:creator>
              <dc:date>2015-04-25T23:19:00</dc:date>
            </office:change-info>
            <text:p text:style-name="Text_20_body"/>
            <text:p text:style-name="Text_20_body">.round</text:p>
          </text:deletion>
        </text:changed-region>
        <text:changed-region xml:id="ct241397712" text:id="ct241397712">
          <text:insertion>
            <office:change-info>
              <dc:creator>Peter Camilleri</dc:creator>
              <dc:date>2015-04-25T17:39:00</dc:date>
            </office:change-info>
          </text:insertion>
        </text:changed-region>
        <text:changed-region xml:id="ct241397816" text:id="ct241397816">
          <text:insertion>
            <office:change-info>
              <dc:creator>Peter Camilleri</dc:creator>
              <dc:date>2015-04-25T17:39:00</dc:date>
            </office:change-info>
          </text:insertion>
        </text:changed-region>
        <text:changed-region xml:id="ct241397920" text:id="ct241397920">
          <text:insertion>
            <office:change-info>
              <dc:creator>Peter Camilleri</dc:creator>
              <dc:date>2015-04-25T17:39:00</dc:date>
            </office:change-info>
          </text:insertion>
        </text:changed-region>
        <text:changed-region xml:id="ct241398024" text:id="ct241398024">
          <text:insertion>
            <office:change-info>
              <dc:creator>Peter Camilleri</dc:creator>
              <dc:date>2015-04-25T17:39:00</dc:date>
            </office:change-info>
          </text:insertion>
        </text:changed-region>
        <text:changed-region xml:id="ct241398128" text:id="ct241398128">
          <text:insertion>
            <office:change-info>
              <dc:creator>Peter Camilleri</dc:creator>
              <dc:date>2015-04-25T17:39:00</dc:date>
            </office:change-info>
          </text:insertion>
        </text:changed-region>
        <text:changed-region xml:id="ct241398232" text:id="ct241398232">
          <text:insertion>
            <office:change-info>
              <dc:creator>Peter Camilleri</dc:creator>
              <dc:date>2015-04-25T17:39:00</dc:date>
            </office:change-info>
          </text:insertion>
        </text:changed-region>
        <text:changed-region xml:id="ct241398336" text:id="ct241398336">
          <text:deletion>
            <office:change-info>
              <dc:creator>Peter Camilleri</dc:creator>
              <dc:date>2015-04-25T23:19:00</dc:date>
            </office:change-info>
            <text:p text:style-name="Text_20_body"/>
            <text:p text:style-name="Text_20_body">.sin</text:p>
          </text:deletion>
        </text:changed-region>
        <text:changed-region xml:id="ct241398440" text:id="ct241398440">
          <text:insertion>
            <office:change-info>
              <dc:creator>Peter Camilleri</dc:creator>
              <dc:date>2015-04-25T17:39:00</dc:date>
            </office:change-info>
          </text:insertion>
        </text:changed-region>
        <text:changed-region xml:id="ct241398544" text:id="ct241398544">
          <text:insertion>
            <office:change-info>
              <dc:creator>Peter Camilleri</dc:creator>
              <dc:date>2015-04-25T17:39:00</dc:date>
            </office:change-info>
          </text:insertion>
        </text:changed-region>
        <text:changed-region xml:id="ct241398648" text:id="ct241398648">
          <text:insertion>
            <office:change-info>
              <dc:creator>Peter Camilleri</dc:creator>
              <dc:date>2015-04-25T17:39:00</dc:date>
            </office:change-info>
          </text:insertion>
        </text:changed-region>
        <text:changed-region xml:id="ct241398752" text:id="ct241398752">
          <text:insertion>
            <office:change-info>
              <dc:creator>Peter Camilleri</dc:creator>
              <dc:date>2015-04-25T17:39:00</dc:date>
            </office:change-info>
          </text:insertion>
        </text:changed-region>
        <text:changed-region xml:id="ct241398856" text:id="ct241398856">
          <text:insertion>
            <office:change-info>
              <dc:creator>Peter Camilleri</dc:creator>
              <dc:date>2015-04-25T17:39:00</dc:date>
            </office:change-info>
          </text:insertion>
        </text:changed-region>
        <text:changed-region xml:id="ct241398960" text:id="ct241398960">
          <text:deletion>
            <office:change-info>
              <dc:creator>Peter Camilleri</dc:creator>
              <dc:date>2015-04-25T23:19:00</dc:date>
            </office:change-info>
            <text:p text:style-name="Text_20_body"/>
            <text:p text:style-name="Text_20_body">.sinh</text:p>
          </text:deletion>
        </text:changed-region>
        <text:changed-region xml:id="ct241399064" text:id="ct241399064">
          <text:insertion>
            <office:change-info>
              <dc:creator>Peter Camilleri</dc:creator>
              <dc:date>2015-04-25T17:39:00</dc:date>
            </office:change-info>
          </text:insertion>
        </text:changed-region>
        <text:changed-region xml:id="ct241399168" text:id="ct241399168">
          <text:insertion>
            <office:change-info>
              <dc:creator>Peter Camilleri</dc:creator>
              <dc:date>2015-04-25T17:39:00</dc:date>
            </office:change-info>
          </text:insertion>
        </text:changed-region>
        <text:changed-region xml:id="ct241399272" text:id="ct241399272">
          <text:insertion>
            <office:change-info>
              <dc:creator>Peter Camilleri</dc:creator>
              <dc:date>2015-04-25T17:39:00</dc:date>
            </office:change-info>
          </text:insertion>
        </text:changed-region>
        <text:changed-region xml:id="ct241399376" text:id="ct241399376">
          <text:insertion>
            <office:change-info>
              <dc:creator>Peter Camilleri</dc:creator>
              <dc:date>2015-04-25T17:39:00</dc:date>
            </office:change-info>
          </text:insertion>
        </text:changed-region>
        <text:changed-region xml:id="ct241399480" text:id="ct241399480">
          <text:insertion>
            <office:change-info>
              <dc:creator>Peter Camilleri</dc:creator>
              <dc:date>2015-04-25T17:39:00</dc:date>
            </office:change-info>
          </text:insertion>
        </text:changed-region>
        <text:changed-region xml:id="ct241399584" text:id="ct241399584">
          <text:deletion>
            <office:change-info>
              <dc:creator>Peter Camilleri</dc:creator>
              <dc:date>2015-04-25T23:19:00</dc:date>
            </office:change-info>
            <text:p text:style-name="Text_20_body"/>
            <text:p text:style-name="Text_20_body">.sleep</text:p>
          </text:deletion>
        </text:changed-region>
        <text:changed-region xml:id="ct241399688" text:id="ct241399688">
          <text:insertion>
            <office:change-info>
              <dc:creator>Peter Camilleri</dc:creator>
              <dc:date>2015-04-25T17:39:00</dc:date>
            </office:change-info>
          </text:insertion>
        </text:changed-region>
        <text:changed-region xml:id="ct241399832" text:id="ct241399832">
          <text:insertion>
            <office:change-info>
              <dc:creator>Peter Camilleri</dc:creator>
              <dc:date>2015-04-25T17:39:00</dc:date>
            </office:change-info>
          </text:insertion>
        </text:changed-region>
        <text:changed-region xml:id="ct241399936" text:id="ct241399936">
          <text:insertion>
            <office:change-info>
              <dc:creator>Peter Camilleri</dc:creator>
              <dc:date>2015-04-25T17:39:00</dc:date>
            </office:change-info>
          </text:insertion>
        </text:changed-region>
        <text:changed-region xml:id="ct241400040" text:id="ct241400040">
          <text:insertion>
            <office:change-info>
              <dc:creator>Peter Camilleri</dc:creator>
              <dc:date>2015-04-25T17:39:00</dc:date>
            </office:change-info>
          </text:insertion>
        </text:changed-region>
        <text:changed-region xml:id="ct241400144" text:id="ct241400144">
          <text:deletion>
            <office:change-info>
              <dc:creator>Peter Camilleri</dc:creator>
              <dc:date>2015-04-25T23:20:00</dc:date>
            </office:change-info>
            <text:p text:style-name="Text_20_body"/>
            <text:p text:style-name="Text_20_body">.sqr</text:p>
          </text:deletion>
        </text:changed-region>
        <text:changed-region xml:id="ct241400248" text:id="ct241400248">
          <text:insertion>
            <office:change-info>
              <dc:creator>Peter Camilleri</dc:creator>
              <dc:date>2015-04-25T17:39:00</dc:date>
            </office:change-info>
          </text:insertion>
        </text:changed-region>
        <text:changed-region xml:id="ct241400352" text:id="ct241400352">
          <text:insertion>
            <office:change-info>
              <dc:creator>Peter Camilleri</dc:creator>
              <dc:date>2015-04-25T17:39:00</dc:date>
            </office:change-info>
          </text:insertion>
        </text:changed-region>
        <text:changed-region xml:id="ct241400456" text:id="ct241400456">
          <text:insertion>
            <office:change-info>
              <dc:creator>Peter Camilleri</dc:creator>
              <dc:date>2015-04-25T17:39:00</dc:date>
            </office:change-info>
          </text:insertion>
        </text:changed-region>
        <text:changed-region xml:id="ct241400560" text:id="ct241400560">
          <text:insertion>
            <office:change-info>
              <dc:creator>Peter Camilleri</dc:creator>
              <dc:date>2015-04-25T17:39:00</dc:date>
            </office:change-info>
          </text:insertion>
        </text:changed-region>
        <text:changed-region xml:id="ct241400664" text:id="ct241400664">
          <text:deletion>
            <office:change-info>
              <dc:creator>Peter Camilleri</dc:creator>
              <dc:date>2015-04-25T23:20:00</dc:date>
            </office:change-info>
            <text:p text:style-name="Text_20_body"/>
            <text:p text:style-name="Text_20_body">.sqrt</text:p>
          </text:deletion>
        </text:changed-region>
        <text:changed-region xml:id="ct241400768" text:id="ct241400768">
          <text:insertion>
            <office:change-info>
              <dc:creator>Peter Camilleri</dc:creator>
              <dc:date>2015-04-25T17:39:00</dc:date>
            </office:change-info>
          </text:insertion>
        </text:changed-region>
        <text:changed-region xml:id="ct241400872" text:id="ct241400872">
          <text:insertion>
            <office:change-info>
              <dc:creator>Peter Camilleri</dc:creator>
              <dc:date>2015-04-25T17:39:00</dc:date>
            </office:change-info>
          </text:insertion>
        </text:changed-region>
        <text:changed-region xml:id="ct241400976" text:id="ct241400976">
          <text:insertion>
            <office:change-info>
              <dc:creator>Peter Camilleri</dc:creator>
              <dc:date>2015-04-25T17:39:00</dc:date>
            </office:change-info>
          </text:insertion>
        </text:changed-region>
        <text:changed-region xml:id="ct241401080" text:id="ct241401080">
          <text:insertion>
            <office:change-info>
              <dc:creator>Peter Camilleri</dc:creator>
              <dc:date>2015-04-25T17:39:00</dc:date>
            </office:change-info>
          </text:insertion>
        </text:changed-region>
        <text:changed-region xml:id="ct241401184" text:id="ct241401184">
          <text:insertion>
            <office:change-info>
              <dc:creator>Peter Camilleri</dc:creator>
              <dc:date>2015-04-25T17:39:00</dc:date>
            </office:change-info>
          </text:insertion>
        </text:changed-region>
        <text:changed-region xml:id="ct241401288" text:id="ct241401288">
          <text:deletion>
            <office:change-info>
              <dc:creator>Peter Camilleri</dc:creator>
              <dc:date>2015-04-25T23:20:00</dc:date>
            </office:change-info>
            <text:p text:style-name="Text_20_body"/>
            <text:p text:style-name="Text_20_body">.tan</text:p>
          </text:deletion>
        </text:changed-region>
        <text:changed-region xml:id="ct241401392" text:id="ct241401392">
          <text:insertion>
            <office:change-info>
              <dc:creator>Peter Camilleri</dc:creator>
              <dc:date>2015-04-25T17:39:00</dc:date>
            </office:change-info>
          </text:insertion>
        </text:changed-region>
        <text:changed-region xml:id="ct241401496" text:id="ct241401496">
          <text:insertion>
            <office:change-info>
              <dc:creator>Peter Camilleri</dc:creator>
              <dc:date>2015-04-25T17:39:00</dc:date>
            </office:change-info>
          </text:insertion>
        </text:changed-region>
        <text:changed-region xml:id="ct241401600" text:id="ct241401600">
          <text:insertion>
            <office:change-info>
              <dc:creator>Peter Camilleri</dc:creator>
              <dc:date>2015-04-25T17:39:00</dc:date>
            </office:change-info>
          </text:insertion>
        </text:changed-region>
        <text:changed-region xml:id="ct241401704" text:id="ct241401704">
          <text:insertion>
            <office:change-info>
              <dc:creator>Peter Camilleri</dc:creator>
              <dc:date>2015-04-25T17:39:00</dc:date>
            </office:change-info>
          </text:insertion>
        </text:changed-region>
        <text:changed-region xml:id="ct241401808" text:id="ct241401808">
          <text:insertion>
            <office:change-info>
              <dc:creator>Peter Camilleri</dc:creator>
              <dc:date>2015-04-25T17:39:00</dc:date>
            </office:change-info>
          </text:insertion>
        </text:changed-region>
        <text:changed-region xml:id="ct241401912" text:id="ct241401912">
          <text:deletion>
            <office:change-info>
              <dc:creator>Peter Camilleri</dc:creator>
              <dc:date>2015-04-25T23:20:00</dc:date>
            </office:change-info>
            <text:p text:style-name="Text_20_body"/>
            <text:p text:style-name="Text_20_body">.tanh</text:p>
          </text:deletion>
        </text:changed-region>
        <text:changed-region xml:id="ct241402016" text:id="ct241402016">
          <text:insertion>
            <office:change-info>
              <dc:creator>Peter Camilleri</dc:creator>
              <dc:date>2015-04-25T17:39:00</dc:date>
            </office:change-info>
          </text:insertion>
        </text:changed-region>
        <text:changed-region xml:id="ct241402120" text:id="ct241402120">
          <text:insertion>
            <office:change-info>
              <dc:creator>Peter Camilleri</dc:creator>
              <dc:date>2015-04-25T17:39:00</dc:date>
            </office:change-info>
          </text:insertion>
        </text:changed-region>
        <text:changed-region xml:id="ct241402224" text:id="ct241402224">
          <text:insertion>
            <office:change-info>
              <dc:creator>Peter Camilleri</dc:creator>
              <dc:date>2015-04-25T17:39:00</dc:date>
            </office:change-info>
          </text:insertion>
        </text:changed-region>
        <text:changed-region xml:id="ct241402328" text:id="ct241402328">
          <text:insertion>
            <office:change-info>
              <dc:creator>Peter Camilleri</dc:creator>
              <dc:date>2015-04-25T17:39:00</dc:date>
            </office:change-info>
          </text:insertion>
        </text:changed-region>
        <text:changed-region xml:id="ct241402432" text:id="ct241402432">
          <text:insertion>
            <office:change-info>
              <dc:creator>Peter Camilleri</dc:creator>
              <dc:date>2015-04-25T17:39:00</dc:date>
            </office:change-info>
          </text:insertion>
        </text:changed-region>
        <text:changed-region xml:id="ct241402536" text:id="ct241402536">
          <text:deletion>
            <office:change-info>
              <dc:creator>Peter Camilleri</dc:creator>
              <dc:date>2015-04-25T23:20:00</dc:date>
            </office:change-info>
            <text:p text:style-name="Text_20_body"/>
            <text:p text:style-name="Text_20_body">/</text:p>
          </text:deletion>
        </text:changed-region>
        <text:changed-region xml:id="ct241402640" text:id="ct241402640">
          <text:insertion>
            <office:change-info>
              <dc:creator>Peter Camilleri</dc:creator>
              <dc:date>2015-04-25T17:39:00</dc:date>
            </office:change-info>
          </text:insertion>
        </text:changed-region>
        <text:changed-region xml:id="ct241402744" text:id="ct241402744">
          <text:insertion>
            <office:change-info>
              <dc:creator>Peter Camilleri</dc:creator>
              <dc:date>2015-04-25T17:39:00</dc:date>
            </office:change-info>
          </text:insertion>
        </text:changed-region>
        <text:changed-region xml:id="ct241402848" text:id="ct241402848">
          <text:insertion>
            <office:change-info>
              <dc:creator>Peter Camilleri</dc:creator>
              <dc:date>2015-04-25T17:39:00</dc:date>
            </office:change-info>
          </text:insertion>
        </text:changed-region>
        <text:changed-region xml:id="ct241402952" text:id="ct241402952">
          <text:insertion>
            <office:change-info>
              <dc:creator>Peter Camilleri</dc:creator>
              <dc:date>2015-04-25T17:39:00</dc:date>
            </office:change-info>
          </text:insertion>
        </text:changed-region>
        <text:changed-region xml:id="ct241403056" text:id="ct241403056">
          <text:deletion>
            <office:change-info>
              <dc:creator>Peter Camilleri</dc:creator>
              <dc:date>2015-04-25T23:21:00</dc:date>
            </office:change-info>
            <text:p text:style-name="Text_20_body"/>
            <text:p text:style-name="Text_20_body">0&lt;</text:p>
          </text:deletion>
        </text:changed-region>
        <text:changed-region xml:id="ct241403160" text:id="ct241403160">
          <text:insertion>
            <office:change-info>
              <dc:creator>Peter Camilleri</dc:creator>
              <dc:date>2015-04-25T17:39:00</dc:date>
            </office:change-info>
          </text:insertion>
        </text:changed-region>
        <text:changed-region xml:id="ct241403264" text:id="ct241403264">
          <text:insertion>
            <office:change-info>
              <dc:creator>Peter Camilleri</dc:creator>
              <dc:date>2015-04-25T17:39:00</dc:date>
            </office:change-info>
          </text:insertion>
        </text:changed-region>
        <text:changed-region xml:id="ct241403368" text:id="ct241403368">
          <text:insertion>
            <office:change-info>
              <dc:creator>Peter Camilleri</dc:creator>
              <dc:date>2015-04-25T17:39:00</dc:date>
            </office:change-info>
          </text:insertion>
        </text:changed-region>
        <text:changed-region xml:id="ct241403472" text:id="ct241403472">
          <text:insertion>
            <office:change-info>
              <dc:creator>Peter Camilleri</dc:creator>
              <dc:date>2015-04-25T17:39:00</dc:date>
            </office:change-info>
          </text:insertion>
        </text:changed-region>
        <text:changed-region xml:id="ct241403576" text:id="ct241403576">
          <text:deletion>
            <office:change-info>
              <dc:creator>Peter Camilleri</dc:creator>
              <dc:date>2015-04-25T23:21:00</dc:date>
            </office:change-info>
            <text:p text:style-name="Text_20_body"/>
            <text:p text:style-name="Text_20_body">0&lt;=</text:p>
          </text:deletion>
        </text:changed-region>
        <text:changed-region xml:id="ct241403680" text:id="ct241403680">
          <text:insertion>
            <office:change-info>
              <dc:creator>Peter Camilleri</dc:creator>
              <dc:date>2015-04-25T17:39:00</dc:date>
            </office:change-info>
          </text:insertion>
        </text:changed-region>
        <text:changed-region xml:id="ct241403784" text:id="ct241403784">
          <text:insertion>
            <office:change-info>
              <dc:creator>Peter Camilleri</dc:creator>
              <dc:date>2015-04-25T17:39:00</dc:date>
            </office:change-info>
          </text:insertion>
        </text:changed-region>
        <text:changed-region xml:id="ct241318088" text:id="ct241318088">
          <text:insertion>
            <office:change-info>
              <dc:creator>Peter Camilleri</dc:creator>
              <dc:date>2015-04-25T17:39:00</dc:date>
            </office:change-info>
          </text:insertion>
        </text:changed-region>
        <text:changed-region xml:id="ct241318192" text:id="ct241318192">
          <text:insertion>
            <office:change-info>
              <dc:creator>Peter Camilleri</dc:creator>
              <dc:date>2015-04-25T17:39:00</dc:date>
            </office:change-info>
          </text:insertion>
        </text:changed-region>
        <text:changed-region xml:id="ct241318296" text:id="ct241318296">
          <text:deletion>
            <office:change-info>
              <dc:creator>Peter Camilleri</dc:creator>
              <dc:date>2015-04-25T23:21:00</dc:date>
            </office:change-info>
            <text:p text:style-name="Text_20_body"/>
            <text:p text:style-name="Text_20_body">0&lt;=&gt;</text:p>
          </text:deletion>
        </text:changed-region>
        <text:changed-region xml:id="ct241318400" text:id="ct241318400">
          <text:insertion>
            <office:change-info>
              <dc:creator>Peter Camilleri</dc:creator>
              <dc:date>2015-04-25T17:39:00</dc:date>
            </office:change-info>
          </text:insertion>
        </text:changed-region>
        <text:changed-region xml:id="ct241318504" text:id="ct241318504">
          <text:insertion>
            <office:change-info>
              <dc:creator>Peter Camilleri</dc:creator>
              <dc:date>2015-04-25T17:39:00</dc:date>
            </office:change-info>
          </text:insertion>
        </text:changed-region>
        <text:changed-region xml:id="ct241318608" text:id="ct241318608">
          <text:insertion>
            <office:change-info>
              <dc:creator>Peter Camilleri</dc:creator>
              <dc:date>2015-04-25T17:39:00</dc:date>
            </office:change-info>
          </text:insertion>
        </text:changed-region>
        <text:changed-region xml:id="ct241318712" text:id="ct241318712">
          <text:insertion>
            <office:change-info>
              <dc:creator>Peter Camilleri</dc:creator>
              <dc:date>2015-04-25T17:39:00</dc:date>
            </office:change-info>
          </text:insertion>
        </text:changed-region>
        <text:changed-region xml:id="ct241318816" text:id="ct241318816">
          <text:insertion>
            <office:change-info>
              <dc:creator>Peter Camilleri</dc:creator>
              <dc:date>2015-04-25T17:39:00</dc:date>
            </office:change-info>
          </text:insertion>
        </text:changed-region>
        <text:changed-region xml:id="ct241319024" text:id="ct241319024">
          <text:deletion>
            <office:change-info>
              <dc:creator>Peter Camilleri</dc:creator>
              <dc:date>2015-04-25T23:22:00</dc:date>
            </office:change-info>
            <text:p text:style-name="Text_20_body"/>
            <text:p text:style-name="Text_20_body"/>
          </text:deletion>
        </text:changed-region>
        <text:changed-region xml:id="ct241318920" text:id="ct241318920">
          <text:deletion>
            <office:change-info>
              <dc:creator>Peter Camilleri</dc:creator>
              <dc:date>2015-04-25T23:21:00</dc:date>
            </office:change-info>
            <text:p text:style-name="Text_20_body">0&lt;&gt;</text:p>
          </text:deletion>
        </text:changed-region>
        <text:changed-region xml:id="ct241319128" text:id="ct241319128">
          <text:insertion>
            <office:change-info>
              <dc:creator>Peter Camilleri</dc:creator>
              <dc:date>2015-04-25T17:39:00</dc:date>
            </office:change-info>
          </text:insertion>
        </text:changed-region>
        <text:changed-region xml:id="ct241319232" text:id="ct241319232">
          <text:insertion>
            <office:change-info>
              <dc:creator>Peter Camilleri</dc:creator>
              <dc:date>2015-04-25T17:39:00</dc:date>
            </office:change-info>
          </text:insertion>
        </text:changed-region>
        <text:changed-region xml:id="ct241319336" text:id="ct241319336">
          <text:insertion>
            <office:change-info>
              <dc:creator>Peter Camilleri</dc:creator>
              <dc:date>2015-04-25T17:39:00</dc:date>
            </office:change-info>
          </text:insertion>
        </text:changed-region>
        <text:changed-region xml:id="ct241319440" text:id="ct241319440">
          <text:insertion>
            <office:change-info>
              <dc:creator>Peter Camilleri</dc:creator>
              <dc:date>2015-04-25T17:39:00</dc:date>
            </office:change-info>
          </text:insertion>
        </text:changed-region>
        <text:changed-region xml:id="ct241319544" text:id="ct241319544">
          <text:deletion>
            <office:change-info>
              <dc:creator>Peter Camilleri</dc:creator>
              <dc:date>2015-04-25T23:22:00</dc:date>
            </office:change-info>
            <text:p text:style-name="Text_20_body"/>
            <text:p text:style-name="Text_20_body">0=</text:p>
          </text:deletion>
        </text:changed-region>
        <text:changed-region xml:id="ct241319648" text:id="ct241319648">
          <text:insertion>
            <office:change-info>
              <dc:creator>Peter Camilleri</dc:creator>
              <dc:date>2015-04-25T17:39:00</dc:date>
            </office:change-info>
          </text:insertion>
        </text:changed-region>
        <text:changed-region xml:id="ct241319752" text:id="ct241319752">
          <text:insertion>
            <office:change-info>
              <dc:creator>Peter Camilleri</dc:creator>
              <dc:date>2015-04-25T17:39:00</dc:date>
            </office:change-info>
          </text:insertion>
        </text:changed-region>
        <text:changed-region xml:id="ct241319856" text:id="ct241319856">
          <text:insertion>
            <office:change-info>
              <dc:creator>Peter Camilleri</dc:creator>
              <dc:date>2015-04-25T17:39:00</dc:date>
            </office:change-info>
          </text:insertion>
        </text:changed-region>
        <text:changed-region xml:id="ct241319960" text:id="ct241319960">
          <text:insertion>
            <office:change-info>
              <dc:creator>Peter Camilleri</dc:creator>
              <dc:date>2015-04-25T17:39:00</dc:date>
            </office:change-info>
          </text:insertion>
        </text:changed-region>
        <text:changed-region xml:id="ct241320064" text:id="ct241320064">
          <text:deletion>
            <office:change-info>
              <dc:creator>Peter Camilleri</dc:creator>
              <dc:date>2015-04-25T23:22:00</dc:date>
            </office:change-info>
            <text:p text:style-name="Text_20_body"/>
            <text:p text:style-name="Text_20_body">0&gt;</text:p>
          </text:deletion>
        </text:changed-region>
        <text:changed-region xml:id="ct241320168" text:id="ct241320168">
          <text:insertion>
            <office:change-info>
              <dc:creator>Peter Camilleri</dc:creator>
              <dc:date>2015-04-25T17:39:00</dc:date>
            </office:change-info>
          </text:insertion>
        </text:changed-region>
        <text:changed-region xml:id="ct241320272" text:id="ct241320272">
          <text:insertion>
            <office:change-info>
              <dc:creator>Peter Camilleri</dc:creator>
              <dc:date>2015-04-25T17:39:00</dc:date>
            </office:change-info>
          </text:insertion>
        </text:changed-region>
        <text:changed-region xml:id="ct241320376" text:id="ct241320376">
          <text:insertion>
            <office:change-info>
              <dc:creator>Peter Camilleri</dc:creator>
              <dc:date>2015-04-25T17:39:00</dc:date>
            </office:change-info>
          </text:insertion>
        </text:changed-region>
        <text:changed-region xml:id="ct241320480" text:id="ct241320480">
          <text:insertion>
            <office:change-info>
              <dc:creator>Peter Camilleri</dc:creator>
              <dc:date>2015-04-25T17:39:00</dc:date>
            </office:change-info>
          </text:insertion>
        </text:changed-region>
        <text:changed-region xml:id="ct241320584" text:id="ct241320584">
          <text:deletion>
            <office:change-info>
              <dc:creator>Peter Camilleri</dc:creator>
              <dc:date>2015-04-25T23:22:00</dc:date>
            </office:change-info>
            <text:p text:style-name="Text_20_body"/>
            <text:p text:style-name="Text_20_body">0&gt;=</text:p>
          </text:deletion>
        </text:changed-region>
        <text:changed-region xml:id="ct241320688" text:id="ct241320688">
          <text:insertion>
            <office:change-info>
              <dc:creator>Peter Camilleri</dc:creator>
              <dc:date>2015-04-25T17:39:00</dc:date>
            </office:change-info>
          </text:insertion>
        </text:changed-region>
        <text:changed-region xml:id="ct241320792" text:id="ct241320792">
          <text:insertion>
            <office:change-info>
              <dc:creator>Peter Camilleri</dc:creator>
              <dc:date>2015-04-25T17:39:00</dc:date>
            </office:change-info>
          </text:insertion>
        </text:changed-region>
        <text:changed-region xml:id="ct241320896" text:id="ct241320896">
          <text:insertion>
            <office:change-info>
              <dc:creator>Peter Camilleri</dc:creator>
              <dc:date>2015-04-25T17:39:00</dc:date>
            </office:change-info>
          </text:insertion>
        </text:changed-region>
        <text:changed-region xml:id="ct241321000" text:id="ct241321000">
          <text:insertion>
            <office:change-info>
              <dc:creator>Peter Camilleri</dc:creator>
              <dc:date>2015-04-25T17:39:00</dc:date>
            </office:change-info>
          </text:insertion>
        </text:changed-region>
        <text:changed-region xml:id="ct241321104" text:id="ct241321104">
          <text:deletion>
            <office:change-info>
              <dc:creator>Peter Camilleri</dc:creator>
              <dc:date>2015-04-25T23:22:00</dc:date>
            </office:change-info>
            <text:p text:style-name="Text_20_body"/>
            <text:p text:style-name="Text_20_body">1+</text:p>
          </text:deletion>
        </text:changed-region>
        <text:changed-region xml:id="ct241321208" text:id="ct241321208">
          <text:insertion>
            <office:change-info>
              <dc:creator>Peter Camilleri</dc:creator>
              <dc:date>2015-04-25T17:39:00</dc:date>
            </office:change-info>
          </text:insertion>
        </text:changed-region>
        <text:changed-region xml:id="ct241321312" text:id="ct241321312">
          <text:insertion>
            <office:change-info>
              <dc:creator>Peter Camilleri</dc:creator>
              <dc:date>2015-04-25T17:39:00</dc:date>
            </office:change-info>
          </text:insertion>
        </text:changed-region>
        <text:changed-region xml:id="ct241321416" text:id="ct241321416">
          <text:insertion>
            <office:change-info>
              <dc:creator>Peter Camilleri</dc:creator>
              <dc:date>2015-04-25T17:39:00</dc:date>
            </office:change-info>
          </text:insertion>
        </text:changed-region>
        <text:changed-region xml:id="ct241321520" text:id="ct241321520">
          <text:insertion>
            <office:change-info>
              <dc:creator>Peter Camilleri</dc:creator>
              <dc:date>2015-04-25T17:39:00</dc:date>
            </office:change-info>
          </text:insertion>
        </text:changed-region>
        <text:changed-region xml:id="ct241321624" text:id="ct241321624">
          <text:deletion>
            <office:change-info>
              <dc:creator>Peter Camilleri</dc:creator>
              <dc:date>2015-04-25T23:22:00</dc:date>
            </office:change-info>
            <text:p text:style-name="Text_20_body"/>
            <text:p text:style-name="Text_20_body">1-</text:p>
          </text:deletion>
        </text:changed-region>
        <text:changed-region xml:id="ct241321728" text:id="ct241321728">
          <text:insertion>
            <office:change-info>
              <dc:creator>Peter Camilleri</dc:creator>
              <dc:date>2015-04-25T17:39:00</dc:date>
            </office:change-info>
          </text:insertion>
        </text:changed-region>
        <text:changed-region xml:id="ct241321832" text:id="ct241321832">
          <text:insertion>
            <office:change-info>
              <dc:creator>Peter Camilleri</dc:creator>
              <dc:date>2015-04-25T17:39:00</dc:date>
            </office:change-info>
          </text:insertion>
        </text:changed-region>
        <text:changed-region xml:id="ct241321936" text:id="ct241321936">
          <text:insertion>
            <office:change-info>
              <dc:creator>Peter Camilleri</dc:creator>
              <dc:date>2015-04-25T17:39:00</dc:date>
            </office:change-info>
          </text:insertion>
        </text:changed-region>
        <text:changed-region xml:id="ct241322040" text:id="ct241322040">
          <text:insertion>
            <office:change-info>
              <dc:creator>Peter Camilleri</dc:creator>
              <dc:date>2015-04-25T17:39:00</dc:date>
            </office:change-info>
          </text:insertion>
        </text:changed-region>
        <text:changed-region xml:id="ct241322144" text:id="ct241322144">
          <text:deletion>
            <office:change-info>
              <dc:creator>Peter Camilleri</dc:creator>
              <dc:date>2015-04-25T23:23:00</dc:date>
            </office:change-info>
            <text:p text:style-name="Text_20_body"/>
            <text:p text:style-name="Text_20_body">2*</text:p>
          </text:deletion>
        </text:changed-region>
        <text:changed-region xml:id="ct241322248" text:id="ct241322248">
          <text:insertion>
            <office:change-info>
              <dc:creator>Peter Camilleri</dc:creator>
              <dc:date>2015-04-25T17:39:00</dc:date>
            </office:change-info>
          </text:insertion>
        </text:changed-region>
        <text:changed-region xml:id="ct241322352" text:id="ct241322352">
          <text:insertion>
            <office:change-info>
              <dc:creator>Peter Camilleri</dc:creator>
              <dc:date>2015-04-25T17:39:00</dc:date>
            </office:change-info>
          </text:insertion>
        </text:changed-region>
        <text:changed-region xml:id="ct241322456" text:id="ct241322456">
          <text:insertion>
            <office:change-info>
              <dc:creator>Peter Camilleri</dc:creator>
              <dc:date>2015-04-25T17:39:00</dc:date>
            </office:change-info>
          </text:insertion>
        </text:changed-region>
        <text:changed-region xml:id="ct241322560" text:id="ct241322560">
          <text:insertion>
            <office:change-info>
              <dc:creator>Peter Camilleri</dc:creator>
              <dc:date>2015-04-25T17:39:00</dc:date>
            </office:change-info>
          </text:insertion>
        </text:changed-region>
        <text:changed-region xml:id="ct241322664" text:id="ct241322664">
          <text:deletion>
            <office:change-info>
              <dc:creator>Peter Camilleri</dc:creator>
              <dc:date>2015-04-25T23:23:00</dc:date>
            </office:change-info>
            <text:p text:style-name="Text_20_body"/>
            <text:p text:style-name="Text_20_body">2+</text:p>
          </text:deletion>
        </text:changed-region>
        <text:changed-region xml:id="ct241322768" text:id="ct241322768">
          <text:insertion>
            <office:change-info>
              <dc:creator>Peter Camilleri</dc:creator>
              <dc:date>2015-04-25T17:39:00</dc:date>
            </office:change-info>
          </text:insertion>
        </text:changed-region>
        <text:changed-region xml:id="ct241322872" text:id="ct241322872">
          <text:insertion>
            <office:change-info>
              <dc:creator>Peter Camilleri</dc:creator>
              <dc:date>2015-04-25T17:39:00</dc:date>
            </office:change-info>
          </text:insertion>
        </text:changed-region>
        <text:changed-region xml:id="ct241322976" text:id="ct241322976">
          <text:insertion>
            <office:change-info>
              <dc:creator>Peter Camilleri</dc:creator>
              <dc:date>2015-04-25T17:39:00</dc:date>
            </office:change-info>
          </text:insertion>
        </text:changed-region>
        <text:changed-region xml:id="ct241323080" text:id="ct241323080">
          <text:insertion>
            <office:change-info>
              <dc:creator>Peter Camilleri</dc:creator>
              <dc:date>2015-04-25T17:39:00</dc:date>
            </office:change-info>
          </text:insertion>
        </text:changed-region>
        <text:changed-region xml:id="ct241323184" text:id="ct241323184">
          <text:deletion>
            <office:change-info>
              <dc:creator>Peter Camilleri</dc:creator>
              <dc:date>2015-04-25T23:23:00</dc:date>
            </office:change-info>
            <text:p text:style-name="Text_20_body"/>
            <text:p text:style-name="Text_20_body">2-</text:p>
          </text:deletion>
        </text:changed-region>
        <text:changed-region xml:id="ct241323288" text:id="ct241323288">
          <text:insertion>
            <office:change-info>
              <dc:creator>Peter Camilleri</dc:creator>
              <dc:date>2015-04-25T17:39:00</dc:date>
            </office:change-info>
          </text:insertion>
        </text:changed-region>
        <text:changed-region xml:id="ct241323392" text:id="ct241323392">
          <text:insertion>
            <office:change-info>
              <dc:creator>Peter Camilleri</dc:creator>
              <dc:date>2015-04-25T17:39:00</dc:date>
            </office:change-info>
          </text:insertion>
        </text:changed-region>
        <text:changed-region xml:id="ct241323496" text:id="ct241323496">
          <text:insertion>
            <office:change-info>
              <dc:creator>Peter Camilleri</dc:creator>
              <dc:date>2015-04-25T17:39:00</dc:date>
            </office:change-info>
          </text:insertion>
        </text:changed-region>
        <text:changed-region xml:id="ct241323600" text:id="ct241323600">
          <text:insertion>
            <office:change-info>
              <dc:creator>Peter Camilleri</dc:creator>
              <dc:date>2015-04-25T17:39:00</dc:date>
            </office:change-info>
          </text:insertion>
        </text:changed-region>
        <text:changed-region xml:id="ct241323704" text:id="ct241323704">
          <text:deletion>
            <office:change-info>
              <dc:creator>Peter Camilleri</dc:creator>
              <dc:date>2015-04-25T23:24:00</dc:date>
            </office:change-info>
            <text:p text:style-name="Text_20_body"/>
            <text:p text:style-name="Text_20_body">2/</text:p>
          </text:deletion>
        </text:changed-region>
        <text:changed-region xml:id="ct241323808" text:id="ct241323808">
          <text:insertion>
            <office:change-info>
              <dc:creator>Peter Camilleri</dc:creator>
              <dc:date>2015-04-25T17:39:00</dc:date>
            </office:change-info>
          </text:insertion>
        </text:changed-region>
        <text:changed-region xml:id="ct241323912" text:id="ct241323912">
          <text:insertion>
            <office:change-info>
              <dc:creator>Peter Camilleri</dc:creator>
              <dc:date>2015-04-25T17:39:00</dc:date>
            </office:change-info>
          </text:insertion>
        </text:changed-region>
        <text:changed-region xml:id="ct241324016" text:id="ct241324016">
          <text:insertion>
            <office:change-info>
              <dc:creator>Peter Camilleri</dc:creator>
              <dc:date>2015-04-25T17:39:00</dc:date>
            </office:change-info>
          </text:insertion>
        </text:changed-region>
        <text:changed-region xml:id="ct241324120" text:id="ct241324120">
          <text:insertion>
            <office:change-info>
              <dc:creator>Peter Camilleri</dc:creator>
              <dc:date>2015-04-25T17:39:00</dc:date>
            </office:change-info>
          </text:insertion>
        </text:changed-region>
        <text:changed-region xml:id="ct241324224" text:id="ct241324224">
          <text:deletion>
            <office:change-info>
              <dc:creator>Peter Camilleri</dc:creator>
              <dc:date>2015-04-25T23:24:00</dc:date>
            </office:change-info>
            <text:p text:style-name="Text_20_body"/>
            <text:p text:style-name="Text_20_body">&lt;</text:p>
          </text:deletion>
        </text:changed-region>
        <text:changed-region xml:id="ct241324328" text:id="ct241324328">
          <text:insertion>
            <office:change-info>
              <dc:creator>Peter Camilleri</dc:creator>
              <dc:date>2015-04-25T17:39:00</dc:date>
            </office:change-info>
          </text:insertion>
        </text:changed-region>
        <text:changed-region xml:id="ct241324432" text:id="ct241324432">
          <text:insertion>
            <office:change-info>
              <dc:creator>Peter Camilleri</dc:creator>
              <dc:date>2015-04-25T17:39:00</dc:date>
            </office:change-info>
          </text:insertion>
        </text:changed-region>
        <text:changed-region xml:id="ct241324536" text:id="ct241324536">
          <text:insertion>
            <office:change-info>
              <dc:creator>Peter Camilleri</dc:creator>
              <dc:date>2015-04-25T17:39:00</dc:date>
            </office:change-info>
          </text:insertion>
        </text:changed-region>
        <text:changed-region xml:id="ct241324640" text:id="ct241324640">
          <text:insertion>
            <office:change-info>
              <dc:creator>Peter Camilleri</dc:creator>
              <dc:date>2015-04-25T17:39:00</dc:date>
            </office:change-info>
          </text:insertion>
        </text:changed-region>
        <text:changed-region xml:id="ct241324744" text:id="ct241324744">
          <text:insertion>
            <office:change-info>
              <dc:creator>Peter Camilleri</dc:creator>
              <dc:date>2015-04-25T17:39:00</dc:date>
            </office:change-info>
          </text:insertion>
        </text:changed-region>
        <text:changed-region xml:id="ct241324848" text:id="ct241324848">
          <text:deletion>
            <office:change-info>
              <dc:creator>Peter Camilleri</dc:creator>
              <dc:date>2015-04-25T23:24:00</dc:date>
            </office:change-info>
            <text:p text:style-name="Text_20_body"/>
            <text:p text:style-name="Text_20_body">&lt;=</text:p>
          </text:deletion>
        </text:changed-region>
        <text:changed-region xml:id="ct241324952" text:id="ct241324952">
          <text:insertion>
            <office:change-info>
              <dc:creator>Peter Camilleri</dc:creator>
              <dc:date>2015-04-25T17:39:00</dc:date>
            </office:change-info>
          </text:insertion>
        </text:changed-region>
        <text:changed-region xml:id="ct241325056" text:id="ct241325056">
          <text:insertion>
            <office:change-info>
              <dc:creator>Peter Camilleri</dc:creator>
              <dc:date>2015-04-25T17:39:00</dc:date>
            </office:change-info>
          </text:insertion>
        </text:changed-region>
        <text:changed-region xml:id="ct241325160" text:id="ct241325160">
          <text:insertion>
            <office:change-info>
              <dc:creator>Peter Camilleri</dc:creator>
              <dc:date>2015-04-25T17:39:00</dc:date>
            </office:change-info>
          </text:insertion>
        </text:changed-region>
        <text:changed-region xml:id="ct241325264" text:id="ct241325264">
          <text:insertion>
            <office:change-info>
              <dc:creator>Peter Camilleri</dc:creator>
              <dc:date>2015-04-25T17:39:00</dc:date>
            </office:change-info>
          </text:insertion>
        </text:changed-region>
        <text:changed-region xml:id="ct241325368" text:id="ct241325368">
          <text:insertion>
            <office:change-info>
              <dc:creator>Peter Camilleri</dc:creator>
              <dc:date>2015-04-25T17:39:00</dc:date>
            </office:change-info>
          </text:insertion>
        </text:changed-region>
        <text:changed-region xml:id="ct241325472" text:id="ct241325472">
          <text:deletion>
            <office:change-info>
              <dc:creator>Peter Camilleri</dc:creator>
              <dc:date>2015-04-25T23:24:00</dc:date>
            </office:change-info>
            <text:p text:style-name="Text_20_body"/>
            <text:p text:style-name="Text_20_body">&lt;=&gt;</text:p>
          </text:deletion>
        </text:changed-region>
        <text:changed-region xml:id="ct241325576" text:id="ct241325576">
          <text:insertion>
            <office:change-info>
              <dc:creator>Peter Camilleri</dc:creator>
              <dc:date>2015-04-25T17:39:00</dc:date>
            </office:change-info>
          </text:insertion>
        </text:changed-region>
        <text:changed-region xml:id="ct241325680" text:id="ct241325680">
          <text:insertion>
            <office:change-info>
              <dc:creator>Peter Camilleri</dc:creator>
              <dc:date>2015-04-25T17:39:00</dc:date>
            </office:change-info>
          </text:insertion>
        </text:changed-region>
        <text:changed-region xml:id="ct241325784" text:id="ct241325784">
          <text:insertion>
            <office:change-info>
              <dc:creator>Peter Camilleri</dc:creator>
              <dc:date>2015-04-25T17:39:00</dc:date>
            </office:change-info>
          </text:insertion>
        </text:changed-region>
        <text:changed-region xml:id="ct241325888" text:id="ct241325888">
          <text:insertion>
            <office:change-info>
              <dc:creator>Peter Camilleri</dc:creator>
              <dc:date>2015-04-25T17:39:00</dc:date>
            </office:change-info>
          </text:insertion>
        </text:changed-region>
        <text:changed-region xml:id="ct241325992" text:id="ct241325992">
          <text:insertion>
            <office:change-info>
              <dc:creator>Peter Camilleri</dc:creator>
              <dc:date>2015-04-25T17:39:00</dc:date>
            </office:change-info>
          </text:insertion>
        </text:changed-region>
        <text:changed-region xml:id="ct241473472" text:id="ct241473472">
          <text:deletion>
            <office:change-info>
              <dc:creator>Peter Camilleri</dc:creator>
              <dc:date>2015-04-25T23:25:00</dc:date>
            </office:change-info>
            <text:p text:style-name="Text_20_body"/>
            <text:p text:style-name="Text_20_body"/>
          </text:deletion>
        </text:changed-region>
        <text:changed-region xml:id="ct241326096" text:id="ct241326096">
          <text:deletion>
            <office:change-info>
              <dc:creator>Peter Camilleri</dc:creator>
              <dc:date>2015-04-25T23:24:00</dc:date>
            </office:change-info>
            <text:p text:style-name="Text_20_body">&gt;</text:p>
          </text:deletion>
        </text:changed-region>
        <text:changed-region xml:id="ct241473576" text:id="ct241473576">
          <text:insertion>
            <office:change-info>
              <dc:creator>Peter Camilleri</dc:creator>
              <dc:date>2015-04-25T17:39:00</dc:date>
            </office:change-info>
          </text:insertion>
        </text:changed-region>
        <text:changed-region xml:id="ct241473680" text:id="ct241473680">
          <text:insertion>
            <office:change-info>
              <dc:creator>Peter Camilleri</dc:creator>
              <dc:date>2015-04-25T17:39:00</dc:date>
            </office:change-info>
          </text:insertion>
        </text:changed-region>
        <text:changed-region xml:id="ct241473784" text:id="ct241473784">
          <text:insertion>
            <office:change-info>
              <dc:creator>Peter Camilleri</dc:creator>
              <dc:date>2015-04-25T17:39:00</dc:date>
            </office:change-info>
          </text:insertion>
        </text:changed-region>
        <text:changed-region xml:id="ct241473888" text:id="ct241473888">
          <text:insertion>
            <office:change-info>
              <dc:creator>Peter Camilleri</dc:creator>
              <dc:date>2015-04-25T17:39:00</dc:date>
            </office:change-info>
          </text:insertion>
        </text:changed-region>
        <text:changed-region xml:id="ct241473992" text:id="ct241473992">
          <text:insertion>
            <office:change-info>
              <dc:creator>Peter Camilleri</dc:creator>
              <dc:date>2015-04-25T17:39:00</dc:date>
            </office:change-info>
          </text:insertion>
        </text:changed-region>
        <text:changed-region xml:id="ct241474096" text:id="ct241474096">
          <text:deletion>
            <office:change-info>
              <dc:creator>Peter Camilleri</dc:creator>
              <dc:date>2015-04-25T23:25:00</dc:date>
            </office:change-info>
            <text:p text:style-name="Text_20_body"/>
            <text:p text:style-name="Text_20_body">&gt;=</text:p>
          </text:deletion>
        </text:changed-region>
        <text:changed-region xml:id="ct241474200" text:id="ct241474200">
          <text:insertion>
            <office:change-info>
              <dc:creator>Peter Camilleri</dc:creator>
              <dc:date>2015-04-25T17:39:00</dc:date>
            </office:change-info>
          </text:insertion>
        </text:changed-region>
        <text:changed-region xml:id="ct241474304" text:id="ct241474304">
          <text:insertion>
            <office:change-info>
              <dc:creator>Peter Camilleri</dc:creator>
              <dc:date>2015-04-25T17:39:00</dc:date>
            </office:change-info>
          </text:insertion>
        </text:changed-region>
        <text:changed-region xml:id="ct241474408" text:id="ct241474408">
          <text:insertion>
            <office:change-info>
              <dc:creator>Peter Camilleri</dc:creator>
              <dc:date>2015-04-25T17:39:00</dc:date>
            </office:change-info>
          </text:insertion>
        </text:changed-region>
        <text:changed-region xml:id="ct241474512" text:id="ct241474512">
          <text:insertion>
            <office:change-info>
              <dc:creator>Peter Camilleri</dc:creator>
              <dc:date>2015-04-25T17:39:00</dc:date>
            </office:change-info>
          </text:insertion>
        </text:changed-region>
        <text:changed-region xml:id="ct241474616" text:id="ct241474616">
          <text:insertion>
            <office:change-info>
              <dc:creator>Peter Camilleri</dc:creator>
              <dc:date>2015-04-25T17:39:00</dc:date>
            </office:change-info>
          </text:insertion>
        </text:changed-region>
        <text:changed-region xml:id="ct241474720" text:id="ct241474720">
          <text:deletion>
            <office:change-info>
              <dc:creator>Peter Camilleri</dc:creator>
              <dc:date>2015-04-25T23:25:00</dc:date>
            </office:change-info>
            <text:p text:style-name="Text_20_body"/>
            <text:p text:style-name="Text_20_body">mod</text:p>
          </text:deletion>
        </text:changed-region>
        <text:changed-region xml:id="ct241474824" text:id="ct241474824">
          <text:insertion>
            <office:change-info>
              <dc:creator>Peter Camilleri</dc:creator>
              <dc:date>2015-04-25T17:39:00</dc:date>
            </office:change-info>
          </text:insertion>
        </text:changed-region>
        <text:changed-region xml:id="ct241474928" text:id="ct241474928">
          <text:insertion>
            <office:change-info>
              <dc:creator>Peter Camilleri</dc:creator>
              <dc:date>2015-04-25T17:39:00</dc:date>
            </office:change-info>
          </text:insertion>
        </text:changed-region>
        <text:changed-region xml:id="ct241475032" text:id="ct241475032">
          <text:insertion>
            <office:change-info>
              <dc:creator>Peter Camilleri</dc:creator>
              <dc:date>2015-04-25T17:39:00</dc:date>
            </office:change-info>
          </text:insertion>
        </text:changed-region>
        <text:changed-region xml:id="ct241475136" text:id="ct241475136">
          <text:insertion>
            <office:change-info>
              <dc:creator>Peter Camilleri</dc:creator>
              <dc:date>2015-04-25T17:39:00</dc:date>
            </office:change-info>
          </text:insertion>
        </text:changed-region>
        <text:changed-region xml:id="ct241475240" text:id="ct241475240">
          <text:deletion>
            <office:change-info>
              <dc:creator>Peter Camilleri</dc:creator>
              <dc:date>2015-04-25T23:25:00</dc:date>
            </office:change-info>
            <text:p text:style-name="Text_20_body"/>
            <text:p text:style-name="Text_20_body">neg</text:p>
          </text:deletion>
        </text:changed-region>
        <text:changed-region xml:id="ct241475344" text:id="ct241475344">
          <text:insertion>
            <office:change-info>
              <dc:creator>Peter Camilleri</dc:creator>
              <dc:date>2015-04-25T17:39:00</dc:date>
            </office:change-info>
          </text:insertion>
        </text:changed-region>
        <text:changed-region xml:id="ct241475448" text:id="ct241475448">
          <text:insertion>
            <office:change-info>
              <dc:creator>Peter Camilleri</dc:creator>
              <dc:date>2015-04-25T17:39:00</dc:date>
            </office:change-info>
          </text:insertion>
        </text:changed-region>
        <text:changed-region xml:id="ct241475552" text:id="ct241475552">
          <text:insertion>
            <office:change-info>
              <dc:creator>Peter Camilleri</dc:creator>
              <dc:date>2015-04-25T17:39:00</dc:date>
            </office:change-info>
          </text:insertion>
        </text:changed-region>
        <text:changed-region xml:id="ct241475656" text:id="ct241475656">
          <text:insertion>
            <office:change-info>
              <dc:creator>Peter Camilleri</dc:creator>
              <dc:date>2015-04-25T17:39:00</dc:date>
            </office:change-info>
          </text:insertion>
        </text:changed-region>
        <text:changed-region xml:id="ct241475760" text:id="ct2414757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8, 2015</text:p>
      <text:p text:style-name="P5">Covering fOOrth version 0.0.3</text:p>
      <text:p text:style-name="P5">Status: Unpublished.</text:p>
      <text:p text:style-name="Text_20_body"/>
      <text:p text:style-name="Text_20_body"/>
      <text:p text:style-name="Text_20_body"/>
      <text:p text:style-name="P64"/>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4">Table of Contents</text:p>
          </text:index-title>
          <text:p text:style-name="P75">The MIT License (MIT).<text:tab/>5</text:p>
          <text:p text:style-name="P75">Introduction<text:tab/>6</text:p>
          <text:p text:style-name="P76">About the name fOOrth<text:tab/>6</text:p>
          <text:p text:style-name="P76">How fOOrth came to be<text:tab/>6</text:p>
          <text:p text:style-name="P76">Goals and Principles<text:tab/>7</text:p>
          <text:p text:style-name="P76">Report Card<text:tab/>8</text:p>
          <text:p text:style-name="P76">Special Note of Thanks<text:tab/>8</text:p>
          <text:p text:style-name="P75">Installation<text:tab/>9</text:p>
          <text:p text:style-name="P76">Ruby<text:tab/>9</text:p>
          <text:p text:style-name="P76">fOOrth<text:tab/>9</text:p>
          <text:p text:style-name="P76">Running fOOrth<text:tab/>10</text:p>
          <text:p text:style-name="P76">Testing<text:tab/>10</text:p>
          <text:p text:style-name="P76">Source Archive<text:tab/>11</text:p>
          <text:p text:style-name="P75">First Steps<text:tab/>12</text:p>
          <text:p text:style-name="P75">The Syntax and Style of fOOrth<text:tab/>14</text:p>
          <text:p text:style-name="P76">Syntax<text:tab/>14</text:p>
          <text:p text:style-name="P76">Spaces<text:tab/>14</text:p>
          <text:p text:style-name="P76">Comments<text:tab/>14</text:p>
          <text:p text:style-name="P76">String Literals<text:tab/>14</text:p>
          <text:p text:style-name="P76">Numeric Literals<text:tab/>15</text:p>
          <text:p text:style-name="P75">A fOOrth Calculator<text:tab/>16</text:p>
          <text:p text:style-name="P76">The Basics<text:tab/>16</text:p>
          <text:p text:style-name="P76">Stack Manipulation<text:tab/>17</text:p>
          <text:p text:style-name="P76">Programming<text:tab/>19</text:p>
          <text:p text:style-name="P76">Control Structures<text:tab/>20</text:p>
          <text:p text:style-name="P76">Data Memory<text:tab/>24</text:p>
          <text:p text:style-name="P75">Data Storage in fOOrth<text:tab/>25</text:p>
          <text:p text:style-name="P76">Typing<text:tab/>25</text:p>
          <text:p text:style-name="P76">Declarations<text:tab/>25</text:p>
          <text:p text:style-name="P76">Scoping<text:tab/>25</text:p>
          <text:p text:style-name="P76">Referencing<text:tab/>26</text:p>
          <text:p text:style-name="P76">Mutation<text:tab/>27</text:p>
          <text:p text:style-name="P75">Cloning Data<text:tab/>29</text:p>
          <text:p text:style-name="P76">Deep vs Shallow Copy<text:tab/>29</text:p>
          <text:p text:style-name="P76">Permissive Copying<text:tab/>32</text:p>
          <text:p text:style-name="P75">Handling Exceptions<text:tab/>33</text:p>
          <text:p text:style-name="P76">The Nature of Exceptions in fOOrth<text:tab/>33</text:p>
          <text:p text:style-name="P76">Handling Errors<text:tab/>33</text:p>
          <text:p text:style-name="P76">Generating Errors<text:tab/>38</text:p>
          <text:p text:style-name="P76">fOOrth Native Exception Codes:<text:tab/>39</text:p>
          <text:p text:style-name="P76">Application Error Codes:<text:tab/>40</text:p>
          <text:p text:style-name="P76">Ruby Mapped Exception Codes:<text:tab/>40</text:p>
          <text:p text:style-name="P75">The Class Tree<text:tab/>45</text:p>
          <text:p text:style-name="P76">A Brief Overview of Key OO Concepts<text:tab/>45</text:p>
          <text:p text:style-name="P76">Classes<text:tab/>45</text:p>
          <text:p text:style-name="P76">Inheritance<text:tab/>46</text:p>
          <text:p text:style-name="P76">Methods<text:tab/>46</text:p>
          <text:p text:style-name="P76">Late Binding and Polymorphism<text:tab/>46</text:p>
          <text:p text:style-name="P76">Prototypes<text:tab/>46</text:p>
          <text:p text:style-name="P75">Method Mapping<text:tab/>47</text:p>
          <text:p text:style-name="P76">Exploring the mapping system<text:tab/>47</text:p>
          <text:p text:style-name="P75">Context<text:tab/>49</text:p>
          <text:p text:style-name="P76">Exploring Context<text:tab/>49</text:p>
          <text:p text:style-name="P76">Tracking the Virtual Machine<text:tab/>51</text:p>
          <text:p text:style-name="P75">Routing<text:tab/>52</text:p>
          <text:p text:style-name="P76">Virtual Machine Methods<text:tab/>52</text:p>
          <text:p text:style-name="P76">Shared Methods<text:tab/>52</text:p>
          <text:p text:style-name="P76">Exclusive Methods<text:tab/>53</text:p>
          <text:p text:style-name="P76">Shared Stub Methods<text:tab/>53</text:p>
          <text:p text:style-name="P76">Exclusive Stub Methods<text:tab/>54</text:p>
          <text:p text:style-name="P76">Local Methods<text:tab/>54</text:p>
          <text:p text:style-name="P76">Routing Internals<text:tab/>54</text:p>
          <text:p text:style-name="P75">Self<text:tab/>57</text:p>
          <text:p text:style-name="P76">Applying Self<text:tab/>57</text:p>
          <text:p text:style-name="P76">Changing Self<text:tab/>58</text:p>
          <text:p text:style-name="P75">Boolean Data<text:tab/>59</text:p>
          <text:p text:style-name="P76">What values represent true and false<text:tab/>59</text:p>
          <text:p text:style-name="P76">Processing Boolean Data<text:tab/>59</text:p>
          <text:p text:style-name="P76">Boolean Constants<text:tab/>59</text:p>
          <text:p text:style-name="P75">Numeric Data<text:tab/>60</text:p>
          <text:p text:style-name="P75">Array<text:tab/>61</text:p>
          <text:p text:style-name="P76">Array Literals<text:tab/>61</text:p>
          <text:p text:style-name="P76">Class Methods<text:tab/>62</text:p>
          <text:p text:style-name="P76">Instance Methods<text:tab/>63</text:p>
          <text:p text:style-name="P75">Class<text:tab/>74</text:p>
          <text:p text:style-name="P76">Instance Methods<text:tab/>74</text:p>
          <text:p text:style-name="P76">Commands<text:tab/>77</text:p>
          <text:p text:style-name="P75">Complex<text:tab/>79</text:p>
          <text:p text:style-name="P76">Complex Literals<text:tab/>79</text:p>
          <text:p text:style-name="P76">Instance Methods<text:tab/>80</text:p>
          <text:p text:style-name="P76">Instance Stubs<text:tab/>81</text:p>
          <text:p text:style-name="P75">FalseClass<text:tab/>82</text:p>
          <text:p text:style-name="P76">FalseClass Literals<text:tab/>82</text:p>
          <text:p text:style-name="P76">Instance Methods<text:tab/>82</text:p>
          <text:p text:style-name="P75"><text:soft-page-break/>Float<text:tab/>84</text:p>
          <text:p text:style-name="P76">Float Literals<text:tab/>84</text:p>
          <text:p text:style-name="P75">Hash<text:tab/>85</text:p>
          <text:p text:style-name="P76">Hash Literals<text:tab/>85</text:p>
          <text:p text:style-name="P76">Instance Methods<text:tab/>85</text:p>
          <text:p text:style-name="P75">InStream<text:tab/>88</text:p>
          <text:p text:style-name="P76">Class Methods<text:tab/>88</text:p>
          <text:p text:style-name="P76">Instance Methods<text:tab/>89</text:p>
          <text:p text:style-name="P76">Class Stubs<text:tab/>90</text:p>
          <text:p text:style-name="P75">Integer<text:tab/>91</text:p>
          <text:p text:style-name="P76">Integer Literals<text:tab/>91</text:p>
          <text:p text:style-name="P76">Instance Methods<text:tab/>91</text:p>
          <text:p text:style-name="P75">NilClass<text:tab/>96</text:p>
          <text:p text:style-name="P76">NilClass Literals<text:tab/>96</text:p>
          <text:p text:style-name="P76">Instance Methods<text:tab/>96</text:p>
          <text:p text:style-name="P75">Numeric<text:tab/>98</text:p>
          <text:p text:style-name="P76">Special Numeric Values<text:tab/>98</text:p>
          <text:p text:style-name="P76">Instance Methods<text:tab/>100</text:p>
          <text:p text:style-name="P75">Object<text:tab/>122</text:p>
          <text:p text:style-name="P76">Instance Methods<text:tab/>122</text:p>
          <text:p text:style-name="P76">Commands<text:tab/>134</text:p>
          <text:p text:style-name="P75">OutStream<text:tab/>136</text:p>
          <text:p text:style-name="P76">Class Methods<text:tab/>136</text:p>
          <text:p text:style-name="P76">Instance Methods<text:tab/>137</text:p>
          <text:p text:style-name="P76">Class Stubs<text:tab/>140</text:p>
          <text:p text:style-name="P75">Procedure<text:tab/>141</text:p>
          <text:p text:style-name="P76">Procedure Literals<text:tab/>141</text:p>
          <text:p text:style-name="P76">Instance Methods<text:tab/>141</text:p>
          <text:p text:style-name="P75">Queue<text:tab/>143</text:p>
          <text:p text:style-name="P76">Instance Methods<text:tab/>143</text:p>
          <text:p text:style-name="P75">Rational<text:tab/>145</text:p>
          <text:p text:style-name="P76">Rational Literals<text:tab/>145</text:p>
          <text:p text:style-name="P76">Instance Methods<text:tab/>145</text:p>
          <text:p text:style-name="P75">Stack<text:tab/>146</text:p>
          <text:p text:style-name="P76">Instance Methods<text:tab/>146</text:p>
          <text:p text:style-name="P75">String<text:tab/>148</text:p>
          <text:p text:style-name="P76">String Literals<text:tab/>148</text:p>
          <text:p text:style-name="P76">Format Strings<text:tab/>149</text:p>
          <text:p text:style-name="P76">Instance Methods<text:tab/>152</text:p>
          <text:p text:style-name="P75">Thread<text:tab/>165</text:p>
          <text:p text:style-name="P76">Class Methods<text:tab/>165</text:p>
          <text:p text:style-name="P76">Instance Methods<text:tab/>166</text:p>
          <text:p text:style-name="P75">TrueClass<text:tab/>168</text:p>
          <text:p text:style-name="P76">TrueClass Literals<text:tab/>168</text:p>
          <text:p text:style-name="P75">VirtualMachine<text:tab/>169</text:p>
          <text:p text:style-name="P76">Instance Methods<text:tab/>169</text:p>
          <text:p text:style-name="P76">Commands<text:tab/>193</text:p>
          <text:p text:style-name="P75">Appendix A – Symbol Glossary<text:tab/>198</text:p>
          <text:p text:style-name="P75">Appendix B – Regular Expressions<text:tab/>200</text:p>
          <text:p text:style-name="P75">Edit History:<text:tab/>204</text:p>
        </text:index-body>
      </text:table-of-content>
      <text:p text:style-name="Text_20_body"/>
      <text:h text:style-name="P7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1"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860396261624020429" text:style-name="L1">
        <text:list-item>
          <text:p text:style-name="P81">A Simple, Easy-to-Understand syntax that is none the less, Expressive and Compact:</text:p>
        </text:list-item>
      </text:list>
      <text:list xml:id="list2626034836250716588" text:style-name="L2">
        <text:list-item>
          <text:list>
            <text:list-item>
              <text:p text:style-name="P82">Source code in fOOrth is free-form with no line oriented limitations or rules.</text:p>
            </text:list-item>
            <text:list-item>
              <text:p text:style-name="P82">Support is given to the easy representation of common literal data such as strings, integers, floating point numbers, rational numbers, and complex numbers.</text:p>
            </text:list-item>
          </text:list>
        </text:list-item>
      </text:list>
      <text:list xml:id="list41216247" text:continue-list="list4860396261624020429" text:style-name="L1">
        <text:list-item>
          <text:p text:style-name="P81">Safe Data and Data Structures:</text:p>
        </text:list-item>
      </text:list>
      <text:list xml:id="list369589220298566330" text:style-name="L3">
        <text:list-item>
          <text:list>
            <text:list-item>
              <text:p text:style-name="P84">Simple, reliable arithmetic. In fOOrth, integer operations never overflow. Rational values can be represented exactly, complex numbers are supported, and conversions between numeric types are simple.</text:p>
            </text:list-item>
            <text:list-item>
              <text:p text:style-name="P84"><text:soft-page-break/>Strings grow as needed without the need to allocate space or worry about overflow.</text:p>
            </text:list-item>
            <text:list-item>
              <text:p text:style-name="P84">Data containers such as arrays and hashes grow as needed. Out of range subscripts cannot access undefined memory regions. </text:p>
            </text:list-item>
          </text:list>
        </text:list-item>
      </text:list>
      <text:list xml:id="list41226365" text:continue-list="list41216247" text:style-name="L1">
        <text:list-item>
          <text:p text:style-name="P81">Message Passing:</text:p>
        </text:list-item>
      </text:list>
      <text:list xml:id="list3940835523870590011" text:style-name="L4">
        <text:list-item>
          <text:list>
            <text:list-item>
              <text:p text:style-name="P103">In fOOrth all actions take the form of messages sent to a receiver.</text:p>
            </text:list-item>
            <text:list-item>
              <text:p text:style-name="P103">The routing of messages is specified by the exact type of the message.</text:p>
            </text:list-item>
            <text:list-item>
              <text:p text:style-name="P103">Message receivers include data items on the stack as well as the virtual machine object associated with the current thread of execution.</text:p>
            </text:list-item>
            <text:list-item>
              <text:p text:style-name="P103">Messages for which no routing specification can be found, generate an error at compile time.</text:p>
            </text:list-item>
          </text:list>
        </text:list-item>
      </text:list>
      <text:list xml:id="list41233797" text:continue-list="list41226365" text:style-name="L1">
        <text:list-item>
          <text:p text:style-name="P81">Object Oriented Design:</text:p>
        </text:list-item>
      </text:list>
      <text:list xml:id="list8543914981982900776" text:style-name="L5">
        <text:list-item>
          <text:list>
            <text:list-item>
              <text:p text:style-name="P85">Support class based inheritance, with a non-cyclic (single inheritance) tree derived from a common base Object class.</text:p>
            </text:list-item>
            <text:list-item>
              <text:p text:style-name="P104">Support late binding and polymorphism through message interface compatibility or “duck” typing.</text:p>
            </text:list-item>
          </text:list>
        </text:list-item>
      </text:list>
      <text:list xml:id="list41217043" text:continue-list="list41233797" text:style-name="L1">
        <text:list-item>
          <text:p text:style-name="P81">Meta programming: </text:p>
        </text:list-item>
      </text:list>
      <text:list xml:id="list8586980226354313391" text:style-name="L6">
        <text:list-item>
          <text:list>
            <text:list-item>
              <text:p text:style-name="P105">Support extensible language constructs by making the compiler an accessible part of the system.</text:p>
            </text:list-item>
          </text:list>
        </text:list-item>
      </text:list>
      <text:list xml:id="list41238062" text:continue-list="list41217043" text:style-name="L1">
        <text:list-item>
          <text:p text:style-name="P81">Reliability:</text:p>
        </text:list-item>
      </text:list>
      <text:list xml:id="list1707661667186036301" text:style-name="L7">
        <text:list-item>
          <text:list>
            <text:list-item>
              <text:p text:style-name="P106">Errors should be detected as soon as possible. </text:p>
            </text:list-item>
          </text:list>
        </text:list-item>
      </text:list>
      <text:list xml:id="list41218689" text:continue-list="list41238062" text:style-name="L1">
        <text:list-item>
          <text:p text:style-name="P86">Building on the host language:</text:p>
        </text:list-item>
      </text:list>
      <text:list xml:id="list748069840540455754" text:style-name="L8">
        <text:list-item>
          <text:list>
            <text:list-item>
              <text:p text:style-name="P8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8417908"/>Thanks<text:alphabetical-index-mark-end text:id="IMark15841790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8526593710139295" text:style-name="L9">
        <text:list-item>
          <text:p text:style-name="P107">ruby 1.9.3p484 (2013-11-22) [i386-mingw32]</text:p>
        </text:list-item>
        <text:list-item>
          <text:p text:style-name="P107">ruby 2.1.5p273 (2014-11-13 revision 48405) [i386-mingw32]</text:p>
        </text:list-item>
        <text:list-item>
          <text:p text:style-name="P107">Rubinius – to be tested!</text:p>
        </text:list-item>
        <text:list-item>
          <text:p text:style-name="P10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58417908"/>Rake<text:alphabetical-index-mark-end text:id="IMark158417908"/>:</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417908"/>Demo.rb<text:alphabetical-index-mark-end text:id="IMark1584179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8417908"/>Testing<text:alphabetical-index-mark-end text:id="IMark1584179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8417908"/>Known Issues<text:alphabetical-index-mark-end text:id="IMark1584179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8417908"/>Archive<text:alphabetical-index-mark-end text:id="IMark1584179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9686288"/>F10:<text:change-end text:change-id="ct239686288"/><text:change-start text:change-id="ct239686392"/> <text:change-end text:change-id="ct2396863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65237836"/>drop<text:alphabetical-index-mark-end text:id="IMark265237836"/>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265237836"/>dup<text:alphabetical-index-mark-end text:id="IMark265237836"/>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265237836"/>nip<text:alphabetical-index-mark-end text:id="IMark265237836"/>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265237836"/>over<text:alphabetical-index-mark-end text:id="IMark265237836"/>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65237836"/>pick<text:alphabetical-index-mark-end text:id="IMark265237836"/>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65237836"/>swap<text:alphabetical-index-mark-end text:id="IMark265237836"/>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265237836"/>tuck<text:alphabetical-index-mark-end text:id="IMark265237836"/>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260477358076056615" text:style-name="L10">
        <text:list-item>
          <text:p text:style-name="P88">To store return addresses for word calls. In fOOrth this is handled by the Ruby virtual machine.</text:p>
        </text:list-item>
        <text:list-item>
          <text:p text:style-name="P88">To store context for control structures. In fOOrth the context mechanism provides for a far richer and more reliable set of control, compile, and data structures.</text:p>
        </text:list-item>
        <text:list-item>
          <text:p text:style-name="P8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5237692"/>if<text:alphabetical-index-mark-end text:id="IMark26523769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5237692"/>else<text:alphabetical-index-mark-end text:id="IMark265237692"/>” and “<text:alphabetical-index-mark-start text:id="IMark265238652"/>then<text:alphabetical-index-mark-end text:id="IMark2652386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5238652"/>switch<text:alphabetical-index-mark-end text:id="IMark26523865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65238652"/>do<text:alphabetical-index-mark-end text:id="IMark26523865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265238652"/>loop<text:alphabetical-index-mark-end text:id="IMark265238652"/>” commands mark the boundaries of the loop; The “<text:alphabetical-index-mark-start text:id="IMark265237692"/>i<text:alphabetical-index-mark-end text:id="IMark265237692"/>” command is used to retrieve the current loop counter value. For nested loops, the “<text:alphabetical-index-mark-start text:id="IMark265239084"/>j<text:alphabetical-index-mark-end text:id="IMark265239084"/>” command retrieves the value of the outer loops counter value. <text:s/>By default, the “loop” command adds one to the loop value. For more flexible looping, the “<text:alphabetical-index-mark-start text:id="IMark265240380"/>+loop<text:alphabetical-index-mark-end text:id="IMark2652403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5240380"/>-i<text:alphabetical-index-mark-end text:id="IMark265240380"/> and <text:alphabetical-index-mark-start text:id="IMark265239084"/>-j<text:alphabetical-index-mark-end text:id="IMark2652390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65239084"/>begin<text:alphabetical-index-mark-end text:id="IMark2652390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931746539126777836" text:style-name="L11">
        <text:list-item>
          <text:p text:style-name="P89">begin … <text:alphabetical-index-mark-start text:id="IMark265237692"/>until<text:alphabetical-index-mark-end text:id="IMark265237692"/> – loops until the top of stack is true.</text:p>
        </text:list-item>
        <text:list-item>
          <text:p text:style-name="P89">begin … <text:alphabetical-index-mark-start text:id="IMark265239084"/>again<text:alphabetical-index-mark-end text:id="IMark265239084"/> – loops indefinitely </text:p>
        </text:list-item>
        <text:list-item>
          <text:p text:style-name="P89">begin … <text:alphabetical-index-mark-start text:id="IMark265237692"/>repeat<text:alphabetical-index-mark-end text:id="IMark2652376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65237692"/>Typing<text:alphabetical-index-mark-end text:id="IMark2652376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65237692"/>Duck Typing<text:alphabetical-index-mark-end text:id="IMark265237692"/><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5237692"/>Declarations<text:alphabetical-index-mark-end text:id="IMark2652376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5043424"/>Scoping<text:alphabetical-index-mark-end text:id="IMark2650434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5043424"/><text:span text:style-name="T7">val:</text:span><text:alphabetical-index-mark-end text:id="IMark265043424"/> and <text:alphabetical-index-mark-start text:id="IMark265237692"/><text:span text:style-name="T7">var:</text:span><text:alphabetical-index-mark-end text:id="IMark265237692"/></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5237692"/><text:span text:style-name="T7">.init</text:span><text:alphabetical-index-mark-end text:id="IMark265237692"/> method being the most popular since it is called to initialize a new instance of the object.</text:p>
      <text:p text:style-name="P1">Methods: <text:alphabetical-index-mark-start text:id="IMark265237692"/><text:span text:style-name="T7">val@:</text:span><text:alphabetical-index-mark-end text:id="IMark265237692"/> and <text:alphabetical-index-mark-start text:id="IMark265043424"/><text:span text:style-name="T7">var@:</text:span><text:alphabetical-index-mark-end text:id="IMark26504342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5043424"/><text:span text:style-name="T7">val#:</text:span><text:alphabetical-index-mark-end text:id="IMark265043424"/> and <text:alphabetical-index-mark-start text:id="IMark265237692"/><text:span text:style-name="T7">var#:</text:span><text:alphabetical-index-mark-end text:id="IMark26523769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5237692"/><text:span text:style-name="T7">val$:</text:span><text:alphabetical-index-mark-end text:id="IMark265237692"/> and <text:alphabetical-index-mark-start text:id="IMark265043424"/><text:span text:style-name="T7">var$:</text:span><text:alphabetical-index-mark-end text:id="IMark26504342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65043424"/>Referencing<text:alphabetical-index-mark-end text:id="IMark2650434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5043424"/>Mutation<text:alphabetical-index-mark-end text:id="IMark26504342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265236924"/>dup<text:alphabetical-index-mark-end text:id="IMark265236924"/></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57807604"/>copy<text:alphabetical-index-mark-end text:id="IMark15780760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57807604"/>.copy<text:alphabetical-index-mark-end text:id="IMark15780760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57807604"/>clone<text:alphabetical-index-mark-end text:id="IMark15780760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57807604"/>.clone<text:alphabetical-index-mark-end text:id="IMark15780760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544005807039595468" text:style-name="L12">
        <text:list-item>
          <text:p text:style-name="P108">No Copying</text:p>
        </text:list-item>
        <text:list-item>
          <text:p text:style-name="P108">Shallow Copying</text:p>
        </text:list-item>
        <text:list-item>
          <text:p text:style-name="P10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5043424"/>.clone_exclude<text:alphabetical-index-mark-end text:id="IMark2650434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5043424"/>try<text:alphabetical-index-mark-end text:id="IMark265043424"/> block</text:h>
      <text:p text:style-name="P1">The bare basics of an exception handled code block is:</text:p>
      <text:p text:style-name="Code"/>
      <text:p text:style-name="Code">try (dangerous code here) <text:alphabetical-index-mark-start text:id="IMark265043424"/>catch<text:alphabetical-index-mark-end text:id="IMark26504342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5043424"/>?"<text:alphabetical-index-mark-end text:id="IMark2650434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5043424"/>bounce<text:alphabetical-index-mark-end text:id="IMark2650434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5043424"/>bounce<text:alphabetical-index-mark-end text:id="IMark26504342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5043424" text:main-entry="true"/>finally<text:alphabetical-index-mark-end text:id="IMark265043424"/>”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5043424"/>try<text:alphabetical-index-mark-end text:id="IMark265043424"/></text:p>
      <text:p text:style-name="Code"><text:s text:c="2"/>(dangerous code)</text:p>
      <text:p text:style-name="Code">(optional) <text:alphabetical-index-mark-start text:id="IMark265043424"/>catch<text:alphabetical-index-mark-end text:id="IMark265043424"/></text:p>
      <text:p text:style-name="Code"><text:s text:c="2"/>(exception handler with optional <text:alphabetical-index-mark-start text:id="IMark265043424"/>?"<text:alphabetical-index-mark-end text:id="IMark265043424"/>Exx" and <text:alphabetical-index-mark-start text:id="IMark265041744"/>bounce<text:alphabetical-index-mark-end text:id="IMark265041744"/>)</text:p>
      <text:p text:style-name="Code">(optional) <text:alphabetical-index-mark-start text:id="IMark265041744"/>finally<text:alphabetical-index-mark-end text:id="IMark26504174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5041744"/>throw"<text:alphabetical-index-mark-end text:id="IMark26504174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65041744"/>.throw<text:alphabetical-index-mark-end text:id="IMark26504174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Nam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No Metho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ang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Float 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0</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egular Expres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untim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1</text:p>
          </table:table-cell>
          <table:table-cell table:style-name="Table55.F2" office:value-type="string">
            <text:p text:style-name="P45">Gem::Command Lin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2</text:p>
          </table:table-cell>
          <table:table-cell table:style-name="Table55.F2" office:value-type="string">
            <text:p text:style-name="P45">Gem::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3</text:p>
          </table:table-cell>
          <table:table-cell table:style-name="Table55.F2"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65042992"/>Classes<text:alphabetical-index-mark-end text:id="IMark26504299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65042992"/>Inheritance<text:alphabetical-index-mark-end text:id="IMark26504299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65042992"/>Methods<text:alphabetical-index-mark-end text:id="IMark265042992"/></text:h>
      <text:p text:style-name="P1">All code in fOOrth is contained in methods. A method is a fragment of code that an object uses to respond to a message that has been sent to that object. In fOOrth there are three sorts of methods:</text:p>
      <text:list xml:id="list5573470404843828168" text:style-name="L13">
        <text:list-item>
          <text:p text:style-name="P90">Shared: Methods that are common to all instances of the class that contains them.</text:p>
        </text:list-item>
        <text:list-item>
          <text:p text:style-name="P90">Exclusive: Methods that are defined for one and only one object (and all of its clones that are created <text:span text:style-name="T2">after</text:span> the exclusive method is defined.).</text:p>
        </text:list-item>
        <text:list-item>
          <text:p text:style-name="P90">Local: Methods that are created in a context and are accessible only in that context. When the context concludes, these methods are no longer accessible.</text:p>
        </text:list-item>
      </text:list>
      <text:h text:style-name="Heading_20_2" text:outline-level="2"><text:alphabetical-index-mark-start text:id="IMark265043424"/>Late Binding<text:alphabetical-index-mark-end text:id="IMark265043424"/> and <text:alphabetical-index-mark-start text:id="IMark265041744"/>Polymorphism<text:alphabetical-index-mark-end text:id="IMark26504174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65041744"/>Prototypes<text:alphabetical-index-mark-end text:id="IMark26504174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65041744"/>Method Mapping<text:alphabetical-index-mark-end text:id="IMark2650417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810057884747379747" text:style-name="L14">
        <text:list-item>
          <text:p text:style-name="P91">The strings used by fOOrth needed to be converted to Ruby symbols to allow code to be executed in Ruby.</text:p>
        </text:list-item>
        <text:list-item>
          <text:p text:style-name="P9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5043424"/>SymbolMap<text:alphabetical-index-mark-end text:id="IMark265043424"/> class. This class creates mappings in one of two ways:</text:p>
      <text:list xml:id="list3111803306383403218" text:style-name="L15">
        <text:list-item>
          <text:p text:style-name="P9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5043424"/>)context<text:alphabetical-index-mark-end text:id="IMark265043424"/>.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5043424"/>)context!<text:alphabetical-index-mark-end text:id="IMark265043424"/>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5043424"/>)vm<text:alphabetical-index-mark-end text:id="IMark265043424"/> and its immediate version <text:alphabetical-index-mark-start text:id="IMark265041744"/>)vm!<text:alphabetical-index-mark-end text:id="IMark26504174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65041744"/>Routing<text:alphabetical-index-mark-end text:id="IMark26504174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636212591567291291" text:style-name="L16">
        <text:list-item>
          <text:p text:style-name="P93">The defining word used to create the method.</text:p>
        </text:list-item>
        <text:list-item>
          <text:p text:style-name="P93">The receiver of the defining word used to create the method.</text:p>
        </text:list-item>
        <text:list-item>
          <text:p text:style-name="P9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6462890603312996295"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41228817" text:continue-numbering="true"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65236972"/>:<text:alphabetical-index-mark-end text:id="IMark265236972"/></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65236972"/>.:<text:alphabetical-index-mark-end text:id="IMark265236972"/></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65236972"/>.::<text:alphabetical-index-mark-end text:id="IMark265236972"/></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85463036"/>do_map_name<text:alphabetical-index-mark-end text:id="IMark18546303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686600"/>F10: <text:change-end text:change-id="ct23968660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85463036"/>self<text:alphabetical-index-mark-end text:id="IMark18546303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804295942097010833" text:style-name="L18">
        <text:list-item>
          <text:p text:style-name="P9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5">For TOS routed methods, access to self is as simple as “self .method_name”. This was done in the MyClass example above. The self value is a free value that does not to be declared.</text:p>
        </text:list-item>
        <text:list-item>
          <text:p text:style-name="P9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5463036"/>.with{<text:alphabetical-index-mark-end text:id="IMark18546303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461253123105054927" text:style-name="L19">
        <text:list-item>
          <text:p text:style-name="P9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6">A .with{ … } clause can be used to take a value and give easy access to that value within the executed block without having to create a local value.</text:p>
        </text:list-item>
        <text:list-item>
          <text:p text:style-name="P96">Access to the self value is generally faster than other forms of access. Thus this construct can yield performance enhancements.</text:p>
        </text:list-item>
      </text:list>
      <text:p text:style-name="P1"/>
      <text:h text:style-name="Heading_20_1" text:outline-level="1"><text:alphabetical-index-mark-start text:id="IMark185463036"/>Boolean<text:alphabetical-index-mark-end text:id="IMark1854630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265238940"/>FalseClass<text:alphabetical-index-mark-end text:id="IMark265238940"/></text:p>
            <text:p text:style-name="P14"><text:alphabetical-index-mark-start text:id="IMark265238940"/>NilClass<text:alphabetical-index-mark-end text:id="IMark265238940"/></text:p>
          </table:table-cell>
          <table:table-cell table:style-name="Table118.B2" office:value-type="string">
            <text:p text:style-name="P14"><text:alphabetical-index-mark-start text:id="IMark265238940"/>Object<text:alphabetical-index-mark-end text:id="IMark265238940"/></text:p>
          </table:table-cell>
        </table:table-row>
      </table:table>
      <text:p text:style-name="P10"/>
      <text:p text:style-name="P11">Note that while false processing occurs in FalseClass and NilClass, true processing occurs in Object and not <text:alphabetical-index-mark-start text:id="IMark185463036"/>TrueClass<text:alphabetical-index-mark-end text:id="IMark18546303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85463036"/>Numeric<text:alphabetical-index-mark-end text:id="IMark1854630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996976140767957951" text:style-name="L20">
        <text:list-item>
          <text:p text:style-name="P97">Integer defines a few “bit” oriented operations that are specific to whole numbers.</text:p>
        </text:list-item>
        <text:list-item>
          <text:p text:style-name="P9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85463036"/>Array<text:alphabetical-index-mark-end text:id="IMark18546303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3037248829955500626" text:style-name="L21">
        <text:list-item>
          <text:p text:style-name="P98">The first two examples both create “empty” arrays with zero data elements. </text:p>
        </text:list-item>
        <text:list-item>
          <text:p text:style-name="P98">Array data do NOT need to be the same “type” of data. Mixing is allowed. </text:p>
        </text:list-item>
        <text:list-item>
          <text:p text:style-name="P98">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9058672106282028616" text:style-name="L22">
        <text:list-item>
          <text:p text:style-name="P99">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5238940"/>.new<text:alphabetical-index-mark-end text:id="IMark26523894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5238940"/>.new{<text:alphabetical-index-mark-end text:id="IMark26523894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65238940"/>x<text:alphabetical-index-mark-end text:id="IMark26523894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65238940"/>}<text:alphabetical-index-mark-end text:id="IMark265238940"/>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65238940"/>.new_size<text:alphabetical-index-mark-end text:id="IMark26523894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5238940"/>.new_value<text:alphabetical-index-mark-end text:id="IMark26523894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5238940"/>.new_values<text:alphabetical-index-mark-end text:id="IMark26523894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65238940"/>!<text:alphabetical-index-mark-end text:id="IMark26523894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5238940"/>+<text:alphabetical-index-mark-end text:id="IMark26523894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5238940"/>.+left<text:alphabetical-index-mark-end text:id="IMark26523894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65238940"/>.+mid<text:alphabetical-index-mark-end text:id="IMark26523894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5238940"/>.+midlr<text:alphabetical-index-mark-end text:id="IMark26523894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5238940"/>.+right<text:alphabetical-index-mark-end text:id="IMark26523894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65238940"/>.-left<text:alphabetical-index-mark-end text:id="IMark26523894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5238940"/>.-mid<text:alphabetical-index-mark-end text:id="IMark26523894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5238940"/>.-midlr<text:alphabetical-index-mark-end text:id="IMark26523894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5238940"/>.-right<text:alphabetical-index-mark-end text:id="IMark26523894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65238940"/>.[]!<text:alphabetical-index-mark-end text:id="IMark26523894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65238940"/>.[]@<text:alphabetical-index-mark-end text:id="IMark26523894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265238940"/>.each{<text:alphabetical-index-mark-end text:id="IMark265238940"/>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265238940"/>v<text:alphabetical-index-mark-end text:id="IMark26523894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265238940"/>x<text:alphabetical-index-mark-end text:id="IMark26523894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265238940"/>}<text:alphabetical-index-mark-end text:id="IMark265238940"/>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5238940"/>.left<text:alphabetical-index-mark-end text:id="IMark26523894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5238940"/>.length<text:alphabetical-index-mark-end text:id="IMark2652389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65238940"/>.map{<text:alphabetical-index-mark-end text:id="IMark265238940"/>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65238940"/>v<text:alphabetical-index-mark-end text:id="IMark26523894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65238940"/>x<text:alphabetical-index-mark-end text:id="IMark26523894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265238940"/>}<text:alphabetical-index-mark-end text:id="IMark265238940"/>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65238940"/>.max<text:alphabetical-index-mark-end text:id="IMark2652389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65238940"/>.mid<text:alphabetical-index-mark-end text:id="IMark2652389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5238940"/>.midlr<text:alphabetical-index-mark-end text:id="IMark2652389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5238940"/>.min<text:alphabetical-index-mark-end text:id="IMark2652389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265238940"/>.pp<text:alphabetical-index-mark-end text:id="IMark2652389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5238940"/>.reverse<text:alphabetical-index-mark-end text:id="IMark2652389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5238940"/>.right<text:alphabetical-index-mark-end text:id="IMark26523894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5238940"/>.shuffle<text:alphabetical-index-mark-end text:id="IMark2652389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5238940"/>.sort<text:alphabetical-index-mark-end text:id="IMark2652389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5238940"/>.strmax<text:alphabetical-index-mark-end text:id="IMark2652389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5238940"/>&lt;&lt;<text:alphabetical-index-mark-end text:id="IMark2652389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65238940"/>@<text:alphabetical-index-mark-end text:id="IMark2652389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85463036"/>Class<text:alphabetical-index-mark-end text:id="IMark18546303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265238940"/>.:<text:alphabetical-index-mark-end text:id="IMark26523894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5238940"/>super<text:alphabetical-index-mark-end text:id="IMark26523894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5238940"/>val:<text:alphabetical-index-mark-end text:id="IMark26523894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65238940"/>var:<text:alphabetical-index-mark-end text:id="IMark26523894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5238940"/>val@:<text:alphabetical-index-mark-end text:id="IMark2652389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65238940"/>var@:<text:alphabetical-index-mark-end text:id="IMark2652389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5238940"/>;<text:alphabetical-index-mark-end text:id="IMark265238940"/>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5238940"/>.is_class?<text:alphabetical-index-mark-end text:id="IMark2652389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65238940"/>.new<text:alphabetical-index-mark-end text:id="IMark26523894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65238940"/>.parent_class<text:alphabetical-index-mark-end text:id="IMark26523894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5238940"/>.subclass:<text:alphabetical-index-mark-end text:id="IMark26523894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65238940"/>.to_s<text:alphabetical-index-mark-end text:id="IMark2652389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85463036"/>Commands<text:alphabetical-index-mark-end text:id="IMark18546303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65238940"/>)methods<text:alphabetical-index-mark-end text:id="IMark26523894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65238940"/>)stubs<text:alphabetical-index-mark-end text:id="IMark265238940"/> []</text:h>
            <text:p text:style-name="Text_20_body">Routing: TOS</text:p>
            <text:p text:style-name="P1">List the stub methods defined for this class. Stubs are place holder methods that serve one of two purposes:</text:p>
            <text:list xml:id="list2342704850386531269" text:style-name="L23">
              <text:list-item>
                <text:p text:style-name="P100">They are abstract methods in a base class that exist so that a sub-class may replace the stub with an actual method. The stub ensures that the compiler uses the correct routing when using the method.</text:p>
              </text:list-item>
              <text:list-item>
                <text:p text:style-name="P10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85463036"/>Complex<text:alphabetical-index-mark-end text:id="IMark18546303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85463372"/>.cbrt<text:alphabetical-index-mark-end text:id="IMark18546337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85463612"/>.e**<text:alphabetical-index-mark-end text:id="IMark185463612"/>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85463372"/>.split<text:alphabetical-index-mark-end text:id="IMark1854633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85463612"/>.sqrt<text:alphabetical-index-mark-end text:id="IMark185463612"/>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85463660"/>FalseClass<text:alphabetical-index-mark-end text:id="IMark18546366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85463612"/>&amp;&amp;<text:alphabetical-index-mark-end text:id="IMark1854636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85463612"/>^^<text:alphabetical-index-mark-end text:id="IMark1854636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85463612"/>||<text:alphabetical-index-mark-end text:id="IMark1854636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85463660"/>Float<text:alphabetical-index-mark-end text:id="IMark18546366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265062660"/>Hash<text:alphabetical-index-mark-end text:id="IMark265062660"/></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5062660"/><text:span text:style-name="T7">{</text:span><text:alphabetical-index-mark-end text:id="IMark265062660"/>” and the locally defined methods “<text:alphabetical-index-mark-start text:id="IMark265061124"/><text:span text:style-name="T7">-&gt;</text:span><text:alphabetical-index-mark-end text:id="IMark265061124"/>” and “<text:alphabetical-index-mark-start text:id="IMark265063764"/><text:span text:style-name="T7">}</text:span><text:alphabetical-index-mark-end text:id="IMark2650637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41208545" text:continue-list="list3037248829955500626" text:style-name="L21">
        <text:list-item>
          <text:p text:style-name="P98">The first example creates an “empty” hash with zero data elements. </text:p>
        </text:list-item>
        <text:list-item>
          <text:p text:style-name="P98">Hash key and data do NOT need to be the same “type” of data. Mixing is allowed. </text:p>
        </text:list-item>
        <text:list-item>
          <text:p text:style-name="P98">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85463228"/>.[]!<text:alphabetical-index-mark-end text:id="IMark1854632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85463228"/>.[]@<text:alphabetical-index-mark-end text:id="IMark1854632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85463228"/>.keys<text:alphabetical-index-mark-end text:id="IMark18546322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85463228"/>.pp<text:alphabetical-index-mark-end text:id="IMark1854632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85463228"/>.strmax2<text:alphabetical-index-mark-end text:id="IMark1854632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85463228"/>.values<text:alphabetical-index-mark-end text:id="IMark18546322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265061124"/>InStream<text:alphabetical-index-mark-end text:id="IMark26506112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85463228"/>.get_all<text:alphabetical-index-mark-end text:id="IMark1854632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85463228"/>.open<text:alphabetical-index-mark-end text:id="IMark1854632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85463228"/>.open{<text:alphabetical-index-mark-end text:id="IMark1854632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85463228"/>.close<text:alphabetical-index-mark-end text:id="IMark1854632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85463228"/>.getc<text:alphabetical-index-mark-end text:id="IMark1854632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85463228"/>.gets<text:alphabetical-index-mark-end text:id="IMark1854632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85463228"/>~getc<text:alphabetical-index-mark-end text:id="IMark1854632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85463228"/>~gets<text:alphabetical-index-mark-end text:id="IMark1854632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65061124"/>Integer<text:alphabetical-index-mark-end text:id="IMark26506112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9686704"/><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9686808"/>[an_integer] <text:alphabetical-index-mark-start text:id="IMark265063764"/>.even?<text:alphabetical-index-mark-end text:id="IMark265063764"/> [a_boolean]</text:h>
            <text:p text:style-name="Text_20_body">Routing: TOS</text:p>
            <text:p text:style-name="P1">This method returns true if the integer is even and false if it is odd.<text:change-end text:change-id="ct239686808"/></text:p>
          </table:table-cell>
          <table:covered-table-cell/>
        </table:table-row>
        <table:table-row table:style-name="Table120.1">
          <table:table-cell table:style-name="Table120.A2" office:value-type="string">
            <text:p text:style-name="P17"><text:change-start text:change-id="ct239686912"/>Code<text:change-end text:change-id="ct239686912"/></text:p>
          </table:table-cell>
          <table:table-cell table:style-name="Table120.B2" office:value-type="string">
            <text:p text:style-name="P17"><text:change-start text:change-id="ct239687016"/>Result<text:change-end text:change-id="ct239687016"/></text:p>
          </table:table-cell>
        </table:table-row>
        <table:table-row table:style-name="Table120.1">
          <table:table-cell table:style-name="Table120.A2" office:value-type="string">
            <text:p text:style-name="Snippet"><text:change-start text:change-id="ct239687120"/>2 .even?<text:change-end text:change-id="ct239687120"/></text:p>
          </table:table-cell>
          <table:table-cell table:style-name="Table120.B2" office:value-type="string">
            <text:p text:style-name="P2"><text:change-start text:change-id="ct239687224"/>true<text:change-end text:change-id="ct239687224"/></text:p>
          </table:table-cell>
        </table:table-row>
        <table:table-row table:style-name="Table120.1">
          <table:table-cell table:style-name="Table120.A2" office:value-type="string">
            <text:p text:style-name="Snippet"><text:change-start text:change-id="ct239687328"/>3 .even?<text:change-end text:change-id="ct239687328"/></text:p>
          </table:table-cell>
          <table:table-cell table:style-name="Table120.B2" office:value-type="string">
            <text:p text:style-name="P2"><text:change-start text:change-id="ct239687432"/>false<text:change-end text:change-id="ct239687432"/></text:p>
          </table:table-cell>
        </table:table-row>
      </table:table>
      <text:p text:style-name="Text_20_body"><text:change text:change-id="ct239687536"/><text:change-start text:change-id="ct2396876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5063764"/>.gcd<text:alphabetical-index-mark-end text:id="IMark26506376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687640"/><text:change text:change-id="ct239687744"/><text:change-start text:change-id="ct2396878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5063764"/>.lcm<text:alphabetical-index-mark-end text:id="IMark26506376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687848"/><text:change text:change-id="ct239688056"/><text:change text:change-id="ct239687952"/><text:change-start text:change-id="ct2396881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65063764"/>.odd?<text:alphabetical-index-mark-end text:id="IMark26506376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688160"/></text:p>
      <text:p text:style-name="Text_20_body"><text:soft-page-break/></text:p>
      <text:p text:style-name="Text_20_body"><text:change text:change-id="ct239688264"/>.to_i</text:p>
      <text:p text:style-name="Text_20_body"/>
      <text:p text:style-name="Text_20_body">.to_i!<text:change-start text:change-id="ct239688368"/></text:p>
      <text:p text:style-name="Text_20_body"><text:change-end text:change-id="ct2396883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9688472"/>[an_integer] <text:alphabetical-index-mark-start text:id="IMark265063764"/>2*<text:alphabetical-index-mark-end text:id="IMark265063764"/> [an_integer]</text:h>
            <text:p text:style-name="Text_20_body">Routing: TOS</text:p>
            <text:p text:style-name="P1"><text:change-end text:change-id="ct239688472"/><text:change-start text:change-id="ct241326280"/>Double the value of the integer.<text:change-end text:change-id="ct241326280"/></text:p>
          </table:table-cell>
          <table:covered-table-cell/>
        </table:table-row>
        <table:table-row table:style-name="Table124.1">
          <table:table-cell table:style-name="Table124.A2" office:value-type="string">
            <text:p text:style-name="P17"><text:change-start text:change-id="ct241326384"/>Code<text:change-end text:change-id="ct241326384"/></text:p>
          </table:table-cell>
          <table:table-cell table:style-name="Table124.B2" office:value-type="string">
            <text:p text:style-name="P17"><text:change-start text:change-id="ct241326488"/>Result<text:change-end text:change-id="ct241326488"/></text:p>
          </table:table-cell>
        </table:table-row>
        <table:table-row table:style-name="Table124.1">
          <table:table-cell table:style-name="Table124.A2" office:value-type="string">
            <text:p text:style-name="Snippet"><text:change-start text:change-id="ct241326592"/>13 2*<text:change-end text:change-id="ct241326592"/></text:p>
          </table:table-cell>
          <table:table-cell table:style-name="Table124.B2" office:value-type="string">
            <text:p text:style-name="P2"><text:change-start text:change-id="ct241326696"/>26<text:change-end text:change-id="ct241326696"/></text:p>
          </table:table-cell>
        </table:table-row>
      </table:table>
      <text:p text:style-name="Standard"/>
      <text:p text:style-name="Text_20_body"><text:change text:change-id="ct241326800"/><text:change-start text:change-id="ct2413269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5063764"/>2/<text:alphabetical-index-mark-end text:id="IMark26506376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1326904"/><text:change text:change-id="ct241327008"/><text:change-start text:change-id="ct24132711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65063764"/>&lt;&lt;<text:alphabetical-index-mark-end text:id="IMark26506376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1327112"/><text:change text:change-id="ct241327216"/><text:change-start text:change-id="ct24132732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65063764"/>&gt;&gt;<text:alphabetical-index-mark-end text:id="IMark26506376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1327320"/><text:change text:change-id="ct241327424"/><text:change-start text:change-id="ct24132752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65063764"/>and<text:alphabetical-index-mark-end text:id="IMark26506376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1327528"/><text:change text:change-id="ct241327632"/><text:change-start text:change-id="ct2413277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5063764"/>com<text:alphabetical-index-mark-end text:id="IMark26506376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1327736"/><text:change text:change-id="ct24132784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1327944"/>[an_integer an_integer] <text:alphabetical-index-mark-start text:id="IMark265063764"/>or<text:alphabetical-index-mark-end text:id="IMark265063764"/> [an_integer]</text:h>
            <text:p text:style-name="Text_20_body">Routing: NOS</text:p>
            <text:p text:style-name="P1"><text:change-end text:change-id="ct241327944"/><text:change-start text:change-id="ct241328048"/>Compute the bit-wise inclusive or function of the two integer values.<text:change-end text:change-id="ct241328048"/></text:p>
          </table:table-cell>
          <table:covered-table-cell/>
        </table:table-row>
        <table:table-row table:style-name="Table130.1">
          <table:table-cell table:style-name="Table130.A2" office:value-type="string">
            <text:p text:style-name="P17"><text:change-start text:change-id="ct241328152"/>Code<text:change-end text:change-id="ct241328152"/></text:p>
          </table:table-cell>
          <table:table-cell table:style-name="Table130.B2" office:value-type="string">
            <text:p text:style-name="P17"><text:change-start text:change-id="ct241328256"/>Result<text:change-end text:change-id="ct241328256"/></text:p>
          </table:table-cell>
        </table:table-row>
        <table:table-row table:style-name="Table130.1">
          <table:table-cell table:style-name="Table130.A2" office:value-type="string">
            <text:p text:style-name="Snippet"><text:change-start text:change-id="ct241328360"/>15 40 or<text:change-end text:change-id="ct241328360"/></text:p>
          </table:table-cell>
          <table:table-cell table:style-name="Table130.B2" office:value-type="string">
            <text:p text:style-name="P2"><text:change-start text:change-id="ct241328464"/>47<text:change-end text:change-id="ct241328464"/></text:p>
          </table:table-cell>
        </table:table-row>
      </table:table>
      <text:p text:style-name="Text_20_body"><text:change text:change-id="ct241328568"/><text:change-start text:change-id="ct2413286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5063764"/>xor<text:alphabetical-index-mark-end text:id="IMark26506376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1328672"/></text:p>
      <text:p text:style-name="Text_20_body"/>
      <text:h text:style-name="Heading_20_1" text:outline-level="1"><text:alphabetical-index-mark-start text:id="IMark265064196"/><text:alphabetical-index-mark-start text:id="IMark265063476"/><text:alphabetical-index-mark-start text:id="IMark265061940"/>NilClass<text:alphabetical-index-mark-end text:id="IMark265061940"/><text:alphabetical-index-mark-end text:id="IMark265063476"/><text:alphabetical-index-mark-end text:id="IMark26506419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1328776"/> </text:p>
      <text:p text:style-name="P1">Note that in Boolean expressions, nil is treated as an alias for false.<text:change-end text:change-id="ct2413287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5063764"/>&amp;&amp;<text:alphabetical-index-mark-end text:id="IMark26506376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1328880"/>nil true &amp;&amp;<text:change-end text:change-id="ct241328880"/></text:p>
          </table:table-cell>
          <table:table-cell table:style-name="Table26.B2" office:value-type="string">
            <text:p text:style-name="P2"><text:change-start text:change-id="ct241328984"/>false<text:change-end text:change-id="ct2413289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5063764"/>^^<text:alphabetical-index-mark-end text:id="IMark26506376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1329088"/>nil <text:change-end text:change-id="ct241329088"/><text:change-start text:change-id="ct241329192"/>false ^^<text:change-end text:change-id="ct241329192"/></text:p>
          </table:table-cell>
          <table:table-cell table:style-name="Table27.B2" office:value-type="string">
            <text:p text:style-name="P2"><text:change-start text:change-id="ct241329296"/>false<text:change-end text:change-id="ct241329296"/></text:p>
          </table:table-cell>
        </table:table-row>
        <table:table-row table:style-name="Table27.2">
          <table:table-cell table:style-name="Table27.A2" office:value-type="string">
            <text:p text:style-name="Snippet"><text:change-start text:change-id="ct241329400"/>nil true ^^<text:change-end text:change-id="ct241329400"/></text:p>
          </table:table-cell>
          <table:table-cell table:style-name="Table27.B2" office:value-type="string">
            <text:p text:style-name="P2"><text:change-start text:change-id="ct241329504"/>true<text:change-end text:change-id="ct2413295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5063764"/>||<text:alphabetical-index-mark-end text:id="IMark26506376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1329608"/>nil false ||<text:change-end text:change-id="ct241329608"/></text:p>
          </table:table-cell>
          <table:table-cell table:style-name="Table28.B2" office:value-type="string">
            <text:p text:style-name="P2"><text:change-start text:change-id="ct241329712"/>false<text:change-end text:change-id="ct241329712"/></text:p>
          </table:table-cell>
        </table:table-row>
        <table:table-row table:style-name="Table28.2">
          <table:table-cell table:style-name="Table28.A2" office:value-type="string">
            <text:p text:style-name="Snippet"><text:change-start text:change-id="ct241329816"/>nil true ||<text:change-end text:change-id="ct241329816"/></text:p>
          </table:table-cell>
          <table:table-cell table:style-name="Table28.B2" office:value-type="string">
            <text:p text:style-name="P2"><text:change-start text:change-id="ct241329920"/>true<text:change-end text:change-id="ct241329920"/></text:p>
          </table:table-cell>
        </table:table-row>
      </table:table>
      <text:p text:style-name="Text_20_body"/>
      <text:h text:style-name="Heading_20_1" text:outline-level="1"><text:alphabetical-index-mark-start text:id="IMark265064196"/>Numeric<text:alphabetical-index-mark-end text:id="IMark26506419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1330024"/><text:change-start text:change-id="ct241330128"/>The Numeric class is the abstract base class for num<text:change-end text:change-id="ct241330128"/><text:change-start text:change-id="ct241330232"/>eric data. It is the location for the vast majority of methods that act on such data. In use, data will be instances of <text:change-end text:change-id="ct241330232"/><text:change-start text:change-id="ct241367152"/>Complex, Float, Integer (via Bignum and Fixnum), and Rational data.<text:change-end text:change-id="ct241367152"/><text:change-start text:change-id="ct241367256"/></text:p>
      <text:h text:style-name="Heading_20_2" text:outline-level="2">Specia<text:change-end text:change-id="ct241367256"/><text:change-start text:change-id="ct241367360"/>l Numeric Values</text:h>
      <text:p text:style-name="Text_20_body"><text:change-end text:change-id="ct2413673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5063764"/>-infinity<text:alphabetical-index-mark-end text:id="IMark26506376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136746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65063764"/>dpr<text:alphabetical-index-mark-end text:id="IMark26506376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1367464"/><text:change-start text:change-id="ct241367568"/></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265063764"/>e<text:alphabetical-index-mark-end text:id="IMark26506376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136756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5063764"/>epsilon<text:alphabetical-index-mark-end text:id="IMark26506376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5063764"/>infinity<text:alphabetical-index-mark-end text:id="IMark26506376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65063764"/>max_float<text:alphabetical-index-mark-end text:id="IMark26506376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65063764"/>min_float<text:alphabetical-index-mark-end text:id="IMark26506376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5063764"/>nan<text:alphabetical-index-mark-end text:id="IMark26506376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136871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5063764"/>pi<text:alphabetical-index-mark-end text:id="IMark26506376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41367672"/>In 1897, <text:change-end text:change-id="ct241367672"/>several<text:change-start text:change-id="ct241367776"/> attempt<text:change-end text:change-id="ct241367776"/>s<text:change-start text:change-id="ct241367880"/> w<text:change-end text:change-id="ct241367880"/>ere<text:change-start text:change-id="ct241367984"/> made <text:change-end text:change-id="ct241367984"/><text:change-start text:change-id="ct241368088"/>to legislate the value of pi<text:change-end text:change-id="ct241368088"/> to a number of incorrectly computed values<text:change-start text:change-id="ct241368192"/>. Fortunately, th<text:change-end text:change-id="ct241368192"/>e<text:change-start text:change-id="ct241368296"/>s<text:change-end text:change-id="ct241368296"/>e<text:change-start text:change-id="ct241368400"/> effort<text:change-end text:change-id="ct241368400"/>s<text:change-start text:change-id="ct241368504"/> w<text:change-end text:change-id="ct241368504"/>ere<text:change-start text:change-id="ct241368608"/> unsuccessful.<text:change-end text:change-id="ct241368608"/></text:p></text:note-body></text:note></text:p>
          </table:table-cell>
        </table:table-row>
      </table:table>
      <text:p text:style-name="Text_20_body"><text:change-end text:change-id="ct241368712"/></text:p>
      <text:h text:style-name="Heading_20_2" text:outline-level="2">Instance Methods</text:h>
      <text:p text:style-name="Text_20_body"><text:change text:change-id="ct241368816"/><text:change-start text:change-id="ct24136892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265063764"/>*<text:alphabetical-index-mark-end text:id="IMark26506376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1368920"/><text:change text:change-id="ct24136902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1369128"/>[a_numeric a_numeric] <text:alphabetical-index-mark-start text:id="IMark265063764"/>**<text:alphabetical-index-mark-end text:id="IMark265063764"/> [a_numeric]</text:h>
            <text:p text:style-name="Text_20_body">Routing: NOS</text:p>
            <text:p text:style-name="P1"><text:change-end text:change-id="ct241369128"/><text:change-start text:change-id="ct241369232"/>The exponentiation operator is impleme<text:change-end text:change-id="ct241369232"/><text:change-start text:change-id="ct241369336"/>nted by this method. Note the the second operand, the power, is converted to a Float first.<text:change-end text:change-id="ct241369336"/></text:p>
          </table:table-cell>
          <table:covered-table-cell/>
        </table:table-row>
        <table:table-row table:style-name="Table133.1">
          <table:table-cell table:style-name="Table133.A2" office:value-type="string">
            <text:p text:style-name="P17"><text:change-start text:change-id="ct241369440"/>Code<text:change-end text:change-id="ct241369440"/></text:p>
          </table:table-cell>
          <table:table-cell table:style-name="Table133.B2" office:value-type="string">
            <text:p text:style-name="P17"><text:change-start text:change-id="ct241369544"/>Result<text:change-end text:change-id="ct241369544"/></text:p>
          </table:table-cell>
        </table:table-row>
        <table:table-row table:style-name="Table133.1">
          <table:table-cell table:style-name="Table133.A2" office:value-type="string">
            <text:p text:style-name="Snippet"><text:change-start text:change-id="ct241369648"/>2 10 **<text:change-end text:change-id="ct241369648"/></text:p>
          </table:table-cell>
          <table:table-cell table:style-name="Table133.B2" office:value-type="string">
            <text:p text:style-name="P2"><text:change-start text:change-id="ct241369752"/>1024<text:change-end text:change-id="ct241369752"/></text:p>
          </table:table-cell>
        </table:table-row>
        <table:table-row table:style-name="Table133.1">
          <table:table-cell table:style-name="Table133.A2" office:value-type="string">
            <text:p text:style-name="Snippet"><text:change-start text:change-id="ct241369856"/>3 4 **<text:change-end text:change-id="ct241369856"/></text:p>
          </table:table-cell>
          <table:table-cell table:style-name="Table133.B2" office:value-type="string">
            <text:p text:style-name="P2"><text:change-start text:change-id="ct241369960"/>81<text:change-end text:change-id="ct241369960"/></text:p>
          </table:table-cell>
        </table:table-row>
        <table:table-row table:style-name="Table133.1">
          <table:table-cell table:style-name="Table133.A2" office:value-type="string">
            <text:p text:style-name="Snippet"><text:change-start text:change-id="ct241370064"/>2 1/2 <text:change-end text:change-id="ct241370064"/><text:change-start text:change-id="ct241370168"/>**<text:change-end text:change-id="ct241370168"/></text:p>
          </table:table-cell>
          <table:table-cell table:style-name="Table133.B2" office:value-type="string">
            <text:p text:style-name="P2"><text:change-start text:change-id="ct241370272"/>1.4142135623730951<text:change-end text:change-id="ct241370272"/></text:p>
          </table:table-cell>
        </table:table-row>
      </table:table>
      <text:p text:style-name="Text_20_body"/>
      <text:p text:style-name="Text_20_body"><text:change text:change-id="ct2413703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1370480"/>[a_numeric a_numeric] <text:alphabetical-index-mark-start text:id="IMark265063764"/>+<text:alphabetical-index-mark-end text:id="IMark265063764"/> [a_numeric]</text:h>
            <text:p text:style-name="Text_20_body">Routing: NOS</text:p>
            <text:p text:style-name="P1">The addition operator is implemented by this method.<text:change-end text:change-id="ct241370480"/></text:p>
          </table:table-cell>
          <table:covered-table-cell/>
        </table:table-row>
        <table:table-row table:style-name="Table134.1">
          <table:table-cell table:style-name="Table134.A2" office:value-type="string">
            <text:p text:style-name="P17"><text:change-start text:change-id="ct241370584"/>Code<text:change-end text:change-id="ct241370584"/></text:p>
          </table:table-cell>
          <table:table-cell table:style-name="Table134.B2" office:value-type="string">
            <text:p text:style-name="P17"><text:change-start text:change-id="ct241370688"/>Result<text:change-end text:change-id="ct241370688"/></text:p>
          </table:table-cell>
        </table:table-row>
        <table:table-row table:style-name="Table134.1">
          <table:table-cell table:style-name="Table134.A2" office:value-type="string">
            <text:p text:style-name="Snippet"><text:change-start text:change-id="ct241370792"/>1 1 +<text:change-end text:change-id="ct241370792"/></text:p>
          </table:table-cell>
          <table:table-cell table:style-name="Table134.B2" office:value-type="string">
            <text:p text:style-name="P2"><text:change-start text:change-id="ct241370896"/>2<text:change-end text:change-id="ct241370896"/></text:p>
          </table:table-cell>
        </table:table-row>
        <table:table-row table:style-name="Table134.1">
          <table:table-cell table:style-name="Table134.A2" office:value-type="string">
            <text:p text:style-name="Snippet"><text:change-start text:change-id="ct241371000"/>1.0 7.2 +<text:change-end text:change-id="ct241371000"/></text:p>
          </table:table-cell>
          <table:table-cell table:style-name="Table134.B2" office:value-type="string">
            <text:p text:style-name="P2"><text:change-start text:change-id="ct241371104"/>8.2<text:change-end text:change-id="ct241371104"/></text:p>
          </table:table-cell>
        </table:table-row>
        <table:table-row table:style-name="Table134.1">
          <table:table-cell table:style-name="Table134.A2" office:value-type="string">
            <text:p text:style-name="Snippet"><text:change-start text:change-id="ct241371248"/>1/2<text:change-end text:change-id="ct241371248"/><text:change-start text:change-id="ct241371352"/> 1/3 +<text:change-end text:change-id="ct241371352"/></text:p>
          </table:table-cell>
          <table:table-cell table:style-name="Table134.B2" office:value-type="string">
            <text:p text:style-name="P2"><text:change-start text:change-id="ct241371456"/>5/6<text:change-end text:change-id="ct241371456"/></text:p>
          </table:table-cell>
        </table:table-row>
        <table:table-row table:style-name="Table134.1">
          <table:table-cell table:style-name="Table134.A2" office:value-type="string">
            <text:p text:style-name="Snippet"><text:change-start text:change-id="ct241371560"/>1+2i 1+3i<text:change-end text:change-id="ct241371560"/><text:change-start text:change-id="ct241371664"/> +<text:change-end text:change-id="ct241371664"/></text:p>
          </table:table-cell>
          <table:table-cell table:style-name="Table134.B2" office:value-type="string">
            <text:p text:style-name="P2"><text:change-start text:change-id="ct241371768"/>2+5i<text:change-end text:change-id="ct241371768"/></text:p>
          </table:table-cell>
        </table:table-row>
      </table:table>
      <text:p text:style-name="Text_20_body"><text:change text:change-id="ct241371872"/><text:change-start text:change-id="ct2413719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5063764"/>-<text:alphabetical-index-mark-end text:id="IMark26506376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1371976"/><text:change text:change-id="ct241372184"/><text:change text:change-id="ct241372080"/><text:change-start text:change-id="ct2413722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5063764"/>.1/x<text:alphabetical-index-mark-end text:id="IMark26506376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1372288"/><text:change text:change-id="ct241372392"/><text:change-start text:change-id="ct2413724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5063764"/>.10**<text:alphabetical-index-mark-end text:id="IMark26506376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1372496"/><text:change text:change-id="ct241372600"/><text:change-start text:change-id="ct24137270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5063764"/>.2**<text:alphabetical-index-mark-end text:id="IMark26506376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1372704"/><text:change text:change-id="ct241372912"/><text:change text:change-id="ct241372808"/><text:change-start text:change-id="ct24137301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5063764"/>.abs<text:alphabetical-index-mark-end text:id="IMark26506376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1373016"/><text:change text:change-id="ct2413731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1373224"/>[a_numeric] <text:alphabetical-index-mark-start text:id="IMark265063764"/>.acos<text:alphabetical-index-mark-end text:id="IMark265063764"/> [a_float]</text:h>
            <text:p text:style-name="Text_20_body">Routing: TOS</text:p>
            <text:p text:style-name="P1">This method computes the arc-cosine (cos(x)<text:span text:style-name="T11">-1</text:span>) of the value. That is it computes the angle in radians <text:change-end text:change-id="ct241373224"/><text:change-start text:change-id="ct241373640"/>whose cosine is the argument<text:note text:id="ftn65" text:note-class="footnote"><text:note-citation>65</text:note-citation><text:note-body><text:p text:style-name="Footnote"><text:change-start text:change-id="ct241373328"/>Please s<text:change-end text:change-id="ct241373328"/><text:change-start text:change-id="ct241373432"/>ee <text:a xlink:type="simple" xlink:href="http://en.wikipedia.org/wiki/Inverse_trigonometric_functions" text:style-name="Internet_20_link" text:visited-style-name="Visited_20_Internet_20_Link">http://en.wikipedia.org/wiki/Inverse_trigonometric_functions</text:a> for m<text:change-end text:change-id="ct241373432"/><text:change-start text:change-id="ct241373536"/>ore details on inverse trigonometric functions.<text:change-end text:change-id="ct241373536"/></text:p></text:note-body></text:note>.<text:change-end text:change-id="ct241373640"/><text:change-start text:change-id="ct241373744"/> <text:span text:style-name="T11"><text:s text:c="11"/></text:span><text:change-end text:change-id="ct241373744"/></text:p>
          </table:table-cell>
          <table:covered-table-cell/>
        </table:table-row>
        <table:table-row table:style-name="Table140.1">
          <table:table-cell table:style-name="Table140.A2" office:value-type="string">
            <text:p text:style-name="P17"><text:change-start text:change-id="ct241373848"/>Code<text:change-end text:change-id="ct241373848"/></text:p>
          </table:table-cell>
          <table:table-cell table:style-name="Table140.B2" office:value-type="string">
            <text:p text:style-name="P17"><text:change-start text:change-id="ct241373952"/>Result<text:change-end text:change-id="ct241373952"/></text:p>
          </table:table-cell>
        </table:table-row>
        <table:table-row table:style-name="Table140.1">
          <table:table-cell table:style-name="Table140.A2" office:value-type="string">
            <text:p text:style-name="Snippet"><text:change-start text:change-id="ct241374056"/>1 .acos<text:change-end text:change-id="ct241374056"/></text:p>
          </table:table-cell>
          <table:table-cell table:style-name="Table140.B2" office:value-type="string">
            <text:p text:style-name="P2"><text:change-start text:change-id="ct241374160"/>0.0<text:change-end text:change-id="ct241374160"/></text:p>
          </table:table-cell>
        </table:table-row>
        <table:table-row table:style-name="Table140.1">
          <table:table-cell table:style-name="Table140.A2" office:value-type="string">
            <text:p text:style-name="Snippet"><text:change-start text:change-id="ct241374264"/>0 .acos<text:change-end text:change-id="ct241374264"/></text:p>
          </table:table-cell>
          <table:table-cell table:style-name="Table140.B2" office:value-type="string">
            <text:p text:style-name="P2"><text:change-start text:change-id="ct241374368"/>1.5707963267948966<text:change-end text:change-id="ct241374368"/></text:p>
          </table:table-cell>
        </table:table-row>
      </table:table>
      <text:p text:style-name="Text_20_body"><text:change text:change-id="ct2413744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1374784"/>[a_numeric] <text:alphabetical-index-mark-start text:id="IMark265063764"/>.acosh<text:alphabetical-index-mark-end text:id="IMark26506376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413745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374576"/><text:change-start text:change-id="ct241374680"/>bolic trigonometric functions.<text:change-end text:change-id="ct241374680"/></text:p></text:note-body></text:note>.<text:change-end text:change-id="ct241374784"/></text:p>
          </table:table-cell>
          <table:covered-table-cell/>
        </table:table-row>
        <table:table-row table:style-name="Table141.1">
          <table:table-cell table:style-name="Table141.A2" office:value-type="string">
            <text:p text:style-name="P17"><text:change-start text:change-id="ct241374888"/>Code<text:change-end text:change-id="ct241374888"/></text:p>
          </table:table-cell>
          <table:table-cell table:style-name="Table141.B2" office:value-type="string">
            <text:p text:style-name="P17"><text:change-start text:change-id="ct241374992"/>Result<text:change-end text:change-id="ct2413749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37509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1375200"/>[a_numeric] <text:alphabetical-index-mark-start text:id="IMark265063764"/>.angle<text:alphabetical-index-mark-end text:id="IMark265063764"/> [a_float]</text:h>
            <text:p text:style-name="Text_20_body">Routing:<text:change-end text:change-id="ct241375200"/> TOS<text:change-start text:change-id="ct241375344"/></text:p>
            <text:p text:style-name="P1"><text:change-end text:change-id="ct2413753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1375448"/>Code<text:change-end text:change-id="ct241375448"/></text:p>
          </table:table-cell>
          <table:table-cell table:style-name="Table142.B2" office:value-type="string">
            <text:p text:style-name="P17"><text:change-start text:change-id="ct241375552"/>Result<text:change-end text:change-id="ct2413755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3756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1375760"/>[a_numeric] <text:alphabetical-index-mark-start text:id="IMark265063764"/>.asin<text:alphabetical-index-mark-end text:id="IMark265063764"/> [a_<text:change-end text:change-id="ct241375760"/>float<text:change-start text:change-id="ct241375864"/>]</text:h>
            <text:p text:style-name="Text_20_body">Routing:<text:change-end text:change-id="ct241375864"/> TOS<text:change-start text:change-id="ct241375968"/></text:p>
            <text:p text:style-name="P1"><text:change-end text:change-id="ct241375968"/>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1376072"/>Code<text:change-end text:change-id="ct241376072"/></text:p>
          </table:table-cell>
          <table:table-cell table:style-name="Table143.B2" office:value-type="string">
            <text:p text:style-name="P17"><text:change-start text:change-id="ct241376176"/>Result<text:change-end text:change-id="ct2413761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37628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1376384"/>[a_numeric] <text:alphabetical-index-mark-start text:id="IMark265063764"/>.asinh<text:alphabetical-index-mark-end text:id="IMark265063764"/> [a_<text:change-end text:change-id="ct241376384"/>float<text:change-start text:change-id="ct241376488"/>]</text:h>
            <text:p text:style-name="Text_20_body">Routing:<text:change-end text:change-id="ct241376488"/> TOS<text:change-start text:change-id="ct241376592"/></text:p>
            <text:p text:style-name="P1"><text:change-end text:change-id="ct241376592"/>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1376696"/>Code<text:change-end text:change-id="ct241376696"/></text:p>
          </table:table-cell>
          <table:table-cell table:style-name="Table144.B2" office:value-type="string">
            <text:p text:style-name="P17"><text:change-start text:change-id="ct241376800"/>Result<text:change-end text:change-id="ct2413768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3769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1377008"/>[a_numeric] <text:alphabetical-index-mark-start text:id="IMark265063764"/>.atan<text:alphabetical-index-mark-end text:id="IMark265063764"/> [a_<text:change-end text:change-id="ct241377008"/>float<text:change-start text:change-id="ct241377112"/>]</text:h>
            <text:p text:style-name="Text_20_body">Routing:<text:change-end text:change-id="ct241377112"/> TOS<text:change-start text:change-id="ct241377216"/></text:p>
            <text:p text:style-name="P1"><text:change-end text:change-id="ct241377216"/>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1377320"/>Code<text:change-end text:change-id="ct241377320"/></text:p>
          </table:table-cell>
          <table:table-cell table:style-name="Table145.B2" office:value-type="string">
            <text:p text:style-name="P17"><text:change-start text:change-id="ct241377424"/>Result<text:change-end text:change-id="ct2413774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3775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1377632"/>[a_numeric a_numeric] <text:alphabetical-index-mark-start text:id="IMark265063764"/>.atan2<text:alphabetical-index-mark-end text:id="IMark265063764"/> [a_<text:change-end text:change-id="ct241377632"/>float<text:change-start text:change-id="ct241377736"/>]</text:h>
            <text:p text:style-name="Text_20_body">Routing:<text:change-end text:change-id="ct241377736"/> TOS<text:change-start text:change-id="ct241377840"/></text:p>
            <text:p text:style-name="P1"><text:change-end text:change-id="ct2413778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1377944"/>Code<text:change-end text:change-id="ct241377944"/></text:p>
          </table:table-cell>
          <table:table-cell table:style-name="Table146.B2" office:value-type="string">
            <text:p text:style-name="P17"><text:change-start text:change-id="ct241378048"/>Result<text:change-end text:change-id="ct2413780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378256"/><text:change text:change-id="ct24137815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1378360"/>[a_numeric] <text:alphabetical-index-mark-start text:id="IMark265063764"/>.atanh<text:alphabetical-index-mark-end text:id="IMark265063764"/> [a_<text:change-end text:change-id="ct241378360"/>float<text:change-start text:change-id="ct241378464"/>]</text:h>
            <text:p text:style-name="Text_20_body">Routing:<text:change-end text:change-id="ct241378464"/> TOS<text:change-start text:change-id="ct241378568"/></text:p>
            <text:p text:style-name="P1"><text:change-end text:change-id="ct241378568"/>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1378672"/>Code<text:change-end text:change-id="ct241378672"/></text:p>
          </table:table-cell>
          <table:table-cell table:style-name="Table147.B2" office:value-type="string">
            <text:p text:style-name="P17"><text:change-start text:change-id="ct241378776"/>Result<text:change-end text:change-id="ct2413787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3788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1378984"/>[a_numeric a_numeric] <text:alphabetical-index-mark-start text:id="IMark265063764"/>.c2p<text:alphabetical-index-mark-end text:id="IMark265063764"/> [a_<text:change-end text:change-id="ct241378984"/>float<text:change-start text:change-id="ct241379088"/> a_<text:change-end text:change-id="ct241379088"/>float<text:change-start text:change-id="ct241379192"/>]</text:h>
            <text:p text:style-name="Text_20_body">Routing: TOS</text:p>
            <text:p text:style-name="P1"><text:change-end text:change-id="ct2413791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1379296"/>Code<text:change-end text:change-id="ct241379296"/></text:p>
          </table:table-cell>
          <table:table-cell table:style-name="Table148.B2" office:value-type="string">
            <text:p text:style-name="P17"><text:change-start text:change-id="ct241379440"/>Result<text:change-end text:change-id="ct2413794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379648"/><text:change text:change-id="ct2413795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1379752"/>[a_numeric] <text:alphabetical-index-mark-start text:id="IMark265063764"/>.cbrt<text:alphabetical-index-mark-end text:id="IMark265063764"/> [a_<text:change-end text:change-id="ct241379752"/>float<text:change-start text:change-id="ct241379856"/>]</text:h>
            <text:p text:style-name="Text_20_body">Routing:<text:change-end text:change-id="ct241379856"/> TOS<text:change-start text:change-id="ct241379960"/></text:p>
            <text:p text:style-name="P1"><text:change-end text:change-id="ct241379960"/>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1380064"/>Code<text:change-end text:change-id="ct241380064"/></text:p>
          </table:table-cell>
          <table:table-cell table:style-name="Table149.B2" office:value-type="string">
            <text:p text:style-name="P17"><text:change-start text:change-id="ct241380168"/>Result<text:change-end text:change-id="ct2413801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3802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1380376"/>[a_numeric] <text:alphabetical-index-mark-start text:id="IMark265063764"/>.ceil<text:alphabetical-index-mark-end text:id="IMark265063764"/> [a<text:change-end text:change-id="ct241380376"/>n<text:change-start text:change-id="ct241380480"/>_<text:change-end text:change-id="ct241380480"/>integer<text:change-start text:change-id="ct241380584"/>]</text:h>
            <text:p text:style-name="Text_20_body">Routing:<text:change-end text:change-id="ct241380584"/> TOS<text:change-start text:change-id="ct241380688"/></text:p>
            <text:p text:style-name="P1"><text:change-end text:change-id="ct241380688"/>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1380792"/>Code<text:change-end text:change-id="ct241380792"/></text:p>
          </table:table-cell>
          <table:table-cell table:style-name="Table150.B2" office:value-type="string">
            <text:p text:style-name="P17"><text:change-start text:change-id="ct241380896"/>Result<text:change-end text:change-id="ct2413808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38100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1381104"/>[a_numeric] <text:alphabetical-index-mark-start text:id="IMark265063764"/>.conjugate<text:alphabetical-index-mark-end text:id="IMark265063764"/> [a_numeric]</text:h>
            <text:p text:style-name="Text_20_body">Routing:<text:change-end text:change-id="ct241381104"/> TOS<text:change-start text:change-id="ct241381208"/></text:p>
            <text:p text:style-name="P1"><text:change-end text:change-id="ct241381208"/>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1381312"/>Code<text:change-end text:change-id="ct241381312"/></text:p>
          </table:table-cell>
          <table:table-cell table:style-name="Table151.B2" office:value-type="string">
            <text:p text:style-name="P17"><text:change-start text:change-id="ct241381416"/>Result<text:change-end text:change-id="ct2413814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381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1381624"/>[a_numeric] <text:alphabetical-index-mark-start text:id="IMark265063764"/>.cos<text:alphabetical-index-mark-end text:id="IMark265063764"/> [a_<text:change-end text:change-id="ct241381624"/>float<text:change-start text:change-id="ct241381728"/>]</text:h>
            <text:p text:style-name="Text_20_body">Routing:<text:change-end text:change-id="ct241381728"/> TOS<text:change-start text:change-id="ct241381832"/></text:p>
            <text:p text:style-name="P1"><text:change-end text:change-id="ct24138183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1381936"/>Code<text:change-end text:change-id="ct241381936"/></text:p>
          </table:table-cell>
          <table:table-cell table:style-name="Table152.B2" office:value-type="string">
            <text:p text:style-name="P17"><text:change-start text:change-id="ct241382040"/>Result<text:change-end text:change-id="ct2413820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382248"/><text:change text:change-id="ct2413821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1382352"/>[a_numeric] <text:alphabetical-index-mark-start text:id="IMark265063764"/>.cosh<text:alphabetical-index-mark-end text:id="IMark265063764"/> [a_<text:change-end text:change-id="ct241382352"/>float<text:change-start text:change-id="ct241382456"/>]</text:h>
            <text:p text:style-name="Text_20_body">Routing:<text:change-end text:change-id="ct241382456"/> TOS<text:change-start text:change-id="ct241382560"/></text:p>
            <text:p text:style-name="P1"><text:change-end text:change-id="ct24138256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1382664"/>Code<text:change-end text:change-id="ct241382664"/></text:p>
          </table:table-cell>
          <table:table-cell table:style-name="Table153.B2" office:value-type="string">
            <text:p text:style-name="P17"><text:change-start text:change-id="ct241382768"/>Result<text:change-end text:change-id="ct2413827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3828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1382976"/>[a_numeric] <text:alphabetical-index-mark-start text:id="IMark265063764"/>.cube<text:alphabetical-index-mark-end text:id="IMark265063764"/> [a_numeric]</text:h>
            <text:p text:style-name="Text_20_body">Routing:<text:change-end text:change-id="ct241382976"/> TOS<text:change-start text:change-id="ct241383080"/></text:p>
            <text:p text:style-name="P1"><text:change-end text:change-id="ct241383080"/>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1383184"/>Code<text:change-end text:change-id="ct241383184"/></text:p>
          </table:table-cell>
          <table:table-cell table:style-name="Table154.B2" office:value-type="string">
            <text:p text:style-name="P17"><text:change-start text:change-id="ct241383288"/>Result<text:change-end text:change-id="ct2413832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38339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1387544"/>[a_numeric] <text:alphabetical-index-mark-start text:id="IMark265063764"/>.d2r<text:alphabetical-index-mark-end text:id="IMark265063764"/> [a_<text:change-end text:change-id="ct241387544"/>float<text:change-start text:change-id="ct241387648"/>]</text:h>
            <text:p text:style-name="Text_20_body">Routing:<text:change-end text:change-id="ct241387648"/> TOS<text:change-start text:change-id="ct241387752"/></text:p>
            <text:p text:style-name="P1"><text:change-end text:change-id="ct241387752"/>This method converts the argument number from degrees to radians.</text:p>
          </table:table-cell>
          <table:covered-table-cell/>
        </table:table-row>
        <table:table-row table:style-name="Table155.1">
          <table:table-cell table:style-name="Table155.A2" office:value-type="string">
            <text:p text:style-name="P17"><text:change-start text:change-id="ct241387856"/>Code<text:change-end text:change-id="ct241387856"/></text:p>
          </table:table-cell>
          <table:table-cell table:style-name="Table155.B2" office:value-type="string">
            <text:p text:style-name="P17"><text:change-start text:change-id="ct241387960"/>Result<text:change-end text:change-id="ct2413879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38806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1388168"/>[a_numeric] <text:alphabetical-index-mark-start text:id="IMark265063764"/>.denominator<text:alphabetical-index-mark-end text:id="IMark265063764"/> [a<text:change-end text:change-id="ct241388168"/>n<text:change-start text:change-id="ct241388272"/>_<text:change-end text:change-id="ct241388272"/>integer<text:change-start text:change-id="ct241388376"/>]</text:h>
            <text:p text:style-name="Text_20_body">Routing:<text:change-end text:change-id="ct241388376"/> TOS<text:change-start text:change-id="ct241388480"/></text:p>
            <text:p text:style-name="P1"><text:change-end text:change-id="ct2413884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1388584"/>Code<text:change-end text:change-id="ct241388584"/></text:p>
          </table:table-cell>
          <table:table-cell table:style-name="Table156.B2" office:value-type="string">
            <text:p text:style-name="P17"><text:change-start text:change-id="ct241388688"/>Result<text:change-end text:change-id="ct2413886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38879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1388896"/>[a_numeric] <text:alphabetical-index-mark-start text:id="IMark265063764"/>.e**<text:alphabetical-index-mark-end text:id="IMark265063764"/> [a_<text:change-end text:change-id="ct241388896"/>float<text:change-start text:change-id="ct241389000"/>]</text:h>
            <text:p text:style-name="Text_20_body">Routing:<text:change-end text:change-id="ct241389000"/> TOS<text:change-start text:change-id="ct241389104"/></text:p>
            <text:p text:style-name="P1"><text:change-end text:change-id="ct24138910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1389208"/>Code<text:change-end text:change-id="ct241389208"/></text:p>
          </table:table-cell>
          <table:table-cell table:style-name="Table157.B2" office:value-type="string">
            <text:p text:style-name="P17"><text:change-start text:change-id="ct241389312"/>Result<text:change-end text:change-id="ct2413893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38941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1389520"/>[a_numeric] <text:alphabetical-index-mark-start text:id="IMark265063764"/>.emit<text:alphabetical-index-mark-end text:id="IMark265063764"/> []</text:h>
            <text:p text:style-name="Text_20_body">Routing:<text:change-end text:change-id="ct241389520"/> TOS<text:change-start text:change-id="ct241389624"/></text:p>
            <text:p text:style-name="P1"><text:change-end text:change-id="ct241389624"/>This method emits a character with the code of numeric argument.</text:p>
          </table:table-cell>
          <table:covered-table-cell/>
        </table:table-row>
        <table:table-row table:style-name="Table158.1">
          <table:table-cell table:style-name="Table158.A2" office:value-type="string">
            <text:p text:style-name="P17"><text:change-start text:change-id="ct241389728"/>Code<text:change-end text:change-id="ct241389728"/></text:p>
          </table:table-cell>
          <table:table-cell table:style-name="Table158.B2" office:value-type="string">
            <text:p text:style-name="P17"><text:change-start text:change-id="ct241389832"/>Result<text:change-end text:change-id="ct2413898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390040"/><text:change text:change-id="ct24138993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1390144"/>[a_numeric] <text:alphabetical-index-mark-start text:id="IMark265063764"/>.floor<text:alphabetical-index-mark-end text:id="IMark265063764"/> [a<text:change-end text:change-id="ct241390144"/>n<text:change-start text:change-id="ct241390248"/>_<text:change-end text:change-id="ct241390248"/>integer<text:change-start text:change-id="ct241390352"/>]</text:h>
            <text:p text:style-name="Text_20_body">Routing:<text:change-end text:change-id="ct241390352"/> TOS<text:change-start text:change-id="ct241390456"/></text:p>
            <text:p text:style-name="P1"><text:change-end text:change-id="ct24139045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1390560"/>Code<text:change-end text:change-id="ct241390560"/></text:p>
          </table:table-cell>
          <table:table-cell table:style-name="Table159.B2" office:value-type="string">
            <text:p text:style-name="P17"><text:change-start text:change-id="ct241390664"/>Result<text:change-end text:change-id="ct2413906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3907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1390872"/>[a_numeric a_numeric] <text:alphabetical-index-mark-start text:id="IMark265063764"/>.hypot<text:alphabetical-index-mark-end text:id="IMark265063764"/> [a_<text:change-end text:change-id="ct241390872"/>float<text:change-start text:change-id="ct241390976"/>]</text:h>
            <text:p text:style-name="Text_20_body">Routing:<text:change-end text:change-id="ct241390976"/> TOS<text:change-start text:change-id="ct241391080"/></text:p>
            <text:p text:style-name="P1"><text:change-end text:change-id="ct241391080"/>Given two lengths, this method computes the length of the hypotenuse. </text:p>
          </table:table-cell>
          <table:covered-table-cell/>
        </table:table-row>
        <table:table-row table:style-name="Table160.1">
          <table:table-cell table:style-name="Table160.A2" office:value-type="string">
            <text:p text:style-name="P17"><text:change-start text:change-id="ct241391184"/>Code<text:change-end text:change-id="ct241391184"/></text:p>
          </table:table-cell>
          <table:table-cell table:style-name="Table160.B2" office:value-type="string">
            <text:p text:style-name="P17"><text:change-start text:change-id="ct241391288"/>Result<text:change-end text:change-id="ct2413912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3913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1391496"/>[a_numeric] <text:alphabetical-index-mark-start text:id="IMark265063764"/>.imaginary<text:alphabetical-index-mark-end text:id="IMark265063764"/> [a_numeric]</text:h>
            <text:p text:style-name="Text_20_body">Routing:<text:change-end text:change-id="ct241391496"/> TOS<text:change-start text:change-id="ct241391640"/></text:p>
            <text:p text:style-name="P1"><text:change-end text:change-id="ct2413916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1391744"/>Code<text:change-end text:change-id="ct241391744"/></text:p>
          </table:table-cell>
          <table:table-cell table:style-name="Table161.B2" office:value-type="string">
            <text:p text:style-name="P17"><text:change-start text:change-id="ct241391848"/>Result<text:change-end text:change-id="ct2413918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3919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1392056"/>[a_numeric] <text:alphabetical-index-mark-start text:id="IMark265063764"/>.ln<text:alphabetical-index-mark-end text:id="IMark265063764"/> [a_<text:change-end text:change-id="ct241392056"/>float<text:change-start text:change-id="ct241392160"/>]</text:h>
            <text:p text:style-name="Text_20_body">Routing:<text:change-end text:change-id="ct241392160"/> TOS<text:change-start text:change-id="ct241392264"/></text:p>
            <text:p text:style-name="P1"><text:change-end text:change-id="ct24139226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1392368"/>Code<text:change-end text:change-id="ct241392368"/></text:p>
          </table:table-cell>
          <table:table-cell table:style-name="Table162.B2" office:value-type="string">
            <text:p text:style-name="P17"><text:change-start text:change-id="ct241392472"/>Result<text:change-end text:change-id="ct2413924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3925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1392680"/>[a_numeric] <text:alphabetical-index-mark-start text:id="IMark265063764"/>.log10<text:alphabetical-index-mark-end text:id="IMark265063764"/> [a_<text:change-end text:change-id="ct241392680"/>float<text:change-start text:change-id="ct241392784"/>]</text:h>
            <text:p text:style-name="Text_20_body">Routing:<text:change-end text:change-id="ct241392784"/> TOS<text:change-start text:change-id="ct241392888"/></text:p>
            <text:p text:style-name="P1"><text:change-end text:change-id="ct24139288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1392992"/>Code<text:change-end text:change-id="ct241392992"/></text:p>
          </table:table-cell>
          <table:table-cell table:style-name="Table163.B2" office:value-type="string">
            <text:p text:style-name="P17"><text:change-start text:change-id="ct241393096"/>Result<text:change-end text:change-id="ct2413930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3932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1393304"/>[a_numeric] <text:alphabetical-index-mark-start text:id="IMark265063764"/>.log2<text:alphabetical-index-mark-end text:id="IMark265063764"/> [a_<text:change-end text:change-id="ct241393304"/>float<text:change-start text:change-id="ct241393408"/>]</text:h>
            <text:p text:style-name="Text_20_body">Routing:<text:change-end text:change-id="ct241393408"/> TOS<text:change-start text:change-id="ct241393512"/></text:p>
            <text:p text:style-name="P1"><text:change-end text:change-id="ct24139351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1393616"/>Code<text:change-end text:change-id="ct241393616"/></text:p>
          </table:table-cell>
          <table:table-cell table:style-name="Table164.B2" office:value-type="string">
            <text:p text:style-name="P17"><text:change-start text:change-id="ct241393720"/>Result<text:change-end text:change-id="ct24139372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3938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1393928"/>[a_numeric] <text:alphabetical-index-mark-start text:id="IMark265063764"/>.magnitude<text:alphabetical-index-mark-end text:id="IMark265063764"/> [a_numeric]</text:h>
            <text:p text:style-name="Text_20_body">Routing:<text:change-end text:change-id="ct241393928"/> TOS<text:change-start text:change-id="ct241394032"/></text:p>
            <text:p text:style-name="P1"><text:change-end text:change-id="ct2413940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1394136"/>Code<text:change-end text:change-id="ct241394136"/></text:p>
          </table:table-cell>
          <table:table-cell table:style-name="Table165.B2" office:value-type="string">
            <text:p text:style-name="P17"><text:change-start text:change-id="ct241394240"/>Result<text:change-end text:change-id="ct2413942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39434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1394448"/>[a_numeric] <text:alphabetical-index-mark-start text:id="IMark265063764"/>.numerator<text:alphabetical-index-mark-end text:id="IMark265063764"/> [a_numeric]</text:h>
            <text:p text:style-name="Text_20_body">Routing:<text:change-end text:change-id="ct241394448"/> TOS<text:change-start text:change-id="ct241394552"/></text:p>
            <text:p text:style-name="P1"><text:change-end text:change-id="ct2413945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1394656"/>Code<text:change-end text:change-id="ct241394656"/></text:p>
          </table:table-cell>
          <table:table-cell table:style-name="Table166.B2" office:value-type="string">
            <text:p text:style-name="P17"><text:change-start text:change-id="ct241394760"/>Result<text:change-end text:change-id="ct2413947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394968"/><text:change text:change-id="ct2413948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1395072"/>[a_numeric a_numeric] <text:alphabetical-index-mark-start text:id="IMark265063764"/>.p2c<text:alphabetical-index-mark-end text:id="IMark265063764"/> [a_<text:change-end text:change-id="ct241395072"/>float<text:change-start text:change-id="ct241395176"/> a_<text:change-end text:change-id="ct241395176"/>float<text:change-start text:change-id="ct241395280"/>]</text:h>
            <text:p text:style-name="Text_20_body">Routing:<text:change-end text:change-id="ct241395280"/> TOS<text:change-start text:change-id="ct241395384"/></text:p>
            <text:p text:style-name="P1"><text:change-end text:change-id="ct2413953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1395488"/>Code<text:change-end text:change-id="ct241395488"/></text:p>
          </table:table-cell>
          <table:table-cell table:style-name="Table167.B2" office:value-type="string">
            <text:p text:style-name="P17"><text:change-start text:change-id="ct241395592"/>Result<text:change-end text:change-id="ct2413955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3957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1395840"/>[a_numeric] <text:alphabetical-index-mark-start text:id="IMark265063764"/>.polar<text:alphabetical-index-mark-end text:id="IMark265063764"/> [a_<text:change-end text:change-id="ct241395840"/>float<text:change-start text:change-id="ct241395944"/> a_<text:change-end text:change-id="ct241395944"/>float<text:change-start text:change-id="ct241396048"/>]</text:h>
            <text:p text:style-name="Text_20_body">Routing:<text:change-end text:change-id="ct241396048"/> TOS<text:change-start text:change-id="ct241396152"/></text:p>
            <text:p text:style-name="P1"><text:change-end text:change-id="ct2413961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1396256"/>Code<text:change-end text:change-id="ct241396256"/></text:p>
          </table:table-cell>
          <table:table-cell table:style-name="Table168.B2" office:value-type="string">
            <text:p text:style-name="P17"><text:change-start text:change-id="ct241396360"/>Result<text:change-end text:change-id="ct2413963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3964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1396568"/>[a_numeric] <text:alphabetical-index-mark-start text:id="IMark265063764"/>.r2d<text:alphabetical-index-mark-end text:id="IMark265063764"/> [a_<text:change-end text:change-id="ct241396568"/>float<text:change-start text:change-id="ct241396672"/>]</text:h>
            <text:p text:style-name="Text_20_body">Routing:<text:change-end text:change-id="ct241396672"/> TOS<text:change-start text:change-id="ct241396776"/></text:p>
            <text:p text:style-name="P1"><text:change-end text:change-id="ct241396776"/>Convert a angle value from radians to degrees.</text:p>
          </table:table-cell>
          <table:covered-table-cell/>
        </table:table-row>
        <table:table-row table:style-name="Table169.1">
          <table:table-cell table:style-name="Table169.A2" office:value-type="string">
            <text:p text:style-name="P17"><text:change-start text:change-id="ct241396880"/>Code<text:change-end text:change-id="ct241396880"/></text:p>
          </table:table-cell>
          <table:table-cell table:style-name="Table169.B2" office:value-type="string">
            <text:p text:style-name="P17"><text:change-start text:change-id="ct241396984"/>Result<text:change-end text:change-id="ct2413969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13970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1397192"/>[a_numeric] <text:alphabetical-index-mark-start text:id="IMark265063764"/>.real<text:alphabetical-index-mark-end text:id="IMark265063764"/> [a_numeric]</text:h>
            <text:p text:style-name="Text_20_body">Routing:<text:change-end text:change-id="ct241397192"/> TOS<text:change-start text:change-id="ct241397296"/></text:p>
            <text:p text:style-name="P1"><text:change-end text:change-id="ct2413972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1397400"/>Code<text:change-end text:change-id="ct241397400"/></text:p>
          </table:table-cell>
          <table:table-cell table:style-name="Table170.B2" office:value-type="string">
            <text:p text:style-name="P17"><text:change-start text:change-id="ct241397504"/>Result<text:change-end text:change-id="ct2413975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3976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1397712"/>[a_numeric] <text:alphabetical-index-mark-start text:id="IMark265063764"/>.round<text:alphabetical-index-mark-end text:id="IMark265063764"/> [a<text:change-end text:change-id="ct241397712"/>n<text:change-start text:change-id="ct241397816"/>_<text:change-end text:change-id="ct241397816"/>integer<text:change-start text:change-id="ct241397920"/>]</text:h>
            <text:p text:style-name="Text_20_body">Routing:<text:change-end text:change-id="ct241397920"/> TOS<text:change-start text:change-id="ct241398024"/></text:p>
            <text:p text:style-name="P1"><text:change-end text:change-id="ct241398024"/>This method rounds the argument number to the nearest integer.</text:p>
          </table:table-cell>
          <table:covered-table-cell/>
        </table:table-row>
        <table:table-row table:style-name="Table171.1">
          <table:table-cell table:style-name="Table171.A2" office:value-type="string">
            <text:p text:style-name="P17"><text:change-start text:change-id="ct241398128"/>Code<text:change-end text:change-id="ct241398128"/></text:p>
          </table:table-cell>
          <table:table-cell table:style-name="Table171.B2" office:value-type="string">
            <text:p text:style-name="P17"><text:change-start text:change-id="ct241398232"/>Result<text:change-end text:change-id="ct2413982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13983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1398440"/>[a_numeric] <text:alphabetical-index-mark-start text:id="IMark265063764"/>.sin<text:alphabetical-index-mark-end text:id="IMark265063764"/> [a_<text:change-end text:change-id="ct241398440"/>float<text:change-start text:change-id="ct241398544"/>]</text:h>
            <text:p text:style-name="Text_20_body">Routing:<text:change-end text:change-id="ct241398544"/> TOS<text:change-start text:change-id="ct241398648"/></text:p>
            <text:p text:style-name="P1"><text:change-end text:change-id="ct241398648"/>This method computes the sine of the argument angle in radians.</text:p>
          </table:table-cell>
          <table:covered-table-cell/>
        </table:table-row>
        <table:table-row table:style-name="Table172.1">
          <table:table-cell table:style-name="Table172.A2" office:value-type="string">
            <text:p text:style-name="P17"><text:change-start text:change-id="ct241398752"/>Code<text:change-end text:change-id="ct241398752"/></text:p>
          </table:table-cell>
          <table:table-cell table:style-name="Table172.B2" office:value-type="string">
            <text:p text:style-name="P17"><text:change-start text:change-id="ct241398856"/>Result<text:change-end text:change-id="ct2413988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39896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1399064"/>[a_numeric] <text:alphabetical-index-mark-start text:id="IMark265063764"/>.sinh<text:alphabetical-index-mark-end text:id="IMark265063764"/> [a_<text:change-end text:change-id="ct241399064"/>float<text:change-start text:change-id="ct241399168"/>]</text:h>
            <text:p text:style-name="Text_20_body">Routing:<text:change-end text:change-id="ct241399168"/> TOS<text:change-start text:change-id="ct241399272"/></text:p>
            <text:p text:style-name="P1"><text:change-end text:change-id="ct241399272"/>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1399376"/>Code<text:change-end text:change-id="ct241399376"/></text:p>
          </table:table-cell>
          <table:table-cell table:style-name="Table173.B2" office:value-type="string">
            <text:p text:style-name="P17"><text:change-start text:change-id="ct241399480"/>Result<text:change-end text:change-id="ct2413994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39958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1399688"/>[a_numeric] <text:alphabetical-index-mark-start text:id="IMark265063764"/>.sleep<text:alphabetical-index-mark-end text:id="IMark265063764"/> []</text:h>
            <text:p text:style-name="Text_20_body">Routing:<text:change-end text:change-id="ct241399688"/> TOS<text:change-start text:change-id="ct241399832"/></text:p>
            <text:p text:style-name="P1"><text:change-end text:change-id="ct241399832"/>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1399936"/>Code<text:change-end text:change-id="ct241399936"/></text:p>
          </table:table-cell>
          <table:table-cell table:style-name="Table174.B2" office:value-type="string">
            <text:p text:style-name="P17"><text:change-start text:change-id="ct241400040"/>Result<text:change-end text:change-id="ct24140004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14001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1400248"/>[a_numeric] <text:alphabetical-index-mark-start text:id="IMark265063764"/>.sqr<text:alphabetical-index-mark-end text:id="IMark265063764"/> [a_numeric]</text:h>
            <text:p text:style-name="Text_20_body">Routing:<text:change-end text:change-id="ct241400248"/> TOS<text:change-start text:change-id="ct241400352"/></text:p>
            <text:p text:style-name="P1"><text:change-end text:change-id="ct241400352"/>This method computes the square of the argument value.</text:p>
          </table:table-cell>
          <table:covered-table-cell/>
        </table:table-row>
        <table:table-row table:style-name="Table175.1">
          <table:table-cell table:style-name="Table175.A2" office:value-type="string">
            <text:p text:style-name="P17"><text:change-start text:change-id="ct241400456"/>Code<text:change-end text:change-id="ct241400456"/></text:p>
          </table:table-cell>
          <table:table-cell table:style-name="Table175.B2" office:value-type="string">
            <text:p text:style-name="P17"><text:change-start text:change-id="ct241400560"/>Result<text:change-end text:change-id="ct2414005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40066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1400768"/>[a_numeric] <text:alphabetical-index-mark-start text:id="IMark265063764"/>.sqrt<text:alphabetical-index-mark-end text:id="IMark265063764"/> [a_<text:change-end text:change-id="ct241400768"/>float<text:change-start text:change-id="ct241400872"/>]</text:h>
            <text:p text:style-name="Text_20_body">Routing:<text:change-end text:change-id="ct241400872"/> TOS<text:change-start text:change-id="ct241400976"/></text:p>
            <text:p text:style-name="P1"><text:change-end text:change-id="ct241400976"/>This method computes the square root of the argument value.</text:p>
          </table:table-cell>
          <table:covered-table-cell/>
        </table:table-row>
        <table:table-row table:style-name="Table176.1">
          <table:table-cell table:style-name="Table176.A2" office:value-type="string">
            <text:p text:style-name="P17"><text:change-start text:change-id="ct241401080"/>Code<text:change-end text:change-id="ct241401080"/></text:p>
          </table:table-cell>
          <table:table-cell table:style-name="Table176.B2" office:value-type="string">
            <text:p text:style-name="P17"><text:change-start text:change-id="ct241401184"/>Result<text:change-end text:change-id="ct2414011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4012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1401392"/>[a_numeric] <text:alphabetical-index-mark-start text:id="IMark265063764"/>.tan<text:alphabetical-index-mark-end text:id="IMark265063764"/> [a_<text:change-end text:change-id="ct241401392"/>float<text:change-start text:change-id="ct241401496"/>]</text:h>
            <text:p text:style-name="Text_20_body">Routing:<text:change-end text:change-id="ct241401496"/> TOS<text:change-start text:change-id="ct241401600"/></text:p>
            <text:p text:style-name="P1"><text:change-end text:change-id="ct241401600"/>This method computes the tangent of the argument angle in radians.</text:p>
          </table:table-cell>
          <table:covered-table-cell/>
        </table:table-row>
        <table:table-row table:style-name="Table177.1">
          <table:table-cell table:style-name="Table177.A2" office:value-type="string">
            <text:p text:style-name="P17"><text:change-start text:change-id="ct241401704"/>Code<text:change-end text:change-id="ct241401704"/></text:p>
          </table:table-cell>
          <table:table-cell table:style-name="Table177.B2" office:value-type="string">
            <text:p text:style-name="P17"><text:change-start text:change-id="ct241401808"/>Result<text:change-end text:change-id="ct2414018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4019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1402016"/>[a_numeric] <text:alphabetical-index-mark-start text:id="IMark265063764"/>.tanh<text:alphabetical-index-mark-end text:id="IMark265063764"/> [a_<text:change-end text:change-id="ct241402016"/>float<text:change-start text:change-id="ct241402120"/>]</text:h>
            <text:p text:style-name="Text_20_body">Routing:<text:change-end text:change-id="ct241402120"/> TOS<text:change-start text:change-id="ct241402224"/></text:p>
            <text:p text:style-name="P1"><text:change-end text:change-id="ct24140222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1402328"/>Code<text:change-end text:change-id="ct241402328"/></text:p>
          </table:table-cell>
          <table:table-cell table:style-name="Table178.B2" office:value-type="string">
            <text:p text:style-name="P17"><text:change-start text:change-id="ct241402432"/>Result<text:change-end text:change-id="ct2414024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140253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1402640"/>[a_numeric a_numeric] <text:alphabetical-index-mark-start text:id="IMark265063764"/>/<text:alphabetical-index-mark-end text:id="IMark265063764"/> [a_numeric]</text:h>
            <text:p text:style-name="Text_20_body">Routing:<text:change-end text:change-id="ct241402640"/> NOS<text:change-start text:change-id="ct241402744"/></text:p>
            <text:p text:style-name="P1"><text:change-end text:change-id="ct241402744"/>This method implements the division operator.</text:p>
          </table:table-cell>
          <table:covered-table-cell/>
        </table:table-row>
        <table:table-row table:style-name="Table179.1">
          <table:table-cell table:style-name="Table179.A2" office:value-type="string">
            <text:p text:style-name="P17"><text:change-start text:change-id="ct241402848"/>Code<text:change-end text:change-id="ct241402848"/></text:p>
          </table:table-cell>
          <table:table-cell table:style-name="Table179.B2" office:value-type="string">
            <text:p text:style-name="P17"><text:change-start text:change-id="ct241402952"/>Result<text:change-end text:change-id="ct2414029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4030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1403160"/>[a_numeric] <text:alphabetical-index-mark-start text:id="IMark265063764"/>0&lt;<text:alphabetical-index-mark-end text:id="IMark265063764"/> [a_boolean]</text:h>
            <text:p text:style-name="Text_20_body">Routing:<text:change-end text:change-id="ct241403160"/> TOS<text:change-start text:change-id="ct241403264"/></text:p>
            <text:p text:style-name="P1"><text:change-end text:change-id="ct241403264"/>Is this number less than zero?</text:p>
          </table:table-cell>
          <table:covered-table-cell/>
        </table:table-row>
        <table:table-row table:style-name="Table180.1">
          <table:table-cell table:style-name="Table180.A2" office:value-type="string">
            <text:p text:style-name="P17"><text:change-start text:change-id="ct241403368"/>Code<text:change-end text:change-id="ct241403368"/></text:p>
          </table:table-cell>
          <table:table-cell table:style-name="Table180.B2" office:value-type="string">
            <text:p text:style-name="P17"><text:change-start text:change-id="ct241403472"/>Result<text:change-end text:change-id="ct2414034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4035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1403680"/>[a_numeric] <text:alphabetical-index-mark-start text:id="IMark265063764"/>0&lt;=<text:alphabetical-index-mark-end text:id="IMark265063764"/> [a_boolean]</text:h>
            <text:p text:style-name="Text_20_body">Routing:<text:change-end text:change-id="ct241403680"/> TOS<text:change-start text:change-id="ct241403784"/></text:p>
            <text:p text:style-name="P1"><text:change-end text:change-id="ct241403784"/>Is this number less than or equal to zero?</text:p>
          </table:table-cell>
          <table:covered-table-cell/>
        </table:table-row>
        <table:table-row table:style-name="Table181.1">
          <table:table-cell table:style-name="Table181.A2" office:value-type="string">
            <text:p text:style-name="P17"><text:change-start text:change-id="ct241318088"/>Code<text:change-end text:change-id="ct241318088"/></text:p>
          </table:table-cell>
          <table:table-cell table:style-name="Table181.B2" office:value-type="string">
            <text:p text:style-name="P17"><text:change-start text:change-id="ct241318192"/>Result<text:change-end text:change-id="ct2413181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131829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1318400"/>[a_numeric] <text:alphabetical-index-mark-start text:id="IMark265063764"/>0&lt;=&gt;<text:alphabetical-index-mark-end text:id="IMark265063764"/> [<text:change-end text:change-id="ct241318400"/>1, 0, or -1<text:change-start text:change-id="ct241318504"/>]</text:h>
            <text:p text:style-name="Text_20_body">Routing:<text:change-end text:change-id="ct241318504"/> TOS<text:change-start text:change-id="ct241318608"/></text:p>
            <text:p text:style-name="P1"><text:change-end text:change-id="ct241318608"/>Perform a “three outcome” comparison of the value with zero.</text:p>
          </table:table-cell>
          <table:covered-table-cell/>
        </table:table-row>
        <table:table-row table:style-name="Table182.1">
          <table:table-cell table:style-name="Table182.A2" office:value-type="string">
            <text:p text:style-name="P17"><text:change-start text:change-id="ct241318712"/>Code<text:change-end text:change-id="ct241318712"/></text:p>
          </table:table-cell>
          <table:table-cell table:style-name="Table182.B2" office:value-type="string">
            <text:p text:style-name="P17"><text:change-start text:change-id="ct241318816"/>Result<text:change-end text:change-id="ct2413188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1319024"/><text:change text:change-id="ct2413189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1319128"/>[a_numeric] <text:alphabetical-index-mark-start text:id="IMark265063764"/>0&lt;&gt; <text:alphabetical-index-mark-end text:id="IMark265063764"/>[a_boolean]</text:h>
            <text:p text:style-name="Text_20_body">Routing:<text:change-end text:change-id="ct241319128"/> TOS<text:change-start text:change-id="ct241319232"/></text:p>
            <text:p text:style-name="P1"><text:change-end text:change-id="ct241319232"/>Is the number not equal to zero?</text:p>
          </table:table-cell>
          <table:covered-table-cell/>
        </table:table-row>
        <table:table-row table:style-name="Table183.1">
          <table:table-cell table:style-name="Table183.A2" office:value-type="string">
            <text:p text:style-name="P17"><text:change-start text:change-id="ct241319336"/>Code<text:change-end text:change-id="ct241319336"/></text:p>
          </table:table-cell>
          <table:table-cell table:style-name="Table183.B2" office:value-type="string">
            <text:p text:style-name="P17"><text:change-start text:change-id="ct241319440"/>Result<text:change-end text:change-id="ct24131944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131954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1319648"/>[a_numeric] <text:alphabetical-index-mark-start text:id="IMark265063764"/>0=<text:alphabetical-index-mark-end text:id="IMark265063764"/> [a_boolean]</text:h>
            <text:p text:style-name="Text_20_body">Routing:<text:change-end text:change-id="ct241319648"/> TOS<text:change-start text:change-id="ct241319752"/></text:p>
            <text:p text:style-name="P1"><text:change-end text:change-id="ct241319752"/>Is the number equal to zero?</text:p>
          </table:table-cell>
          <table:covered-table-cell/>
        </table:table-row>
        <table:table-row table:style-name="Table184.1">
          <table:table-cell table:style-name="Table184.A2" office:value-type="string">
            <text:p text:style-name="P17"><text:change-start text:change-id="ct241319856"/>Code<text:change-end text:change-id="ct241319856"/></text:p>
          </table:table-cell>
          <table:table-cell table:style-name="Table184.B2" office:value-type="string">
            <text:p text:style-name="P17"><text:change-start text:change-id="ct241319960"/>Result<text:change-end text:change-id="ct24131996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132006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1320168"/>[a_numeric] <text:alphabetical-index-mark-start text:id="IMark265063764"/>0&gt;<text:alphabetical-index-mark-end text:id="IMark265063764"/> [a_boolean]</text:h>
            <text:p text:style-name="Text_20_body">Routing:<text:change-end text:change-id="ct241320168"/> TOS<text:change-start text:change-id="ct241320272"/></text:p>
            <text:p text:style-name="P1"><text:change-end text:change-id="ct241320272"/>Is the number greater than zero?</text:p>
          </table:table-cell>
          <table:covered-table-cell/>
        </table:table-row>
        <table:table-row table:style-name="Table185.1">
          <table:table-cell table:style-name="Table185.A2" office:value-type="string">
            <text:p text:style-name="P17"><text:change-start text:change-id="ct241320376"/>Code<text:change-end text:change-id="ct241320376"/></text:p>
          </table:table-cell>
          <table:table-cell table:style-name="Table185.B2" office:value-type="string">
            <text:p text:style-name="P17"><text:change-start text:change-id="ct241320480"/>Result<text:change-end text:change-id="ct24132048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132058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1320688"/>[a_numeric] <text:alphabetical-index-mark-start text:id="IMark265063764"/>0&gt;=<text:alphabetical-index-mark-end text:id="IMark265063764"/> [a_boolean]</text:h>
            <text:p text:style-name="Text_20_body">Routing:<text:change-end text:change-id="ct241320688"/> TOS<text:change-start text:change-id="ct241320792"/></text:p>
            <text:p text:style-name="P1"><text:change-end text:change-id="ct241320792"/>Is the number greater than or equal to zero?</text:p>
          </table:table-cell>
          <table:covered-table-cell/>
        </table:table-row>
        <table:table-row table:style-name="Table186.1">
          <table:table-cell table:style-name="Table186.A2" office:value-type="string">
            <text:p text:style-name="P17"><text:change-start text:change-id="ct241320896"/>Code<text:change-end text:change-id="ct241320896"/></text:p>
          </table:table-cell>
          <table:table-cell table:style-name="Table186.B2" office:value-type="string">
            <text:p text:style-name="P17"><text:change-start text:change-id="ct241321000"/>Result<text:change-end text:change-id="ct24132100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132110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1321208"/>[a_numeric] <text:alphabetical-index-mark-start text:id="IMark265063764"/>1+<text:alphabetical-index-mark-end text:id="IMark265063764"/> [a_numeric]</text:h>
            <text:p text:style-name="Text_20_body">Routing:<text:change-end text:change-id="ct241321208"/> TOS<text:change-start text:change-id="ct241321312"/></text:p>
            <text:p text:style-name="P1"><text:change-end text:change-id="ct241321312"/>Add one to the number</text:p>
          </table:table-cell>
          <table:covered-table-cell/>
        </table:table-row>
        <table:table-row table:style-name="Table187.1">
          <table:table-cell table:style-name="Table187.A2" office:value-type="string">
            <text:p text:style-name="P17"><text:change-start text:change-id="ct241321416"/>Code<text:change-end text:change-id="ct241321416"/></text:p>
          </table:table-cell>
          <table:table-cell table:style-name="Table187.B2" office:value-type="string">
            <text:p text:style-name="P17"><text:change-start text:change-id="ct241321520"/>Result<text:change-end text:change-id="ct24132152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132162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1321728"/>[a_numeric] <text:alphabetical-index-mark-start text:id="IMark265063764"/>1-<text:alphabetical-index-mark-end text:id="IMark265063764"/> [a_numeric]</text:h>
            <text:p text:style-name="Text_20_body">Routing:<text:change-end text:change-id="ct241321728"/> TOS<text:change-start text:change-id="ct241321832"/></text:p>
            <text:p text:style-name="P1"><text:change-end text:change-id="ct241321832"/>Subtract ond from the number</text:p>
          </table:table-cell>
          <table:covered-table-cell/>
        </table:table-row>
        <table:table-row table:style-name="Table188.1">
          <table:table-cell table:style-name="Table188.A2" office:value-type="string">
            <text:p text:style-name="P17"><text:change-start text:change-id="ct241321936"/>Code<text:change-end text:change-id="ct241321936"/></text:p>
          </table:table-cell>
          <table:table-cell table:style-name="Table188.B2" office:value-type="string">
            <text:p text:style-name="P17"><text:change-start text:change-id="ct241322040"/>Result<text:change-end text:change-id="ct24132204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132214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1322248"/>[a_numeric] <text:alphabetical-index-mark-start text:id="IMark265063764"/>2*<text:alphabetical-index-mark-end text:id="IMark265063764"/> [a_numeric]</text:h>
            <text:p text:style-name="Text_20_body">Routing:<text:change-end text:change-id="ct241322248"/> TOS<text:change-start text:change-id="ct241322352"/></text:p>
            <text:p text:style-name="P1"><text:change-end text:change-id="ct241322352"/>Multiply the number by two.</text:p>
          </table:table-cell>
          <table:covered-table-cell/>
        </table:table-row>
        <table:table-row table:style-name="Table189.1">
          <table:table-cell table:style-name="Table189.A2" office:value-type="string">
            <text:p text:style-name="P17"><text:change-start text:change-id="ct241322456"/>Code<text:change-end text:change-id="ct241322456"/></text:p>
          </table:table-cell>
          <table:table-cell table:style-name="Table189.B2" office:value-type="string">
            <text:p text:style-name="P17"><text:change-start text:change-id="ct241322560"/>Result<text:change-end text:change-id="ct24132256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132266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1322768"/>[a_numeric] <text:alphabetical-index-mark-start text:id="IMark265063764"/>2+<text:alphabetical-index-mark-end text:id="IMark265063764"/> [a_numeric]</text:h>
            <text:p text:style-name="Text_20_body">Routing:<text:change-end text:change-id="ct241322768"/> TOS<text:change-start text:change-id="ct241322872"/></text:p>
            <text:p text:style-name="P1"><text:change-end text:change-id="ct241322872"/>Add two to the number</text:p>
          </table:table-cell>
          <table:covered-table-cell/>
        </table:table-row>
        <table:table-row table:style-name="Table190.1">
          <table:table-cell table:style-name="Table190.A2" office:value-type="string">
            <text:p text:style-name="P17"><text:change-start text:change-id="ct241322976"/>Code<text:change-end text:change-id="ct241322976"/></text:p>
          </table:table-cell>
          <table:table-cell table:style-name="Table190.B2" office:value-type="string">
            <text:p text:style-name="P17"><text:change-start text:change-id="ct241323080"/>Result<text:change-end text:change-id="ct24132308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132318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1323288"/>[a_numeric] <text:alphabetical-index-mark-start text:id="IMark265063764"/>2-<text:alphabetical-index-mark-end text:id="IMark265063764"/> [a_numeric]</text:h>
            <text:p text:style-name="Text_20_body">Routing:<text:change-end text:change-id="ct241323288"/> TOS<text:change-start text:change-id="ct241323392"/></text:p>
            <text:p text:style-name="P1"><text:change-end text:change-id="ct241323392"/>Subtract two from the number</text:p>
          </table:table-cell>
          <table:covered-table-cell/>
        </table:table-row>
        <table:table-row table:style-name="Table191.1">
          <table:table-cell table:style-name="Table191.A2" office:value-type="string">
            <text:p text:style-name="P17"><text:change-start text:change-id="ct241323496"/>Code<text:change-end text:change-id="ct241323496"/></text:p>
          </table:table-cell>
          <table:table-cell table:style-name="Table191.B2" office:value-type="string">
            <text:p text:style-name="P17"><text:change-start text:change-id="ct241323600"/>Result<text:change-end text:change-id="ct24132360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132370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1323808"/>[a_numeric] <text:alphabetical-index-mark-start text:id="IMark265063764"/>2/<text:alphabetical-index-mark-end text:id="IMark265063764"/> [a_numeric]</text:h>
            <text:p text:style-name="Text_20_body">Routing:<text:change-end text:change-id="ct241323808"/> TOS<text:change-start text:change-id="ct241323912"/></text:p>
            <text:p text:style-name="P1"><text:change-end text:change-id="ct24132391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1324016"/>Code<text:change-end text:change-id="ct241324016"/></text:p>
          </table:table-cell>
          <table:table-cell table:style-name="Table192.B2" office:value-type="string">
            <text:p text:style-name="P17"><text:change-start text:change-id="ct241324120"/>Result<text:change-end text:change-id="ct24132412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132422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1324328"/>[a_numeric<text:change-end text:change-id="ct241324328"/> a_numeric<text:change-start text:change-id="ct241324432"/>] <text:alphabetical-index-mark-start text:id="IMark265063764"/>&lt;<text:alphabetical-index-mark-end text:id="IMark265063764"/> [a_boolean]</text:h>
            <text:p text:style-name="Text_20_body">Routing:<text:change-end text:change-id="ct241324432"/> NOS<text:change-start text:change-id="ct241324536"/></text:p>
            <text:p text:style-name="P1"><text:change-end text:change-id="ct241324536"/>Is the first number less than the second?</text:p>
          </table:table-cell>
          <table:covered-table-cell/>
        </table:table-row>
        <table:table-row table:style-name="Table193.1">
          <table:table-cell table:style-name="Table193.A2" office:value-type="string">
            <text:p text:style-name="P17"><text:change-start text:change-id="ct241324640"/>Code<text:change-end text:change-id="ct241324640"/></text:p>
          </table:table-cell>
          <table:table-cell table:style-name="Table193.B2" office:value-type="string">
            <text:p text:style-name="P17"><text:change-start text:change-id="ct241324744"/>Result<text:change-end text:change-id="ct24132474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132484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1324952"/>[a_numeric<text:change-end text:change-id="ct241324952"/> a_numeric<text:change-start text:change-id="ct241325056"/>] <text:alphabetical-index-mark-start text:id="IMark265063764"/>&lt;=<text:alphabetical-index-mark-end text:id="IMark265063764"/> [a_boolean]</text:h>
            <text:p text:style-name="Text_20_body">Routing:<text:change-end text:change-id="ct241325056"/> NOS<text:change-start text:change-id="ct241325160"/></text:p>
            <text:p text:style-name="P1"><text:change-end text:change-id="ct241325160"/>Is the first number less than or equal to the second?</text:p>
          </table:table-cell>
          <table:covered-table-cell/>
        </table:table-row>
        <table:table-row table:style-name="Table194.1">
          <table:table-cell table:style-name="Table194.A2" office:value-type="string">
            <text:p text:style-name="P17"><text:change-start text:change-id="ct241325264"/>Code<text:change-end text:change-id="ct241325264"/></text:p>
          </table:table-cell>
          <table:table-cell table:style-name="Table194.B2" office:value-type="string">
            <text:p text:style-name="P17"><text:change-start text:change-id="ct241325368"/>Result<text:change-end text:change-id="ct24132536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132547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41325576"/>[a_numeric<text:change-end text:change-id="ct241325576"/> a_numeric<text:change-start text:change-id="ct241325680"/>] <text:alphabetical-index-mark-start text:id="IMark265063764"/>&lt;=&gt;<text:alphabetical-index-mark-end text:id="IMark265063764"/> [-1, 0, or 1]</text:h>
            <text:p text:style-name="Text_20_body">Routing:<text:change-end text:change-id="ct241325680"/> NOS<text:change-start text:change-id="ct241325784"/></text:p>
            <text:p text:style-name="P1"><text:change-end text:change-id="ct24132578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1325888"/>Code<text:change-end text:change-id="ct241325888"/></text:p>
          </table:table-cell>
          <table:table-cell table:style-name="Table195.B2" office:value-type="string">
            <text:p text:style-name="P17"><text:change-start text:change-id="ct241325992"/>Result<text:change-end text:change-id="ct2413259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1473472"/><text:change text:change-id="ct2413260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1473576"/>[a_numeric<text:change-end text:change-id="ct241473576"/> a_numeric<text:change-start text:change-id="ct241473680"/>] <text:alphabetical-index-mark-start text:id="IMark265063764"/>&gt;<text:alphabetical-index-mark-end text:id="IMark265063764"/> [a_boolean]</text:h>
            <text:p text:style-name="Text_20_body">Routing:<text:change-end text:change-id="ct241473680"/> NOS<text:change-start text:change-id="ct241473784"/></text:p>
            <text:p text:style-name="P1"><text:change-end text:change-id="ct241473784"/>Is the first number greater than the second number.</text:p>
          </table:table-cell>
          <table:covered-table-cell/>
        </table:table-row>
        <table:table-row table:style-name="Table196.1">
          <table:table-cell table:style-name="Table196.A2" office:value-type="string">
            <text:p text:style-name="P17"><text:change-start text:change-id="ct241473888"/>Code<text:change-end text:change-id="ct241473888"/></text:p>
          </table:table-cell>
          <table:table-cell table:style-name="Table196.B2" office:value-type="string">
            <text:p text:style-name="P17"><text:change-start text:change-id="ct241473992"/>Result<text:change-end text:change-id="ct2414739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47409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1474200"/>[a_numeric<text:change-end text:change-id="ct241474200"/> a_numeric<text:change-start text:change-id="ct241474304"/>] <text:alphabetical-index-mark-start text:id="IMark265063764"/>&gt;=<text:alphabetical-index-mark-end text:id="IMark265063764"/> [a_boolean]</text:h>
            <text:p text:style-name="Text_20_body">Routing:<text:change-end text:change-id="ct241474304"/> NOS<text:change-start text:change-id="ct241474408"/></text:p>
            <text:p text:style-name="P1"><text:change-end text:change-id="ct241474408"/>Is the first number greater than or equal to the second number.</text:p>
          </table:table-cell>
          <table:covered-table-cell/>
        </table:table-row>
        <table:table-row table:style-name="Table197.1">
          <table:table-cell table:style-name="Table197.A2" office:value-type="string">
            <text:p text:style-name="P17"><text:change-start text:change-id="ct241474512"/>Code<text:change-end text:change-id="ct241474512"/></text:p>
          </table:table-cell>
          <table:table-cell table:style-name="Table197.B2" office:value-type="string">
            <text:p text:style-name="P17"><text:change-start text:change-id="ct241474616"/>Result<text:change-end text:change-id="ct2414746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47472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1474824"/>[a_numeric a_numeric] <text:alphabetical-index-mark-start text:id="IMark265063764"/>mod<text:alphabetical-index-mark-end text:id="IMark265063764"/> [a_numeric]</text:h>
            <text:p text:style-name="Text_20_body">Routing:<text:change-end text:change-id="ct241474824"/> NOS<text:change-start text:change-id="ct241474928"/></text:p>
            <text:p text:style-name="P1"><text:change-end text:change-id="ct241474928"/>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1475032"/>Code<text:change-end text:change-id="ct241475032"/></text:p>
          </table:table-cell>
          <table:table-cell table:style-name="Table198.B2" office:value-type="string">
            <text:p text:style-name="P17"><text:change-start text:change-id="ct241475136"/>Result<text:change-end text:change-id="ct2414751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4752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1475344"/>[a_numeric] <text:alphabetical-index-mark-start text:id="IMark265063764"/>neg<text:alphabetical-index-mark-end text:id="IMark265063764"/> [a_numeric]</text:h>
            <text:p text:style-name="Text_20_body">Routing:<text:change-end text:change-id="ct241475344"/> TOS<text:change-start text:change-id="ct241475448"/></text:p>
            <text:p text:style-name="P1"><text:change-end text:change-id="ct241475448"/>Compute zero minus the number.</text:p>
          </table:table-cell>
          <table:covered-table-cell/>
        </table:table-row>
        <table:table-row table:style-name="Table199.1">
          <table:table-cell table:style-name="Table199.A2" office:value-type="string">
            <text:p text:style-name="P17"><text:change-start text:change-id="ct241475552"/>Code<text:change-end text:change-id="ct241475552"/></text:p>
          </table:table-cell>
          <table:table-cell table:style-name="Table199.B2" office:value-type="string">
            <text:p text:style-name="P17"><text:change-start text:change-id="ct241475656"/>Result<text:change-end text:change-id="ct2414756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65064196"/>Object<text:alphabetical-index-mark-end text:id="IMark26506419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5063764"/>&amp;&amp;<text:alphabetical-index-mark-end text:id="IMark2650637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65063764"/>.<text:alphabetical-index-mark-end text:id="IMark2650637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5063764"/>.::<text:alphabetical-index-mark-end text:id="IMark26506376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5063764"/>val:<text:alphabetical-index-mark-end text:id="IMark26506376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5063764"/>var:<text:alphabetical-index-mark-end text:id="IMark26506376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5063764"/>val@:<text:alphabetical-index-mark-end text:id="IMark26506376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65063764"/>var@:<text:alphabetical-index-mark-end text:id="IMark26506376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65063764"/>super<text:alphabetical-index-mark-end text:id="IMark26506376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5063764"/>;<text:alphabetical-index-mark-end text:id="IMark26506376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5063764"/>.class<text:alphabetical-index-mark-end text:id="IMark2650637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265063764"/>.clone<text:alphabetical-index-mark-end text:id="IMark2650637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65063764"/>.clone_exclude<text:alphabetical-index-mark-end text:id="IMark26506376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65063764"/>.copy<text:alphabetical-index-mark-end text:id="IMark2650637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65063764"/>.init<text:alphabetical-index-mark-end text:id="IMark26506376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5063764"/>.is_class?<text:alphabetical-index-mark-end text:id="IMark2650637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65063764"/>.name<text:alphabetical-index-mark-end text:id="IMark2650637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65063764"/>.strlen<text:alphabetical-index-mark-end text:id="IMark2650637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65063764"/>.to_f<text:alphabetical-index-mark-end text:id="IMark26506376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65063764"/>.to_f!<text:alphabetical-index-mark-end text:id="IMark26506376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65063764"/>.to_i<text:alphabetical-index-mark-end text:id="IMark265063764"/>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65063764"/>.to_i!<text:alphabetical-index-mark-end text:id="IMark26506376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65063764"/>.to_n<text:alphabetical-index-mark-end text:id="IMark26506376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65063764"/>.to_n!<text:alphabetical-index-mark-end text:id="IMark26506376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65063764"/>.to_r<text:alphabetical-index-mark-end text:id="IMark26506376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65063764"/>.to_r!<text:alphabetical-index-mark-end text:id="IMark26506376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65063764"/>.to_s<text:alphabetical-index-mark-end text:id="IMark265063764"/>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65063764"/>.to_x<text:alphabetical-index-mark-end text:id="IMark26506376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65063764"/>.to_x!<text:alphabetical-index-mark-end text:id="IMark26506376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65063764"/>&lt;&gt;<text:alphabetical-index-mark-end text:id="IMark2650637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65063764"/>=<text:alphabetical-index-mark-end text:id="IMark2650637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5063764"/>^^<text:alphabetical-index-mark-end text:id="IMark2650637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65063764"/>distinct?<text:alphabetical-index-mark-end text:id="IMark2650637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5063764"/>identical?<text:alphabetical-index-mark-end text:id="IMark2650637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5063764"/>max<text:alphabetical-index-mark-end text:id="IMark2650637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5063764"/>min<text:alphabetical-index-mark-end text:id="IMark2650637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5063764"/>nil&lt;&gt;<text:alphabetical-index-mark-end text:id="IMark2650637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5063764"/>nil=<text:alphabetical-index-mark-end text:id="IMark2650637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5063764"/>not<text:alphabetical-index-mark-end text:id="IMark2650637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5063764"/>||<text:alphabetical-index-mark-end text:id="IMark2650637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65063764"/>)methods<text:alphabetical-index-mark-end text:id="IMark2650637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265064196"/>OutStream<text:alphabetical-index-mark-end text:id="IMark26506419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65063764"/>.append<text:alphabetical-index-mark-end text:id="IMark26506376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65063764"/>.append{<text:alphabetical-index-mark-end text:id="IMark26506376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65063764"/>.create<text:alphabetical-index-mark-end text:id="IMark26506376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5063764"/>.create{<text:alphabetical-index-mark-end text:id="IMark26506376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65063764"/><text:alphabetical-index-mark-start text:id="IMark265040496"/>.<text:alphabetical-index-mark-end text:id="IMark265040496"/><text:alphabetical-index-mark-end text:id="IMark2650637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5063764"/>.close<text:alphabetical-index-mark-end text:id="IMark2650637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5063764"/>.cr<text:alphabetical-index-mark-end text:id="IMark2650637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5063764"/>.emit<text:alphabetical-index-mark-end text:id="IMark2650637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5063764"/>.space<text:alphabetical-index-mark-end text:id="IMark2650637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5063764"/>.spaces<text:alphabetical-index-mark-end text:id="IMark2650637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5063764"/>~<text:alphabetical-index-mark-end text:id="IMark2650637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5063764"/>~"<text:alphabetical-index-mark-end text:id="IMark2650637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5063764"/>~cr<text:alphabetical-index-mark-end text:id="IMark2650637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5063764"/>~emit<text:alphabetical-index-mark-end text:id="IMark2650637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5063764"/>~space<text:alphabetical-index-mark-end text:id="IMark2650637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5063764"/>~spaces<text:alphabetical-index-mark-end text:id="IMark2650637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65064196"/>Procedure<text:alphabetical-index-mark-end text:id="IMark26506419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65063764"/>.call<text:alphabetical-index-mark-end text:id="IMark2650637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5063764"/>.start<text:alphabetical-index-mark-end text:id="IMark26506376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65064196"/>Queue<text:alphabetical-index-mark-end text:id="IMark26506419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5063764"/>.clear<text:alphabetical-index-mark-end text:id="IMark2650637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5063764"/>.empty?<text:alphabetical-index-mark-end text:id="IMark26506376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5063764"/>.length<text:alphabetical-index-mark-end text:id="IMark2650637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5063764"/>.pend<text:alphabetical-index-mark-end text:id="IMark26506376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5063764"/>.pop<text:alphabetical-index-mark-end text:id="IMark26506376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5063764"/>.push<text:alphabetical-index-mark-end text:id="IMark2650637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5064196"/>Rational<text:alphabetical-index-mark-end text:id="IMark265064196"/></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5062948"/>.split<text:alphabetical-index-mark-end text:id="IMark2650629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265063908"/>Stack<text:alphabetical-index-mark-end text:id="IMark26506390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5062948"/>.clear<text:alphabetical-index-mark-end text:id="IMark26506294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5062948"/>.empty?<text:alphabetical-index-mark-end text:id="IMark265062948"/>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5062948"/>.length<text:alphabetical-index-mark-end text:id="IMark26506294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5062948"/>.peek<text:alphabetical-index-mark-end text:id="IMark26506294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5062948"/>.pop<text:alphabetical-index-mark-end text:id="IMark26506294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5062948"/>.push<text:alphabetical-index-mark-end text:id="IMark26506294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5063908"/>String<text:alphabetical-index-mark-end text:id="IMark26506390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5062948"/>*<text:alphabetical-index-mark-end text:id="IMark26506294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5062948"/>+<text:alphabetical-index-mark-end text:id="IMark26506294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5062948"/>."<text:alphabetical-index-mark-end text:id="IMark26506294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5062948"/>.+left<text:alphabetical-index-mark-end text:id="IMark26506294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5062948"/>.+mid<text:alphabetical-index-mark-end text:id="IMark26506294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5062948"/>.+midlr<text:alphabetical-index-mark-end text:id="IMark26506294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5062948"/>.+right<text:alphabetical-index-mark-end text:id="IMark26506294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5062948"/>.-left<text:alphabetical-index-mark-end text:id="IMark26506294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5062948"/>.-mid<text:alphabetical-index-mark-end text:id="IMark26506294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5062948"/>.-midlr<text:alphabetical-index-mark-end text:id="IMark26506294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5062948"/>.-right<text:alphabetical-index-mark-end text:id="IMark26506294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5062948"/>.call<text:alphabetical-index-mark-end text:id="IMark265062948"/>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5062948"/>.cjust<text:alphabetical-index-mark-end text:id="IMark26506294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5062948"/>.contains?<text:alphabetical-index-mark-end text:id="IMark26506294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65062948"/>.emit<text:alphabetical-index-mark-end text:id="IMark26506294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65062948"/>.eval<text:alphabetical-index-mark-end text:id="IMark265062948"/>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65062948"/>.fmt<text:alphabetical-index-mark-end text:id="IMark26506294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65062948"/>.fmt"<text:alphabetical-index-mark-end text:id="IMark26506294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65062948"/>.left<text:alphabetical-index-mark-end text:id="IMark26506294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65062948"/>.left?<text:alphabetical-index-mark-end text:id="IMark26506294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5062948"/>.length<text:alphabetical-index-mark-end text:id="IMark26506294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5062948"/>.lines<text:alphabetical-index-mark-end text:id="IMark26506294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5062948"/>.ljust<text:alphabetical-index-mark-end text:id="IMark26506294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5062948"/>.load<text:alphabetical-index-mark-end text:id="IMark26506294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5062948"/>.lstrip<text:alphabetical-index-mark-end text:id="IMark26506294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5062948"/>.mid<text:alphabetical-index-mark-end text:id="IMark26506294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5062948"/>.mid?<text:alphabetical-index-mark-end text:id="IMark26506294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5062948"/>.midlr<text:alphabetical-index-mark-end text:id="IMark26506294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5062948"/>.posn<text:alphabetical-index-mark-end text:id="IMark26506294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65062948"/>.reverse<text:alphabetical-index-mark-end text:id="IMark26506294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65062948"/>.right<text:alphabetical-index-mark-end text:id="IMark26506294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5062948"/>.right?<text:alphabetical-index-mark-end text:id="IMark26506294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5062948"/>.rjust<text:alphabetical-index-mark-end text:id="IMark26506294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65062948"/>.rstrip<text:alphabetical-index-mark-end text:id="IMark26506294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65062948"/>.split<text:alphabetical-index-mark-end text:id="IMark26506294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5062948"/>.strip<text:alphabetical-index-mark-end text:id="IMark26506294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5062948"/>.throw<text:alphabetical-index-mark-end text:id="IMark26506294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5062948"/>.to_lower<text:alphabetical-index-mark-end text:id="IMark26506294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5062948"/>.to_upper<text:alphabetical-index-mark-end text:id="IMark26506294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65062948"/>&lt;<text:alphabetical-index-mark-end text:id="IMark26506294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65062948"/>&lt;&lt;<text:alphabetical-index-mark-end text:id="IMark26506294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5062948"/>&lt;=<text:alphabetical-index-mark-end text:id="IMark26506294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65062948"/>&lt;=&gt;<text:alphabetical-index-mark-end text:id="IMark26506294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65062948"/>&gt;<text:alphabetical-index-mark-end text:id="IMark26506294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5062948"/>&gt;=<text:alphabetical-index-mark-end text:id="IMark26506294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65063908"/>Thread<text:alphabetical-index-mark-end text:id="IMark26506390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5062948"/>.current<text:alphabetical-index-mark-end text:id="IMark26506294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5062948"/>.list<text:alphabetical-index-mark-end text:id="IMark26506294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5062948"/>.main<text:alphabetical-index-mark-end text:id="IMark26506294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65062948"/>.vm<text:alphabetical-index-mark-end text:id="IMark26506294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265063908"/><text:alphabetical-index-mark-start text:id="IMark265063860"/><text:alphabetical-index-mark-start text:id="IMark265063236"/>TrueClass<text:alphabetical-index-mark-end text:id="IMark265063236"/><text:alphabetical-index-mark-end text:id="IMark265063860"/><text:alphabetical-index-mark-end text:id="IMark26506390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265063908"/>VirtualMachine<text:alphabetical-index-mark-end text:id="IMark26506390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65062948"/>!:<text:alphabetical-index-mark-end text:id="IMark2650629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045707358445697909" text:style-name="L24">
              <text:list-item>
                <text:p text:style-name="P101">There are pretty much no restrictions on the name except that it not contain spaces and any <text:span text:style-name="T9">" signals an embedded string (which is also immediate).</text:span></text:p>
              </text:list-item>
              <text:list-item>
                <text:p text:style-name="P109">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5062948"/>super<text:alphabetical-index-mark-end text:id="IMark2650629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5062948"/>val:<text:alphabetical-index-mark-end text:id="IMark2650629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65062948"/>var:<text:alphabetical-index-mark-end text:id="IMark2650629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65062948"/>val@:<text:alphabetical-index-mark-end text:id="IMark2650629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5062948"/>var@:<text:alphabetical-index-mark-end text:id="IMark2650629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5062948"/>;<text:alphabetical-index-mark-end text:id="IMark265062948"/>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5062948"/>"<text:alphabetical-index-mark-end text:id="IMark26506294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5062948"/>.:<text:alphabetical-index-mark-end text:id="IMark265062948"/>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5062948"/>.::<text:alphabetical-index-mark-end text:id="IMark26506294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65062948"/>.append{<text:alphabetical-index-mark-end text:id="IMark26506294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65062948"/>.create{<text:alphabetical-index-mark-end text:id="IMark26506294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65062948"/>.each{<text:alphabetical-index-mark-end text:id="IMark26506294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65062948"/>.map{<text:alphabetical-index-mark-end text:id="IMark26506294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65062948"/>.new{<text:alphabetical-index-mark-end text:id="IMark26506294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65062948"/>.open{<text:alphabetical-index-mark-end text:id="IMark26506294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265062948"/>.select{<text:alphabetical-index-mark-end text:id="IMark26506294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65062948"/>.to_s<text:alphabetical-index-mark-end text:id="IMark265062948"/>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65062948"/>.start<text:alphabetical-index-mark-end text:id="IMark26506294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5062948"/>.vm_name<text:alphabetical-index-mark-end text:id="IMark26506294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65062948"/>.with{<text:alphabetical-index-mark-end text:id="IMark26506294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5062948"/>:<text:alphabetical-index-mark-end text:id="IMark265062948"/> method_name … ; []</text:h>
            <text:p text:style-name="Text_20_body">Routing: VM</text:p>
            <text:p text:style-name="P1">This method is used to define a method on the virtual machine. These methods execute normally with to the current mode.</text:p>
            <text:p text:style-name="P1">Notes</text:p>
            <text:list xml:id="list41233135" text:continue-numbering="true" text:style-name="L24">
              <text:list-item>
                <text:p text:style-name="P101">There are pretty much no restrictions on the name except that it not contain spaces and any <text:span text:style-name="T9">" signals an embedded string.</text:span></text:p>
              </text:list-item>
              <text:list-item>
                <text:p text:style-name="P109">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5060836"/>super<text:alphabetical-index-mark-end text:id="IMark26506083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65060836"/>val:<text:alphabetical-index-mark-end text:id="IMark26506083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5060836"/>var:<text:alphabetical-index-mark-end text:id="IMark26506083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5060836"/>val@:<text:alphabetical-index-mark-end text:id="IMark2650608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5060836"/>var@:<text:alphabetical-index-mark-end text:id="IMark2650608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65060836"/>;<text:alphabetical-index-mark-end text:id="IMark265060836"/>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5060836"/>?dup<text:alphabetical-index-mark-end text:id="IMark2650608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5060836"/>[<text:alphabetical-index-mark-end text:id="IMark26506083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5060836"/>accept<text:alphabetical-index-mark-end text:id="IMark2650608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5060836"/>accept"<text:alphabetical-index-mark-end text:id="IMark2650608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5060836"/>begin<text:alphabetical-index-mark-end text:id="IMark2650608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5060836"/>while<text:alphabetical-index-mark-end text:id="IMark265060836"/>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265060836"/>until<text:alphabetical-index-mark-end text:id="IMark265060836"/>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265060836"/>again<text:alphabetical-index-mark-end text:id="IMark265060836"/>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265060836"/>repeat<text:alphabetical-index-mark-end text:id="IMark265060836"/>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265060836"/>class:<text:alphabetical-index-mark-end text:id="IMark265060836"/>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5060836"/>clone<text:alphabetical-index-mark-end text:id="IMark26506083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265060836"/>complex<text:alphabetical-index-mark-end text:id="IMark265060836"/>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65060836"/>copy<text:alphabetical-index-mark-end text:id="IMark26506083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65060836"/>cr<text:alphabetical-index-mark-end text:id="IMark2650608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5060836"/>do<text:alphabetical-index-mark-end text:id="IMark2650608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
      <table:table table:name="Table431" table:style-name="Table431">
        <table:table-column table:style-name="Table431.A"/>
        <text:soft-page-break/>
        <table:table-row table:style-name="Table431.1">
          <table:table-cell table:style-name="Table431.A1" office:value-type="string">
            <text:h text:style-name="Heading_20_4" text:outline-level="4">[] <text:alphabetical-index-mark-start text:id="IMark265060836"/>i<text:alphabetical-index-mark-end text:id="IMark265060836"/>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65060836"/>j<text:alphabetical-index-mark-end text:id="IMark265060836"/>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5060836"/>-i<text:alphabetical-index-mark-end text:id="IMark265060836"/>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5060836"/>-j<text:alphabetical-index-mark-end text:id="IMark265060836"/>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do … <text:alphabetical-index-mark-start text:id="IMark265060836"/>loop<text:alphabetical-index-mark-end text:id="IMark265060836"/>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do … <text:alphabetical-index-mark-start text:id="IMark265060836"/>+loop<text:alphabetical-index-mark-end text:id="IMark265060836"/>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5060836"/>dpr<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5060836"/>drop<text:alphabetical-index-mark-end text:id="IMark2650608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5060836"/>dup<text:alphabetical-index-mark-end text:id="IMark26506083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5060836"/>e<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5060836"/>epsilon<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5060836"/>false<text:alphabetical-index-mark-end text:id="IMark26506083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5060836"/>if<text:alphabetical-index-mark-end text:id="IMark2650608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265060836"/>else<text:alphabetical-index-mark-end text:id="IMark265060836"/>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if … <text:alphabetical-index-mark-start text:id="IMark265060836"/>then<text:alphabetical-index-mark-end text:id="IMark265060836"/>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5060836"/>infinity<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5060836"/>load"<text:alphabetical-index-mark-end text:id="IMark265060836"/>file_name" [unspecified]</text:h>
            <text:p text:style-name="Text_20_body">Routing: VM</text:p>
            <text:p text:style-name="P1">This methods loads a fOOrth source file, executing the code contained therein. If no file type is given, a type of “.foorth” is used as a default.</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5060836"/>max_float<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5060836"/>min_float<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65060836"/>nan<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text:soft-page-break/></text:p>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5060836"/>nil<text:alphabetical-index-mark-end text:id="IMark26506083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5060836"/>nip<text:alphabetical-index-mark-end text:id="IMark2650608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5060836"/>over<text:alphabetical-index-mark-end text:id="IMark2650608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5060836"/>pause<text:alphabetical-index-mark-end text:id="IMark26506083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5060836"/>pi<text:alphabetical-index-mark-end text:id="IMark26506083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5060836"/>pick<text:alphabetical-index-mark-end text:id="IMark26506083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h text:style-name="Heading_20_3" text:outline-level="3">[numerator denominator] <text:alphabetical-index-mark-start text:id="IMark265060836"/>rational<text:alphabetical-index-mark-end text:id="IMark265060836"/> [a_rational]</text:h>
            <text:p text:style-name="Text_20_body">Routing: VM</text:p>
            <text:p text:style-name="P1">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3 4 rational</text:p>
          </table:table-cell>
          <table:table-cell table:style-name="Table333.B2" office:value-type="string">
            <text:p text:style-name="P2">3/4</text:p>
          </table:table-cell>
        </table:table-row>
        <table:table-row table:style-name="Table333.1">
          <table:table-cell table:style-name="Table333.A2" office:value-type="string">
            <text:p text:style-name="Snippet">3.5 4 rational</text:p>
          </table:table-cell>
          <table:table-cell table:style-name="Table333.B2" office:value-type="string">
            <text:p text:style-name="P2">7/8</text:p>
          </table:table-cell>
        </table:table-row>
        <table:table-row table:style-name="Table333.1">
          <table:table-cell table:style-name="Table333.A2" office:value-type="string">
            <text:p text:style-name="Snippet">4 3.5 rational</text:p>
          </table:table-cell>
          <table:table-cell table:style-name="Table333.B2" office:value-type="string">
            <text:p text:style-name="P2">8/7</text:p>
          </table:table-cell>
        </table:table-row>
        <table:table-row table:style-name="Table333.1">
          <table:table-cell table:style-name="Table333.A2" office:value-type="string">
            <text:p text:style-name="Snippet">1+2i 3 rational</text:p>
          </table:table-cell>
          <table:table-cell table:style-name="Table333.B2" office:value-type="string">
            <text:p text:style-name="P2">1/3+2/3i</text:p>
          </table:table-cell>
        </table:table-row>
        <table:table-row table:style-name="Table333.1">
          <table:table-cell table:style-name="Table333.A2" office:value-type="string">
            <text:p text:style-name="Snippet">3.1 4 rational</text:p>
          </table:table-cell>
          <table:table-cell table:style-name="Table333.B2" office:value-type="string">
            <text:p text:style-name="P2">6980579422424269/9007199254740992</text:p>
          </table:table-cell>
        </table:table-row>
        <table:table-row table:style-name="Table333.1">
          <table:table-cell table:style-name="Table333.A2" office:value-type="string">
            <text:p text:style-name="Snippet">"apple" 3 rational</text:p>
          </table:table-cell>
          <table:table-cell table:style-name="Table333.B2" office:value-type="string">
            <text:p text:style-name="P2">F40: Cannot coerce a String instance, Fixnum instance to a Rational</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5060836"/>rot<text:alphabetical-index-mark-end text:id="IMark2650608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5060836"/>self<text:alphabetical-index-mark-end text:id="IMark26506083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Snippet">&gt;<text:span text:style-name="T12">class: MyClass</text:span></text:p>
            <text:p text:style-name="Snippet">&gt;<text:span text:style-name="T12">MyClass .: .who_r_u self ;</text:span></text:p>
            <text:p text:style-name="Snippet">&gt;<text:span text:style-name="T12">MyClass .new .who_r_u .name</text:span></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5060836"/>space<text:alphabetical-index-mark-end text:id="IMark2650608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5060836"/>spaces<text:alphabetical-index-mark-end text:id="IMark2650608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5060836"/>swap<text:alphabetical-index-mark-end text:id="IMark2650608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5060836"/>switch<text:alphabetical-index-mark-end text:id="IMark2650608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5060836"/>break<text:alphabetical-index-mark-end text:id="IMark265060836"/>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5060836"/>?break<text:alphabetical-index-mark-end text:id="IMark265060836"/>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265060836"/>end<text:alphabetical-index-mark-end text:id="IMark265060836"/>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5060836"/>throw<text:span text:style-name="T9">"</text:span><text:alphabetical-index-mark-end text:id="IMark265060836"/><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5060836"/>true<text:alphabetical-index-mark-end text:id="IMark2650608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5060836"/>try<text:alphabetical-index-mark-end text:id="IMark265060836"/> … end [unspecified]</text:h>
            <text:p text:style-name="Text_20_body">Routing: VM</text:p>
            <text:p text:style-name="P1">The try block is used to control and contain exceptions. The try block is composed of three sections: </text:p>
            <text:list xml:id="list5995518278989772697" text:style-name="L25">
              <text:list-item>
                <text:p text:style-name="P102">The try section that contains the potentially error prone code.</text:p>
              </text:list-item>
              <text:list-item>
                <text:p text:style-name="P102">The optional catch section that responds to and processes exceptions.</text:p>
              </text:list-item>
              <text:list-item>
                <text:p text:style-name="P102">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73"><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5061940"/>catch<text:alphabetical-index-mark-end text:id="IMark265061940"/>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5061940"/>?<text:span text:style-name="T9">"</text:span><text:alphabetical-index-mark-end text:id="IMark265061940"/><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7">Code</text:p>
          </table:table-cell>
          <table:table-cell table:style-name="Table449.B2" office:value-type="string">
            <text:p text:style-name="P17">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5061940"/>bounce<text:alphabetical-index-mark-end text:id="IMark265061940"/>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5061940"/>error<text:alphabetical-index-mark-end text:id="IMark265061940"/>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5061940"/>finally<text:alphabetical-index-mark-end text:id="IMark265061940"/>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265061940"/>end<text:alphabetical-index-mark-end text:id="IMark265061940"/>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5061940"/>tuck<text:alphabetical-index-mark-end text:id="IMark26506194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5061940"/>val#:<text:alphabetical-index-mark-end text:id="IMark265061940"/> thread_data_name []</text:h>
            <text:p text:style-name="Text_20_body">Routing: VM</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265061940"/>val$:<text:alphabetical-index-mark-end text:id="IMark265061940"/> global_data_name []</text:h>
            <text:p text:style-name="Text_20_body">Routing: VM</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 text:outline-level="3">[an_object] <text:alphabetical-index-mark-start text:id="IMark265061940"/>var#:<text:alphabetical-index-mark-end text:id="IMark265061940"/> thread_data_name []</text:h>
            <text:p text:style-name="Text_20_body">Routing: VM</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 text:outline-level="3">[an_object] <text:alphabetical-index-mark-start text:id="IMark265061940"/>var$:<text:alphabetical-index-mark-end text:id="IMark265061940"/> global_data_name []</text:h>
            <text:p text:style-name="Text_20_body">Routing: VM</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soft-page-break/><text:alphabetical-index-mark-start text:id="IMark265063908"/>Commands<text:alphabetical-index-mark-end text:id="IMark265063908"/></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ext:soft-page-break/>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ext:soft-page-break/>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ext:soft-page-break/>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ext:soft-page-break/>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65063908"/>)entries<text:alphabetical-index-mark-end text:id="IMark26506390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9">0</text:p>
          <text:p text:style-name="P78">0&lt;<text:tab/>115</text:p>
          <text:p text:style-name="P78">0&lt;=<text:tab/>115</text:p>
          <text:p text:style-name="P78">0&lt;=&gt;<text:tab/>116</text:p>
          <text:p text:style-name="P78">0&lt;&gt; <text:tab/>116</text:p>
          <text:p text:style-name="P78">0=<text:tab/>116</text:p>
          <text:p text:style-name="P78">0&gt;<text:tab/>117</text:p>
          <text:p text:style-name="P78">0&gt;=<text:tab/>117</text:p>
          <text:p text:style-name="P79">1</text:p>
          <text:p text:style-name="P78">1-<text:tab/>117</text:p>
          <text:p text:style-name="P78">1+<text:tab/>117</text:p>
          <text:p text:style-name="P79">2</text:p>
          <text:p text:style-name="P78">2-<text:tab/>118</text:p>
          <text:p text:style-name="P78">2*<text:tab/>93, 118</text:p>
          <text:p text:style-name="P78">2/<text:tab/>93, 119</text:p>
          <text:p text:style-name="P78">2+<text:tab/>118</text:p>
          <text:p text:style-name="P79">A</text:p>
          <text:p text:style-name="P78">accept<text:tab/>177</text:p>
          <text:p text:style-name="P78">accept"<text:tab/>177</text:p>
          <text:p text:style-name="P78">again<text:tab/>24, 178</text:p>
          <text:p text:style-name="P78">and<text:tab/>95</text:p>
          <text:p text:style-name="P78">Archive<text:tab/>11</text:p>
          <text:p text:style-name="P78">Array<text:tab/>61</text:p>
          <text:p text:style-name="P79">B</text:p>
          <text:p text:style-name="P78">begin<text:tab/>24, 178</text:p>
          <text:p text:style-name="P78">Boolean<text:tab/>59</text:p>
          <text:p text:style-name="P78">bounce<text:tab/>35, 37, 190</text:p>
          <text:p text:style-name="P78">break<text:tab/>188</text:p>
          <text:p text:style-name="P79">C</text:p>
          <text:p text:style-name="P78">catch<text:tab/>34, 37, 190</text:p>
          <text:p text:style-name="P78">Class<text:tab/>74</text:p>
          <text:p text:style-name="P78">class:<text:tab/>179</text:p>
          <text:p text:style-name="P78">Classes<text:tab/>45</text:p>
          <text:p text:style-name="P78">clone<text:tab/>29, 179</text:p>
          <text:p text:style-name="P78">com<text:tab/>95</text:p>
          <text:p text:style-name="P78">Commands<text:tab/>77, 193</text:p>
          <text:p text:style-name="P78">complex<text:tab/>179</text:p>
          <text:p text:style-name="P78">Complex<text:tab/>79</text:p>
          <text:p text:style-name="P78">copy<text:tab/>29, 180</text:p>
          <text:p text:style-name="P78">cr<text:tab/>180</text:p>
          <text:p text:style-name="P79">D</text:p>
          <text:p text:style-name="P78">Declarations<text:tab/>25</text:p>
          <text:p text:style-name="P78">Demo.rb<text:tab/>10</text:p>
          <text:p text:style-name="P78">distinct?<text:tab/>132</text:p>
          <text:p text:style-name="P78">do<text:tab/>22, 180</text:p>
          <text:p text:style-name="P78">do_map_name<text:tab/>55</text:p>
          <text:p text:style-name="P78">dpr<text:tab/>98, 182</text:p>
          <text:p text:style-name="P78">drop<text:tab/>18, 182</text:p>
          <text:p text:style-name="P78">Duck Typing<text:tab/>25</text:p>
          <text:p text:style-name="P78">dup<text:tab/>18, 29, 182</text:p>
          <text:p text:style-name="P79">E</text:p>
          <text:p text:style-name="P78">e<text:tab/>99, 183</text:p>
          <text:p text:style-name="P78">else<text:tab/>20, 183</text:p>
          <text:p text:style-name="P78">end<text:tab/>188, 191</text:p>
          <text:p text:style-name="P78">epsilon<text:tab/>99, 183</text:p>
          <text:p text:style-name="P78">error<text:tab/>190</text:p>
          <text:p text:style-name="P79">F</text:p>
          <text:p text:style-name="P78">false<text:tab/>183</text:p>
          <text:p text:style-name="P78">FalseClass<text:tab/>59, 82</text:p>
          <text:p text:style-name="P78">finally<text:tab/>36, 37, 191</text:p>
          <text:p text:style-name="P78">Float<text:tab/>84</text:p>
          <text:p text:style-name="P79">H</text:p>
          <text:p text:style-name="P78">Hash<text:tab/>85</text:p>
          <text:p text:style-name="P79">I</text:p>
          <text:p text:style-name="P78">i<text:tab/>22, 181</text:p>
          <text:p text:style-name="P78">identical?<text:tab/>132</text:p>
          <text:p text:style-name="P78">if<text:tab/>20, 183</text:p>
          <text:p text:style-name="P78">infinity<text:tab/>99, 184</text:p>
          <text:p text:style-name="P78">Inheritance<text:tab/>46</text:p>
          <text:p text:style-name="P78">InStream<text:tab/>88</text:p>
          <text:p text:style-name="P78">Integer<text:tab/>91</text:p>
          <text:p text:style-name="P79">J</text:p>
          <text:p text:style-name="P78">j<text:tab/>22, 181</text:p>
          <text:p text:style-name="P79">K</text:p>
          <text:p text:style-name="P78">Known Issues<text:tab/>11</text:p>
          <text:p text:style-name="P79">L</text:p>
          <text:p text:style-name="P78">Late Binding<text:tab/>46</text:p>
          <text:p text:style-name="P78">load"<text:tab/>184</text:p>
          <text:p text:style-name="P78">loop<text:tab/>22, 181</text:p>
          <text:p text:style-name="P79">M</text:p>
          <text:p text:style-name="P78">max<text:tab/>132</text:p>
          <text:p text:style-name="P78">max_float<text:tab/>99, 184</text:p>
          <text:p text:style-name="P78">Method Mapping<text:tab/>47</text:p>
          <text:p text:style-name="P78">Methods<text:tab/>46</text:p>
          <text:p text:style-name="P78">min<text:tab/>133</text:p>
          <text:p text:style-name="P78">min_float<text:tab/>100, 184</text:p>
          <text:p text:style-name="P78">mod<text:tab/>121</text:p>
          <text:p text:style-name="P78">Mutation<text:tab/>27</text:p>
          <text:p text:style-name="P79">N</text:p>
          <text:p text:style-name="P78">nan<text:tab/>100, 184</text:p>
          <text:p text:style-name="P78">neg<text:tab/>121</text:p>
          <text:p text:style-name="P78">nil<text:tab/>185</text:p>
          <text:p text:style-name="P78">nil&lt;&gt;<text:tab/>133</text:p>
          <text:p text:style-name="P78">nil=<text:tab/>133</text:p>
          <text:p text:style-name="P78">NilClass<text:tab/>59, 96</text:p>
          <text:p text:style-name="P78">nip<text:tab/>18, 185</text:p>
          <text:p text:style-name="P78">not<text:tab/>134</text:p>
          <text:p text:style-name="P78">Numeric<text:tab/>60, 98</text:p>
          <text:p text:style-name="P79">O</text:p>
          <text:p text:style-name="P78">Object<text:tab/>59, 122</text:p>
          <text:p text:style-name="P78">or<text:tab/>95</text:p>
          <text:p text:style-name="P78">OutStream<text:tab/>136</text:p>
          <text:p text:style-name="P78">over<text:tab/>18, 185</text:p>
          <text:p text:style-name="P79">P</text:p>
          <text:p text:style-name="P78">pause<text:tab/>185</text:p>
          <text:p text:style-name="P78">pi<text:tab/>100, 185</text:p>
          <text:p text:style-name="P78">pick<text:tab/>18, 186</text:p>
          <text:p text:style-name="P78">Polymorphism<text:tab/>46</text:p>
          <text:p text:style-name="P78">Procedure<text:tab/>141</text:p>
          <text:p text:style-name="P78">Prototypes<text:tab/>46</text:p>
          <text:p text:style-name="P79">Q</text:p>
          <text:p text:style-name="P78">Queue<text:tab/>143</text:p>
          <text:p text:style-name="P79">R</text:p>
          <text:p text:style-name="P78">Rake<text:tab/>10</text:p>
          <text:p text:style-name="P78">rational<text:tab/>186</text:p>
          <text:p text:style-name="P78">Rational<text:tab/>145</text:p>
          <text:p text:style-name="P78">Referencing<text:tab/>26</text:p>
          <text:p text:style-name="P78">repeat<text:tab/>24, 179</text:p>
          <text:p text:style-name="P78">rot<text:tab/>186</text:p>
          <text:p text:style-name="P78">Routing<text:tab/>52</text:p>
          <text:p text:style-name="P79">S</text:p>
          <text:p text:style-name="P78">Scoping<text:tab/>25</text:p>
          <text:p text:style-name="P78">self<text:tab/>57, 187</text:p>
          <text:p text:style-name="P78">space<text:tab/>187</text:p>
          <text:p text:style-name="P78">spaces<text:tab/>187</text:p>
          <text:p text:style-name="P78">Stack<text:tab/>146</text:p>
          <text:p text:style-name="P78">String<text:tab/>148</text:p>
          <text:p text:style-name="P78">super<text:tab/>75, 124, 170, 175</text:p>
          <text:p text:style-name="P78">swap<text:tab/>19, 187</text:p>
          <text:p text:style-name="P78">switch<text:tab/>20, 188</text:p>
          <text:p text:style-name="P78">SymbolMap<text:tab/>47</text:p>
          <text:p text:style-name="P79">T</text:p>
          <text:p text:style-name="P78">Testing<text:tab/>10</text:p>
          <text:p text:style-name="P78">Thanks<text:tab/>8</text:p>
          <text:p text:style-name="P78">then<text:tab/>20, 184</text:p>
          <text:p text:style-name="P78">Thread<text:tab/>165</text:p>
          <text:p text:style-name="P78">throw"<text:tab/>38, 189</text:p>
          <text:p text:style-name="P78">true<text:tab/>189</text:p>
          <text:p text:style-name="P78">TrueClass<text:tab/>59, 168</text:p>
          <text:p text:style-name="P78">try<text:tab/>34, 37, 189</text:p>
          <text:p text:style-name="P78">tuck<text:tab/>19, 191</text:p>
          <text:p text:style-name="P78">Typing<text:tab/>25</text:p>
          <text:p text:style-name="P79">U</text:p>
          <text:p text:style-name="P78">until<text:tab/>24, 178</text:p>
          <text:p text:style-name="P79">V</text:p>
          <text:p text:style-name="P78">v<text:tab/>67, 69</text:p>
          <text:p text:style-name="P78">val:<text:tab/>25, 75, 123, 170, 176</text:p>
          <text:p text:style-name="P78">val@:<text:tab/>26, 75, 123, 171, 176</text:p>
          <text:p text:style-name="P78">val#:<text:tab/>26, 191</text:p>
          <text:p text:style-name="P78">val$:<text:tab/>26, 191</text:p>
          <text:p text:style-name="P78">var:<text:tab/>25, 75, 123, 170, 176</text:p>
          <text:p text:style-name="P78">var@:<text:tab/>26, 76, 124, 171, 176</text:p>
          <text:p text:style-name="P78">var#:<text:tab/>26, 192</text:p>
          <text:p text:style-name="P78">var$:<text:tab/>26, 192</text:p>
          <text:p text:style-name="P78">VirtualMachine<text:tab/>169</text:p>
          <text:p text:style-name="P79">W</text:p>
          <text:p text:style-name="P78">while<text:tab/>178</text:p>
          <text:p text:style-name="P79">X</text:p>
          <text:p text:style-name="P78">x<text:tab/>62, 67, 69</text:p>
          <text:p text:style-name="P78"><text:soft-page-break/>xor<text:tab/>95</text:p>
          <text:p text:style-name="P79">^</text:p>
          <text:p text:style-name="P78">^^<text:tab/>83, 96, 131</text:p>
          <text:p text:style-name="P79">-</text:p>
          <text:p text:style-name="P78">-<text:tab/>102</text:p>
          <text:p text:style-name="P78">-&gt;<text:tab/>85</text:p>
          <text:p text:style-name="P78">-i<text:tab/>22, 181</text:p>
          <text:p text:style-name="P78">-infinity<text:tab/>98</text:p>
          <text:p text:style-name="P78">-j<text:tab/>22, 181</text:p>
          <text:p text:style-name="P79">;</text:p>
          <text:p text:style-name="P78">;<text:tab/>76, 124, 171, 176</text:p>
          <text:p text:style-name="P79">:</text:p>
          <text:p text:style-name="P78">:<text:tab/>54, 175</text:p>
          <text:p text:style-name="P79">!</text:p>
          <text:p text:style-name="P78">!<text:tab/>64</text:p>
          <text:p text:style-name="P78">!:<text:tab/>170</text:p>
          <text:p text:style-name="P79">?</text:p>
          <text:p text:style-name="P78">?"<text:tab/>35, 37, 190</text:p>
          <text:p text:style-name="P78">?break<text:tab/>188</text:p>
          <text:p text:style-name="P78">?dup<text:tab/>177</text:p>
          <text:p text:style-name="P79">.</text:p>
          <text:p text:style-name="P78">.<text:tab/>122, 138</text:p>
          <text:p text:style-name="P78">.-left<text:tab/>65, 154</text:p>
          <text:p text:style-name="P78">.-mid<text:tab/>66, 154</text:p>
          <text:p text:style-name="P78">.-midlr<text:tab/>66, 154</text:p>
          <text:p text:style-name="P78">.-right<text:tab/>66, 155</text:p>
          <text:p text:style-name="P78">.:<text:tab/>54, 74, 171</text:p>
          <text:p text:style-name="P78">.::<text:tab/>54, 123, 172</text:p>
          <text:p text:style-name="P78">."<text:tab/>152</text:p>
          <text:p text:style-name="P78">.[]!<text:tab/>66, 86</text:p>
          <text:p text:style-name="P78">.[]@<text:tab/>67, 86</text:p>
          <text:p text:style-name="P78">.+left<text:tab/>64, 153</text:p>
          <text:p text:style-name="P78">.+mid<text:tab/>65, 153</text:p>
          <text:p text:style-name="P78">.+midlr<text:tab/>65, 153</text:p>
          <text:p text:style-name="P78">.+right<text:tab/>65, 154</text:p>
          <text:p text:style-name="P78">.1/x<text:tab/>102</text:p>
          <text:p text:style-name="P78">.10**<text:tab/>102</text:p>
          <text:p text:style-name="P78">.2**<text:tab/>103</text:p>
          <text:p text:style-name="P78">.abs<text:tab/>103</text:p>
          <text:p text:style-name="P78">.acos<text:tab/>103</text:p>
          <text:p text:style-name="P78">.acosh<text:tab/>104</text:p>
          <text:p text:style-name="P78">.angle<text:tab/>104</text:p>
          <text:p text:style-name="P78">.append<text:tab/>136</text:p>
          <text:p text:style-name="P78">.append{<text:tab/>137, 172</text:p>
          <text:p text:style-name="P78">.asin<text:tab/>104</text:p>
          <text:p text:style-name="P78">.asinh<text:tab/>105</text:p>
          <text:p text:style-name="P78">.atan<text:tab/>105</text:p>
          <text:p text:style-name="P78">.atan2<text:tab/>105</text:p>
          <text:p text:style-name="P78">.atanh<text:tab/>106</text:p>
          <text:p text:style-name="P78">.c2p<text:tab/>106</text:p>
          <text:p text:style-name="P78">.call<text:tab/>141, 155</text:p>
          <text:p text:style-name="P78">.cbrt<text:tab/>80, 106</text:p>
          <text:p text:style-name="P78">.ceil<text:tab/>106</text:p>
          <text:p text:style-name="P78">.cjust<text:tab/>155</text:p>
          <text:p text:style-name="P78">.class<text:tab/>124</text:p>
          <text:p text:style-name="P78">.clear<text:tab/>143, 146</text:p>
          <text:p text:style-name="P78">.clone<text:tab/>29, 125</text:p>
          <text:p text:style-name="P78">.clone_exclude<text:tab/>31, 125</text:p>
          <text:p text:style-name="P78">.close<text:tab/>89, 138</text:p>
          <text:p text:style-name="P78">.conjugate<text:tab/>107</text:p>
          <text:p text:style-name="P78">.contains?<text:tab/>155</text:p>
          <text:p text:style-name="P78">.copy<text:tab/>29, 125</text:p>
          <text:p text:style-name="P78">.cos<text:tab/>107</text:p>
          <text:p text:style-name="P78">.cosh<text:tab/>107</text:p>
          <text:p text:style-name="P78">.cr<text:tab/>138</text:p>
          <text:p text:style-name="P78">.create<text:tab/>137</text:p>
          <text:p text:style-name="P78">.create{<text:tab/>137, 172</text:p>
          <text:p text:style-name="P78">.cube<text:tab/>107</text:p>
          <text:p text:style-name="P78">.current<text:tab/>165</text:p>
          <text:p text:style-name="P78">.d2r<text:tab/>108</text:p>
          <text:p text:style-name="P78">.denominator<text:tab/>108</text:p>
          <text:p text:style-name="P78">.e**<text:tab/>80, 108</text:p>
          <text:p text:style-name="P78">.each{<text:tab/>67, 172</text:p>
          <text:p text:style-name="P78">.emit<text:tab/>108, 138, 156</text:p>
          <text:p text:style-name="P78">.empty?<text:tab/>143, 146</text:p>
          <text:p text:style-name="P78">.eval<text:tab/>156</text:p>
          <text:p text:style-name="P78">.even?<text:tab/>92</text:p>
          <text:p text:style-name="P78">.floor<text:tab/>109</text:p>
          <text:p text:style-name="P78">.fmt<text:tab/>156</text:p>
          <text:p text:style-name="P78">.fmt"<text:tab/>156</text:p>
          <text:p text:style-name="P78">.gcd<text:tab/>92</text:p>
          <text:p text:style-name="P78">.get_all<text:tab/>88</text:p>
          <text:p text:style-name="P78">.getc<text:tab/>90</text:p>
          <text:p text:style-name="P78">.gets<text:tab/>90</text:p>
          <text:p text:style-name="P78">.hypot<text:tab/>109</text:p>
          <text:p text:style-name="P78">.imaginary<text:tab/>109</text:p>
          <text:p text:style-name="P78">.init<text:tab/>26, 126</text:p>
          <text:p text:style-name="P78">.is_class?<text:tab/>76, 126</text:p>
          <text:p text:style-name="P78">.keys<text:tab/>86</text:p>
          <text:p text:style-name="P78">.lcm<text:tab/>92</text:p>
          <text:p text:style-name="P78">.left<text:tab/>68, 157</text:p>
          <text:p text:style-name="P78">.left?<text:tab/>157</text:p>
          <text:p text:style-name="P78">.length<text:tab/>68, 143, 146, 157</text:p>
          <text:p text:style-name="P78">.lines<text:tab/>157</text:p>
          <text:p text:style-name="P78">.list<text:tab/>165</text:p>
          <text:p text:style-name="P78">.ljust<text:tab/>158</text:p>
          <text:p text:style-name="P78">.ln<text:tab/>109</text:p>
          <text:p text:style-name="P78">.load<text:tab/>158</text:p>
          <text:p text:style-name="P78">.log10<text:tab/>110</text:p>
          <text:p text:style-name="P78">.log2<text:tab/>110</text:p>
          <text:p text:style-name="P78">.lstrip<text:tab/>158</text:p>
          <text:p text:style-name="P78">.magnitude<text:tab/>110</text:p>
          <text:p text:style-name="P78">.main<text:tab/>166</text:p>
          <text:p text:style-name="P78">.map{<text:tab/>68, 173</text:p>
          <text:p text:style-name="P78">.max<text:tab/>69</text:p>
          <text:p text:style-name="P78">.mid<text:tab/>70, 158</text:p>
          <text:p text:style-name="P78">.mid?<text:tab/>159</text:p>
          <text:p text:style-name="P78">.midlr<text:tab/>70, 159</text:p>
          <text:p text:style-name="P78">.min<text:tab/>70</text:p>
          <text:p text:style-name="P78">.name<text:tab/>126</text:p>
          <text:p text:style-name="P78">.new<text:tab/>62, 76</text:p>
          <text:p text:style-name="P78">.new_size<text:tab/>63</text:p>
          <text:p text:style-name="P78">.new_value<text:tab/>63</text:p>
          <text:p text:style-name="P78">.new_values<text:tab/>63</text:p>
          <text:p text:style-name="P78">.new{<text:tab/>62, 173</text:p>
          <text:p text:style-name="P78">.numerator<text:tab/>111</text:p>
          <text:p text:style-name="P78">.odd?<text:tab/>92</text:p>
          <text:p text:style-name="P78">.open<text:tab/>89</text:p>
          <text:p text:style-name="P78">.open{<text:tab/>89, 173</text:p>
          <text:p text:style-name="P78">.p2c<text:tab/>111</text:p>
          <text:p text:style-name="P78">.parent_class<text:tab/>77</text:p>
          <text:p text:style-name="P78">.peek<text:tab/>147</text:p>
          <text:p text:style-name="P78">.pend<text:tab/>144</text:p>
          <text:p text:style-name="P78">.polar<text:tab/>111</text:p>
          <text:p text:style-name="P78">.pop<text:tab/>144, 147</text:p>
          <text:p text:style-name="P78">.posn<text:tab/>159</text:p>
          <text:p text:style-name="P78">.pp<text:tab/>71, 87</text:p>
          <text:p text:style-name="P78">.push<text:tab/>144, 147</text:p>
          <text:p text:style-name="P78">.r2d<text:tab/>112</text:p>
          <text:p text:style-name="P78">.real<text:tab/>112</text:p>
          <text:p text:style-name="P78">.reverse<text:tab/>71, 160</text:p>
          <text:p text:style-name="P78">.right<text:tab/>71, 160</text:p>
          <text:p text:style-name="P78">.right?<text:tab/>160</text:p>
          <text:p text:style-name="P78">.rjust<text:tab/>160</text:p>
          <text:p text:style-name="P78">.round<text:tab/>112</text:p>
          <text:p text:style-name="P78">.rstrip<text:tab/>161</text:p>
          <text:p text:style-name="P78">.select{<text:tab/>174</text:p>
          <text:p text:style-name="P78">.shuffle<text:tab/>71</text:p>
          <text:p text:style-name="P78">.sin<text:tab/>112</text:p>
          <text:p text:style-name="P78">.sinh<text:tab/>113</text:p>
          <text:p text:style-name="P78">.sleep<text:tab/>113</text:p>
          <text:p text:style-name="P78">.sort<text:tab/>72</text:p>
          <text:p text:style-name="P78">.space<text:tab/>139</text:p>
          <text:p text:style-name="P78">.spaces<text:tab/>139</text:p>
          <text:p text:style-name="P78">.split<text:tab/>80, 145, 161</text:p>
          <text:p text:style-name="P78">.sqr<text:tab/>113</text:p>
          <text:p text:style-name="P78">.sqrt<text:tab/>80, 114</text:p>
          <text:p text:style-name="P78">.start<text:tab/>142, 174</text:p>
          <text:p text:style-name="P78">.strip<text:tab/>161</text:p>
          <text:p text:style-name="P78">.strlen<text:tab/>127</text:p>
          <text:p text:style-name="P78">.strmax<text:tab/>72</text:p>
          <text:p text:style-name="P78">.strmax2<text:tab/>87</text:p>
          <text:p text:style-name="P78">.subclass:<text:tab/>77</text:p>
          <text:p text:style-name="P78">.tan<text:tab/>114</text:p>
          <text:p text:style-name="P78">.tanh<text:tab/>114</text:p>
          <text:p text:style-name="P78">.throw<text:tab/>38, 161</text:p>
          <text:p text:style-name="P78">.to_f<text:tab/>127</text:p>
          <text:p text:style-name="P78">.to_f!<text:tab/>127</text:p>
          <text:p text:style-name="P78">.to_i<text:tab/>127</text:p>
          <text:p text:style-name="P78">.to_i!<text:tab/>128</text:p>
          <text:p text:style-name="P78">.to_lower<text:tab/>162</text:p>
          <text:p text:style-name="P78">.to_n<text:tab/>128</text:p>
          <text:p text:style-name="P78">.to_n!<text:tab/>128</text:p>
          <text:p text:style-name="P78">.to_r<text:tab/>129</text:p>
          <text:p text:style-name="P78">.to_r!<text:tab/>129</text:p>
          <text:p text:style-name="P78">.to_s<text:tab/>77, 129, 174</text:p>
          <text:p text:style-name="P78">.to_upper<text:tab/>162</text:p>
          <text:p text:style-name="P78">.to_x<text:tab/>130</text:p>
          <text:p text:style-name="P78">.to_x!<text:tab/>130</text:p>
          <text:p text:style-name="P78">.values<text:tab/>87</text:p>
          <text:p text:style-name="P78">.vm<text:tab/>166</text:p>
          <text:p text:style-name="P78"><text:soft-page-break/>.vm_name<text:tab/>174</text:p>
          <text:p text:style-name="P78">.with{<text:tab/>58, 175</text:p>
          <text:p text:style-name="P79">"</text:p>
          <text:p text:style-name="P78">"<text:tab/>171</text:p>
          <text:p text:style-name="P79">)</text:p>
          <text:p text:style-name="P78">)context<text:tab/>49</text:p>
          <text:p text:style-name="P78">)context!<text:tab/>49</text:p>
          <text:p text:style-name="P78">)entries<text:tab/>198</text:p>
          <text:p text:style-name="P78">)methods<text:tab/>78, 134</text:p>
          <text:p text:style-name="P78">)stubs<text:tab/>78</text:p>
          <text:p text:style-name="P78">)vm<text:tab/>51</text:p>
          <text:p text:style-name="P78">)vm!<text:tab/>51</text:p>
          <text:p text:style-name="P79">[</text:p>
          <text:p text:style-name="P78">[<text:tab/>177</text:p>
          <text:p text:style-name="P79">{</text:p>
          <text:p text:style-name="P78">{<text:tab/>85</text:p>
          <text:p text:style-name="P79">}</text:p>
          <text:p text:style-name="P78">}<text:tab/>63, 67, 69, 85</text:p>
          <text:p text:style-name="P79">@</text:p>
          <text:p text:style-name="P78">@<text:tab/>73</text:p>
          <text:p text:style-name="P79">*</text:p>
          <text:p text:style-name="P78">*<text:tab/>101, 152</text:p>
          <text:p text:style-name="P78">**<text:tab/>101</text:p>
          <text:p text:style-name="P79">/</text:p>
          <text:p text:style-name="P78">/<text:tab/>115</text:p>
          <text:p text:style-name="P79">&amp;</text:p>
          <text:p text:style-name="P78">&amp;&amp;<text:tab/>82, 96, 122</text:p>
          <text:p text:style-name="P79">+</text:p>
          <text:p text:style-name="P78">+<text:tab/>64, 101, 152</text:p>
          <text:p text:style-name="P78">+loop<text:tab/>22, 182</text:p>
          <text:p text:style-name="P79">&lt;</text:p>
          <text:p text:style-name="P78">&lt;<text:tab/>119, 162</text:p>
          <text:p text:style-name="P78">&lt;&lt;<text:tab/>72, 94, 163</text:p>
          <text:p text:style-name="P78">&lt;=<text:tab/>119, 163</text:p>
          <text:p text:style-name="P78">&lt;=&gt;<text:tab/>120, 163</text:p>
          <text:p text:style-name="P78">&lt;&gt;<text:tab/>131</text:p>
          <text:p text:style-name="P79">=</text:p>
          <text:p text:style-name="P78">=<text:tab/>131</text:p>
          <text:p text:style-name="P79">&gt;</text:p>
          <text:p text:style-name="P78">&gt;<text:tab/>120, 164</text:p>
          <text:p text:style-name="P78">&gt;=<text:tab/>120, 164</text:p>
          <text:p text:style-name="P78">&gt;&gt;<text:tab/>94</text:p>
          <text:p text:style-name="P79">|</text:p>
          <text:p text:style-name="P78">||<text:tab/>83, 97, 134</text:p>
          <text:p text:style-name="P79">~</text:p>
          <text:p text:style-name="P78">~<text:tab/>139</text:p>
          <text:p text:style-name="P78">~"<text:tab/>139</text:p>
          <text:p text:style-name="P78">~cr<text:tab/>140</text:p>
          <text:p text:style-name="P78">~emit<text:tab/>140</text:p>
          <text:p text:style-name="P78">~getc<text:tab/>90</text:p>
          <text:p text:style-name="P78">~gets<text:tab/>90</text:p>
          <text:p text:style-name="P78">~space<text:tab/>140</text:p>
          <text:p text:style-name="P78">~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475760"/></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0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3H37M10S</meta:editing-duration>
    <meta:editing-cycles>2651</meta:editing-cycles>
    <meta:generator>OpenOffice/4.1.1$Win32 OpenOffice.org_project/411m6$Build-9775</meta:generator>
    <dc:date>2015-05-08T21:05:54.11</dc:date>
    <dc:creator>Peter Camilleri</dc:creator>
    <meta:printed-by>Peter Camilleri</meta:printed-by>
    <meta:print-date>2015-05-03T14:38:38.15</meta:print-date>
    <meta:document-statistic meta:table-count="450" meta:image-count="0" meta:object-count="0" meta:page-count="204" meta:paragraph-count="6665" meta:word-count="37112" meta:character-count="214474"/>
    <meta:template xlink:type="simple" xlink:actuate="onRequest" xlink:title="MyDefault" xlink:href="../../../../OpenOffice.org/3/user/template/MyDefault.ott" meta:date="2014-06-26T22:09:00.24"/>
  </office:meta>
</office:document-meta>
</file>